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.141cm" style:writing-mode="lr-tb"/>
    </style:style>
    <style:style style:name="T1_1" style:family="text"/>
    <style:style style:name="T1_2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3" style:family="text"/>
    <style:style style:name="T1_4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5" style:family="text"/>
    <style:style style:name="T1_6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7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8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9" style:family="text"/>
    <style:style style:name="T1_10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1" style:family="text"/>
    <style:style style:name="T1_12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3" style:family="text"/>
    <style:style style:name="T1_14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5" style:family="text"/>
    <style:style style:name="T1_16" style:family="text">
      <style:text-properties fo:font-style="italic" style:font-style-asian="italic" style:font-style-complex="italic" fo:color="#1155cc" style:font-name="Trebuchet MS" style:font-name-asian="Trebuchet MS" style:font-name-complex="Trebuchet MS" style:text-underline-style="solid" style:text-underline-color="font-color"/>
    </style:style>
    <style:style style:name="T1_17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18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T1_19" style:family="text"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P2" style:family="paragraph" style:parent-style-name="Standard">
      <style:paragraph-properties fo:break-before="auto" fo:text-indent="0cm" fo:line-height="115%" fo:margin-left="0.141cm" style:writing-mode="lr-tb"/>
      <style:text-properties fo:color="#666666" style:font-name="Trebuchet MS" style:font-name-asian="Trebuchet MS" style:font-name-complex="Trebuchet MS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line-height="115%" fo:margin-left="0.141cm" style:writing-mode="lr-tb"/>
    </style:style>
    <style:style style:name="T3_1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2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3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4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5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6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3_7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text-indent="0cm" fo:line-height="115%" fo:margin-left="0.141cm" style:writing-mode="lr-tb"/>
    </style:style>
    <style:style style:name="T4_1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2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T4_3" style:family="text">
      <style:text-properties fo:color="#666666"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text-indent="0cm" fo:line-height="115%" fo:margin-left="0.141cm" style:writing-mode="lr-tb"/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T6_12" style:family="text">
      <style:text-properties fo:font-size="18pt" style:font-size-asian="18pt" style:font-size-complex="18pt"/>
    </style:style>
    <style:style style:name="T6_13" style:family="text">
      <style:text-properties fo:font-size="18pt" style:font-size-asian="18pt" style:font-size-complex="18pt"/>
    </style:style>
    <style:style style:name="T6_14" style:family="text">
      <style:text-properties fo:font-size="18pt" style:font-size-asian="18pt" style:font-size-complex="18pt"/>
    </style:style>
    <style:style style:name="T6_15" style:family="text">
      <style:text-properties fo:font-size="18pt" style:font-size-asian="18pt" style:font-size-complex="18pt"/>
    </style:style>
    <style:style style:name="T6_16" style:family="text">
      <style:text-properties fo:font-size="18pt" style:font-size-asian="18pt" style:font-size-complex="18pt"/>
    </style:style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>
      <style:text-properties fo:color="#1155cc" style:text-underline-style="solid" style:text-underline-color="font-color"/>
    </style:style>
    <style:style style:name="T6_35" style:family="text"/>
    <style:style style:name="T6_36" style:family="text">
      <style:text-properties fo:color="#1155cc" style:text-underline-style="solid" style:text-underline-color="font-color"/>
    </style:style>
    <style:style style:name="T6_37" style:family="text"/>
    <style:style style:name="T6_38" style:family="text">
      <style:text-properties fo:color="#1155cc" style:text-underline-style="solid" style:text-underline-color="font-color"/>
    </style:style>
    <style:style style:name="T6_39" style:family="text"/>
    <style:style style:name="T6_40" style:family="text">
      <style:text-properties fo:color="#1155cc" style:text-underline-style="solid" style:text-underline-color="font-color"/>
    </style:style>
    <style:style style:name="T6_41" style:family="text"/>
    <style:style style:name="T6_42" style:family="text">
      <style:text-properties fo:color="#1155cc" style:text-underline-style="solid" style:text-underline-color="font-color"/>
    </style:style>
    <style:style style:name="T6_43" style:family="text"/>
    <style:style style:name="T6_44" style:family="text">
      <style:text-properties fo:color="#1155cc" style:text-underline-style="solid" style:text-underline-color="font-color"/>
    </style:style>
    <style:style style:name="T6_45" style:family="text"/>
    <style:style style:name="T6_46" style:family="text">
      <style:text-properties fo:color="#1155cc" style:text-underline-style="solid" style:text-underline-color="font-color"/>
    </style:style>
    <style:style style:name="T6_47" style:family="text"/>
    <style:style style:name="T6_48" style:family="text">
      <style:text-properties fo:color="#1155cc" style:text-underline-style="solid" style:text-underline-color="font-color"/>
    </style:style>
    <style:style style:name="T6_49" style:family="text"/>
    <style:style style:name="T6_50" style:family="text">
      <style:text-properties fo:color="#1155cc" style:text-underline-style="solid" style:text-underline-color="font-color"/>
    </style:style>
    <style:style style:name="T6_51" style:family="text"/>
    <style:style style:name="T6_52" style:family="text">
      <style:text-properties fo:color="#1155cc" style:text-underline-style="solid" style:text-underline-color="font-color"/>
    </style:style>
    <style:style style:name="T6_53" style:family="text"/>
    <style:style style:name="T6_54" style:family="text">
      <style:text-properties fo:color="#1155cc" style:text-underline-style="solid" style:text-underline-color="font-color"/>
    </style:style>
    <style:style style:name="T6_55" style:family="text"/>
    <style:style style:name="T6_56" style:family="text">
      <style:text-properties fo:color="#1155cc" style:text-underline-style="solid" style:text-underline-color="font-color"/>
    </style:style>
    <style:style style:name="T6_57" style:family="text"/>
    <style:style style:name="T6_58" style:family="text">
      <style:text-properties fo:color="#1155cc" style:text-underline-style="solid" style:text-underline-color="font-color"/>
    </style:style>
    <style:style style:name="T6_59" style:family="text"/>
    <style:style style:name="T6_60" style:family="text">
      <style:text-properties fo:color="#1155cc" style:text-underline-style="solid" style:text-underline-color="font-color"/>
    </style:style>
    <style:style style:name="T6_61" style:family="text"/>
    <style:style style:name="T6_62" style:family="text">
      <style:text-properties fo:color="#1155cc" style:text-underline-style="solid" style:text-underline-color="font-color"/>
    </style:style>
    <style:style style:name="T6_63" style:family="text"/>
    <style:style style:name="T6_64" style:family="text">
      <style:text-properties fo:color="#1155cc" style:text-underline-style="solid" style:text-underline-color="font-color"/>
    </style:style>
    <style:style style:name="T6_65" style:family="text"/>
    <style:style style:name="T6_66" style:family="text">
      <style:text-properties fo:color="#1155cc" style:text-underline-style="solid" style:text-underline-color="font-color"/>
    </style:style>
    <style:style style:name="T6_67" style:family="text"/>
    <style:style style:name="T6_68" style:family="text">
      <style:text-properties fo:color="#1155cc" style:text-underline-style="solid" style:text-underline-color="font-color"/>
    </style:style>
    <style:style style:name="T6_69" style:family="text"/>
    <style:style style:name="T6_70" style:family="text">
      <style:text-properties fo:color="#1155cc" style:text-underline-style="solid" style:text-underline-color="font-color"/>
    </style:style>
    <style:style style:name="T6_71" style:family="text"/>
    <style:style style:name="T6_72" style:family="text">
      <style:text-properties fo:color="#1155cc" style:text-underline-style="solid" style:text-underline-color="font-color"/>
    </style:style>
    <style:style style:name="T6_73" style:family="text"/>
    <style:style style:name="T6_74" style:family="text">
      <style:text-properties fo:color="#1155cc" style:text-underline-style="solid" style:text-underline-color="font-color"/>
    </style:style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ize="18pt" style:font-size-asian="18pt" style:font-size-complex="18pt"/>
    </style:style>
    <style:style style:name="T7_2" style:family="text">
      <style:text-properties fo:font-size="18pt" style:font-size-asian="18pt" style:font-size-complex="18pt"/>
    </style:style>
    <style:style style:name="T7_3" style:family="text">
      <style:text-properties fo:font-size="18pt" style:font-size-asian="18pt" style:font-size-complex="18pt"/>
    </style:style>
    <style:style style:name="T7_4" style:family="text">
      <style:text-properties fo:font-size="18pt" style:font-size-asian="18pt" style:font-size-complex="18pt"/>
    </style:style>
    <style:style style:name="T7_5" style:family="text">
      <style:text-properties fo:font-size="18pt" style:font-size-asian="18pt" style:font-size-complex="18pt"/>
    </style:style>
    <style:style style:name="T7_6" style:family="text">
      <style:text-properties fo:font-size="18pt" style:font-size-asian="18pt" style:font-size-complex="18pt"/>
    </style:style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>
      <style:text-properties fo:font-size="18pt" style:font-size-asian="18pt" style:font-size-complex="18pt"/>
    </style:style>
    <style:style style:name="T7_31" style:family="text">
      <style:text-properties fo:font-size="10pt" style:font-size-asian="10pt" style:font-size-complex="10pt"/>
    </style:style>
    <style:style style:name="T7_32" style:family="text"/>
    <style:style style:name="T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7_34" style:family="text"/>
    <style:style style:name="T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7_36" style:family="text"/>
    <style:style style:name="T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7_38" style:family="text"/>
    <style:style style:name="T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7_40" style:family="text"/>
    <style:style style:name="T7_41" style:family="text">
      <style:text-properties fo:color="#1155cc" fo:font-size="10pt" style:font-size-asian="10pt" style:font-size-complex="10pt" style:text-underline-style="solid" style:text-underline-color="font-color"/>
    </style:style>
    <style:style style:name="T7_42" style:family="text"/>
    <style:style style:name="T7_43" style:family="text">
      <style:text-properties fo:color="#1155cc" fo:font-size="10pt" style:font-size-asian="10pt" style:font-size-complex="10pt" style:text-underline-style="solid" style:text-underline-color="font-color"/>
    </style:style>
    <style:style style:name="T7_44" style:family="text"/>
    <style:style style:name="T7_45" style:family="text">
      <style:text-properties fo:color="#1155cc" fo:font-size="10pt" style:font-size-asian="10pt" style:font-size-complex="10pt" style:text-underline-style="solid" style:text-underline-color="font-color"/>
    </style:style>
    <style:style style:name="T7_46" style:family="text"/>
    <style:style style:name="T7_47" style:family="text">
      <style:text-properties fo:color="#1155cc" fo:font-size="10pt" style:font-size-asian="10pt" style:font-size-complex="10pt" style:text-underline-style="solid" style:text-underline-color="font-color"/>
    </style:style>
    <style:style style:name="T7_48" style:family="text"/>
    <style:style style:name="T7_49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0" style:family="text"/>
    <style:style style:name="T7_51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2" style:family="text"/>
    <style:style style:name="T7_53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4" style:family="text"/>
    <style:style style:name="T7_55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6" style:family="text"/>
    <style:style style:name="T7_57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8" style:family="text"/>
    <style:style style:name="T7_59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0" style:family="text"/>
    <style:style style:name="T7_61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2" style:family="text"/>
    <style:style style:name="T7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4" style:family="text"/>
    <style:style style:name="T7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6" style:family="text"/>
    <style:style style:name="T7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7_68" style:family="text"/>
    <style:style style:name="T7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0" style:family="text"/>
    <style:style style:name="T7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2" style:family="text"/>
    <style:style style:name="T7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4" style:family="text"/>
    <style:style style:name="T7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6" style:family="text"/>
    <style:style style:name="T7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8" style:family="text"/>
    <style:style style:name="T7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7_80" style:family="text"/>
    <style:style style:name="T7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7_82" style:family="text"/>
    <style:style style:name="T7_83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ize="18pt" style:font-size-asian="18pt" style:font-size-complex="18pt"/>
    </style:style>
    <style:style style:name="T10_2" style:family="text">
      <style:text-properties fo:font-size="18pt" style:font-size-asian="18pt" style:font-size-complex="18pt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9pt" style:font-size-asian="9pt" style:font-size-complex="9pt"/>
    </style:style>
    <style:style style:name="T11_25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P13" style:family="paragraph" style:parent-style-name="Standard">
      <style:paragraph-properties fo:break-before="auto" fo:text-indent="0cm" fo:line-height="115%" fo:margin-left="1.244cm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break-before="auto" fo:text-indent="0cm" fo:line-height="115%" fo:margin-left="2.54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font-weight="bold" style:font-weight-asian="bold" style:font-weight-complex="bold"/>
    </style:style>
    <style:style style:name="T14_18" style:family="text">
      <style:text-properties fo:font-weight="bold" style:font-weight-asian="bold" style:font-weight-complex="bold"/>
    </style:style>
    <style:style style:name="T14_19" style:family="text">
      <style:text-properties fo:font-weight="bold" style:font-weight-asian="bold" style:font-weight-complex="bold"/>
    </style:style>
    <style:style style:name="T14_20" style:family="text">
      <style:text-properties fo:font-weight="bold" style:font-weight-asian="bold" style:font-weight-complex="bold"/>
    </style:style>
    <style:style style:name="T14_21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text-indent="1.27cm" fo:line-height="115%" fo:margin-left="2.54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>
      <style:text-properties fo:font-weight="bold" style:font-weight-asian="bold" style:font-weight-complex="bold"/>
    </style:style>
    <style:style style:name="T15_14" style:family="text">
      <style:text-properties fo:font-weight="bold" style:font-weight-asian="bold" style:font-weight-complex="bold"/>
    </style:style>
    <style:style style:name="T15_15" style:family="text">
      <style:text-properties fo:font-weight="bold" style:font-weight-asian="bold" style:font-weight-complex="bold"/>
    </style:style>
    <style:style style:name="T15_16" style:family="text">
      <style:text-properties fo:font-weight="bold" style:font-weight-asian="bold" style:font-weight-complex="bold"/>
    </style:style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text-indent="1.27cm" fo:line-height="115%" fo:margin-left="2.54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15%" fo:margin-left="2.54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>
      <style:text-properties fo:font-weight="bold" style:font-weight-asian="bold" style:font-weight-complex="bold"/>
    </style:style>
    <style:style style:name="T17_22" style:family="text">
      <style:text-properties fo:font-weight="bold" style:font-weight-asian="bold" style:font-weight-complex="bold"/>
    </style:style>
    <style:style style:name="T17_23" style:family="text">
      <style:text-properties fo:font-weight="bold" style:font-weight-asian="bold" style:font-weight-complex="bold"/>
    </style:style>
    <style:style style:name="T17_24" style:family="text">
      <style:text-properties fo:font-weight="bold" style:font-weight-asian="bold" style:font-weight-complex="bold"/>
    </style:style>
    <style:style style:name="T17_25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font-size="12pt" style:font-size-asian="12pt" style:font-size-complex="12pt" style:text-underline-style="solid" style:text-underline-color="font-color"/>
    </style:style>
    <style:style style:name="T19_3" style:family="text">
      <style:text-properties fo:font-size="12pt" style:font-size-asian="12pt" style:font-size-complex="12pt" style:text-underline-style="solid" style:text-underline-color="font-color"/>
    </style:style>
    <style:style style:name="T19_4" style:family="text">
      <style:text-properties fo:font-size="12pt" style:font-size-asian="12pt" style:font-size-complex="12pt" style:text-underline-style="solid" style:text-underline-color="font-color"/>
    </style:style>
    <style:style style:name="T19_5" style:family="text">
      <style:text-properties fo:font-size="12pt" style:font-size-asian="12pt" style:font-size-complex="12pt" style:text-underline-style="solid" style:text-underline-color="font-color"/>
    </style:style>
    <style:style style:name="T19_6" style:family="text">
      <style:text-properties fo:font-size="12pt" style:font-size-asian="12pt" style:font-size-complex="12pt" style:text-underline-style="solid" style:text-underline-color="font-color"/>
    </style:style>
    <style:style style:name="T19_7" style:family="text">
      <style:text-properties fo:font-size="12pt" style:font-size-asian="12pt" style:font-size-complex="12pt" style:text-underline-style="solid" style:text-underline-color="font-color"/>
    </style:style>
    <style:style style:name="T19_8" style:family="text">
      <style:text-properties fo:font-size="12pt" style:font-size-asian="12pt" style:font-size-complex="12pt" style:text-underline-style="solid" style:text-underline-color="font-color"/>
    </style:style>
    <style:style style:name="T19_9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2cc"/>
    </style:style>
    <style:style style:name="T21_2" style:family="text">
      <style:text-properties fo:background-color="#fff2cc"/>
    </style:style>
    <style:style style:name="T21_3" style:family="text">
      <style:text-properties fo:background-color="#fff2cc"/>
    </style:style>
    <style:style style:name="T21_4" style:family="text">
      <style:text-properties fo:background-color="#fff2cc"/>
    </style:style>
    <style:style style:name="T21_5" style:family="text">
      <style:text-properties fo:background-color="#fff2cc"/>
    </style:style>
    <style:style style:name="T21_6" style:family="text">
      <style:text-properties fo:background-color="#fff2cc"/>
    </style:style>
    <style:style style:name="T21_7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2cc"/>
    </style:style>
    <style:style style:name="T22_2" style:family="text">
      <style:text-properties fo:background-color="#fff2cc"/>
    </style:style>
    <style:style style:name="T22_3" style:family="text">
      <style:text-properties fo:background-color="#fff2cc"/>
    </style:style>
    <style:style style:name="T22_4" style:family="text">
      <style:text-properties fo:background-color="#fff2cc"/>
    </style:style>
    <style:style style:name="T22_5" style:family="text">
      <style:text-properties fo:background-color="#fff2cc"/>
    </style:style>
    <style:style style:name="T22_6" style:family="text">
      <style:text-properties fo:background-color="#fff2cc"/>
    </style:style>
    <style:style style:name="T22_7" style:family="text">
      <style:text-properties fo:background-color="#fff2cc"/>
    </style:style>
    <style:style style:name="T22_8" style:family="text">
      <style:text-properties fo:background-color="#fff2cc"/>
    </style:style>
    <style:style style:name="T22_9" style:family="text">
      <style:text-properties fo:background-color="#fff2cc"/>
    </style:style>
    <style:style style:name="T22_10" style:family="text">
      <style:text-properties fo:background-color="#fff2cc"/>
    </style:style>
    <style:style style:name="T22_11" style:family="text">
      <style:text-properties fo:background-color="#fff2cc"/>
    </style:style>
    <style:style style:name="T22_12" style:family="text">
      <style:text-properties fo:background-color="#fff2cc"/>
    </style:style>
    <style:style style:name="T22_13" style:family="text">
      <style:text-properties fo:background-color="#fff2cc"/>
    </style:style>
    <style:style style:name="T22_14" style:family="text">
      <style:text-properties fo:background-color="#fff2cc"/>
    </style:style>
    <style:style style:name="T22_15" style:family="text">
      <style:text-properties fo:background-color="#fff2cc"/>
    </style:style>
    <style:style style:name="T22_16" style:family="text">
      <style:text-properties fo:background-color="#fff2cc"/>
    </style:style>
    <style:style style:name="T22_17" style:family="text">
      <style:text-properties fo:background-color="#fff2cc"/>
    </style:style>
    <style:style style:name="T22_18" style:family="text">
      <style:text-properties fo:background-color="#fff2cc"/>
    </style:style>
    <style:style style:name="T22_19" style:family="text">
      <style:text-properties fo:background-color="#fff2cc"/>
    </style:style>
    <style:style style:name="T22_20" style:family="text">
      <style:text-properties fo:background-color="#fff2cc"/>
    </style:style>
    <style:style style:name="T22_21" style:family="text">
      <style:text-properties fo:background-color="#fff2cc"/>
    </style:style>
    <style:style style:name="T22_22" style:family="text">
      <style:text-properties fo:background-color="#fff2cc"/>
    </style:style>
    <style:style style:name="T22_23" style:family="text">
      <style:text-properties fo:background-color="#fff2cc"/>
    </style:style>
    <style:style style:name="T22_24" style:family="text">
      <style:text-properties fo:background-color="#fff2cc"/>
    </style:style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2cc"/>
    </style:style>
    <style:style style:name="T23_2" style:family="text">
      <style:text-properties fo:background-color="#fff2cc"/>
    </style:style>
    <style:style style:name="T23_3" style:family="text">
      <style:text-properties fo:background-color="#fff2cc"/>
    </style:style>
    <style:style style:name="T23_4" style:family="text">
      <style:text-properties fo:background-color="#fff2cc"/>
    </style:style>
    <style:style style:name="T23_5" style:family="text">
      <style:text-properties fo:background-color="#fff2cc"/>
    </style:style>
    <style:style style:name="T23_6" style:family="text">
      <style:text-properties fo:background-color="#fff2cc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2cc"/>
    </style:style>
    <style:style style:name="T24_2" style:family="text">
      <style:text-properties fo:background-color="#fff2cc"/>
    </style:style>
    <style:style style:name="T24_3" style:family="text">
      <style:text-properties fo:background-color="#fff2cc"/>
    </style:style>
    <style:style style:name="T24_4" style:family="text">
      <style:text-properties fo:background-color="#fff2cc"/>
    </style:style>
    <style:style style:name="T24_5" style:family="text">
      <style:text-properties fo:background-color="#fff2cc"/>
    </style:style>
    <style:style style:name="T24_6" style:family="text">
      <style:text-properties fo:background-color="#fff2cc"/>
    </style:style>
    <style:style style:name="T24_7" style:family="text">
      <style:text-properties fo:background-color="#fff2cc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T28_4" style:family="text">
      <style:text-properties fo:font-size="14pt" style:font-size-asian="14pt" style:font-size-complex="14pt"/>
    </style:style>
    <style:style style:name="T28_5" style:family="text">
      <style:text-properties fo:font-size="14pt" style:font-size-asian="14pt" style:font-size-complex="14pt"/>
    </style:style>
    <style:style style:name="T28_6" style:family="text">
      <style:text-properties fo:font-size="9pt" style:font-size-asian="9pt" style:font-size-complex="9pt"/>
    </style:style>
    <style:style style:name="T28_7" style:family="text"/>
    <style:style style:name="T28_8" style:family="text">
      <style:text-properties fo:font-size="12pt" style:font-size-asian="12pt" style:font-size-complex="12pt" style:text-underline-style="solid" style:text-underline-color="font-color"/>
    </style:style>
    <style:style style:name="T28_9" style:family="text">
      <style:text-properties fo:font-size="12pt" style:font-size-asian="12pt" style:font-size-complex="12pt" style:text-underline-style="solid" style:text-underline-color="font-color"/>
    </style:style>
    <style:style style:name="T28_10" style:family="text">
      <style:text-properties fo:font-size="12pt" style:font-size-asian="12pt" style:font-size-complex="12pt" style:text-underline-style="solid" style:text-underline-color="font-color"/>
    </style:style>
    <style:style style:name="T28_11" style:family="text">
      <style:text-properties fo:font-size="12pt" style:font-size-asian="12pt" style:font-size-complex="12pt" style:text-underline-style="solid" style:text-underline-color="font-color"/>
    </style:style>
    <style:style style:name="T28_12" style:family="text">
      <style:text-properties fo:font-size="12pt" style:font-size-asian="12pt" style:font-size-complex="12pt" style:text-underline-style="solid" style:text-underline-color="font-color"/>
    </style:style>
    <style:style style:name="T28_13" style:family="text">
      <style:text-properties fo:font-size="12pt" style:font-size-asian="12pt" style:font-size-complex="12pt" style:text-underline-style="solid" style:text-underline-color="font-color"/>
    </style:style>
    <style:style style:name="T28_14" style:family="text">
      <style:text-properties fo:font-size="12pt" style:font-size-asian="12pt" style:font-size-complex="12pt" style:text-underline-style="solid" style:text-underline-color="font-color"/>
    </style:style>
    <style:style style:name="T28_15" style:family="text">
      <style:text-properties fo:font-size="12pt" style:font-size-asian="12pt" style:font-size-complex="12pt" style:text-underline-style="solid" style:text-underline-color="font-color"/>
    </style:style>
    <style:style style:name="T28_16" style:family="text">
      <style:text-properties fo:font-size="12pt" style:font-size-asian="12pt" style:font-size-complex="12pt" style:text-underline-style="solid" style:text-underline-color="font-color"/>
    </style:style>
    <style:style style:name="T28_17" style:family="text">
      <style:text-properties fo:font-size="12pt" style:font-size-asian="12pt" style:font-size-complex="12pt" style:text-underline-style="solid" style:text-underline-color="font-color"/>
    </style:style>
    <style:style style:name="T28_18" style:family="text">
      <style:text-properties fo:font-size="12pt" style:font-size-asian="12pt" style:font-size-complex="12pt" style:text-underline-style="solid" style:text-underline-color="font-color"/>
    </style:style>
    <style:style style:name="T28_19" style:family="text">
      <style:text-properties fo:font-size="12pt" style:font-size-asian="12pt" style:font-size-complex="12pt" style:text-underline-style="solid" style:text-underline-color="font-color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>
      <style:text-properties fo:background-color="#cfe2f3" fo:font-size="9pt" style:font-size-asian="9pt" style:font-size-complex="9pt"/>
    </style:style>
    <style:style style:name="T29_18" style:family="text">
      <style:text-properties fo:background-color="#cfe2f3" fo:font-size="9pt" style:font-size-asian="9pt" style:font-size-complex="9pt"/>
    </style:style>
    <style:style style:name="T29_19" style:family="text">
      <style:text-properties fo:background-color="#cfe2f3" fo:font-size="9pt" style:font-size-asian="9pt" style:font-size-complex="9pt"/>
    </style:style>
    <style:style style:name="T29_20" style:family="text">
      <style:text-properties fo:background-color="#cfe2f3" fo:font-size="9pt" style:font-size-asian="9pt" style:font-size-complex="9pt"/>
    </style:style>
    <style:style style:name="T29_21" style:family="text">
      <style:text-properties fo:background-color="#cfe2f3" fo:font-size="9pt" style:font-size-asian="9pt" style:font-size-complex="9pt"/>
    </style:style>
    <style:style style:name="T29_22" style:family="text">
      <style:text-properties fo:font-size="9pt" style:font-size-asian="9pt" style:font-size-complex="9pt"/>
    </style:style>
    <style:style style:name="T29_23" style:family="text">
      <style:text-properties fo:font-size="9pt" style:font-size-asian="9pt" style:font-size-complex="9pt"/>
    </style:style>
    <style:style style:name="T29_24" style:family="text">
      <style:text-properties fo:font-size="9pt" style:font-size-asian="9pt" style:font-size-complex="9pt"/>
    </style:style>
    <style:style style:name="T29_25" style:family="text">
      <style:text-properties fo:font-size="9pt" style:font-size-asian="9pt" style:font-size-complex="9pt"/>
    </style:style>
    <style:style style:name="T29_26" style:family="text">
      <style:text-properties fo:font-size="9pt" style:font-size-asian="9pt" style:font-size-complex="9pt"/>
    </style:style>
    <style:style style:name="T29_27" style:family="text">
      <style:text-properties fo:font-size="9pt" style:font-size-asian="9pt" style:font-size-complex="9pt"/>
    </style:style>
    <style:style style:name="T29_28" style:family="text">
      <style:text-properties fo:font-size="9pt" style:font-size-asian="9pt" style:font-size-complex="9pt"/>
    </style:style>
    <style:style style:name="T29_29" style:family="text">
      <style:text-properties fo:font-size="9pt" style:font-size-asian="9pt" style:font-size-complex="9pt"/>
    </style:style>
    <style:style style:name="T29_30" style:family="text">
      <style:text-properties fo:font-size="9pt" style:font-size-asian="9pt" style:font-size-complex="9pt"/>
    </style:style>
    <style:style style:name="T29_31" style:family="text">
      <style:text-properties fo:font-size="9pt" style:font-size-asian="9pt" style:font-size-complex="9pt"/>
    </style:style>
    <style:style style:name="T29_32" style:family="text">
      <style:text-properties fo:font-size="9pt" style:font-size-asian="9pt" style:font-size-complex="9pt"/>
    </style:style>
    <style:style style:name="T29_33" style:family="text">
      <style:text-properties fo:font-size="9pt" style:font-size-asian="9pt" style:font-size-complex="9pt"/>
    </style:style>
    <style:style style:name="T29_34" style:family="text">
      <style:text-properties fo:font-size="9pt" style:font-size-asian="9pt" style:font-size-complex="9pt"/>
    </style:style>
    <style:style style:name="T29_35" style:family="text">
      <style:text-properties fo:font-size="9pt" style:font-size-asian="9pt" style:font-size-complex="9pt"/>
    </style:style>
    <style:style style:name="T29_36" style:family="text">
      <style:text-properties fo:font-size="9pt" style:font-size-asian="9pt" style:font-size-complex="9pt"/>
    </style:style>
    <style:style style:name="T29_37" style:family="text">
      <style:text-properties fo:font-size="9pt" style:font-size-asian="9pt" style:font-size-complex="9pt"/>
    </style:style>
    <style:style style:name="T29_38" style:family="text">
      <style:text-properties fo:font-size="9pt" style:font-size-asian="9pt" style:font-size-complex="9pt"/>
    </style:style>
    <style:style style:name="T29_39" style:family="text">
      <style:text-properties fo:font-size="9pt" style:font-size-asian="9pt" style:font-size-complex="9pt"/>
    </style:style>
    <style:style style:name="T29_40" style:family="text">
      <style:text-properties fo:font-size="9pt" style:font-size-asian="9pt" style:font-size-complex="9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2cc"/>
    </style:style>
    <style:style style:name="T31_2" style:family="text">
      <style:text-properties fo:background-color="#fff2cc"/>
    </style:style>
    <style:style style:name="T31_3" style:family="text">
      <style:text-properties fo:background-color="#fff2cc"/>
    </style:style>
    <style:style style:name="T31_4" style:family="text">
      <style:text-properties fo:background-color="#fff2cc"/>
    </style:style>
    <style:style style:name="T31_5" style:family="text">
      <style:text-properties fo:background-color="#fff2cc"/>
    </style:style>
    <style:style style:name="T31_6" style:family="text">
      <style:text-properties fo:background-color="#fff2cc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2cc"/>
    </style:style>
    <style:style style:name="T32_2" style:family="text">
      <style:text-properties fo:background-color="#fff2cc"/>
    </style:style>
    <style:style style:name="T32_3" style:family="text">
      <style:text-properties fo:background-color="#fff2cc"/>
    </style:style>
    <style:style style:name="T32_4" style:family="text">
      <style:text-properties fo:background-color="#fff2cc"/>
    </style:style>
    <style:style style:name="T32_5" style:family="text">
      <style:text-properties fo:background-color="#fff2cc"/>
    </style:style>
    <style:style style:name="T32_6" style:family="text"/>
    <style:style style:name="T32_7" style:family="text">
      <style:text-properties fo:font-size="12pt" style:font-size-asian="12pt" style:font-size-complex="12pt" fo:font-weight="bold" style:font-weight-asian="bold" style:font-weight-complex="bold"/>
    </style:style>
    <style:style style:name="T32_8" style:family="text">
      <style:text-properties fo:font-size="12pt" style:font-size-asian="12pt" style:font-size-complex="12pt" fo:font-weight="bold" style:font-weight-asian="bold" style:font-weight-complex="bold"/>
    </style:style>
    <style:style style:name="T32_9" style:family="text">
      <style:text-properties fo:font-size="12pt" style:font-size-asian="12pt" style:font-size-complex="12pt" fo:font-weight="bold" style:font-weight-asian="bold" style:font-weight-complex="bold"/>
    </style:style>
    <style:style style:name="T32_10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text-underline-style="solid" style:text-underline-color="font-color"/>
    </style:style>
    <style:style style:name="T33_2" style:family="text">
      <style:text-properties style:text-underline-style="solid" style:text-underline-color="font-color"/>
    </style:style>
    <style:style style:name="T33_3" style:family="text">
      <style:text-properties style:text-underline-style="solid" style:text-underline-color="font-color"/>
    </style:style>
    <style:style style:name="T33_4" style:family="text">
      <style:text-properties style:text-underline-style="solid" style:text-underline-color="font-color"/>
    </style:style>
    <style:style style:name="T33_5" style:family="text">
      <style:text-properties style:text-underline-style="solid" style:text-underline-color="font-color"/>
    </style:style>
    <style:style style:name="T33_6" style:family="text">
      <style:text-properties style:text-underline-style="solid" style:text-underline-color="font-color"/>
    </style:style>
    <style:style style:name="T33_7" style:family="text">
      <style:text-properties style:text-underline-style="solid" style:text-underline-color="font-color"/>
    </style:style>
    <style:style style:name="T33_8" style:family="text"/>
    <style:style style:name="T33_9" style:family="text">
      <style:text-properties fo:font-size="9pt" style:font-size-asian="9pt" style:font-size-complex="9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T33_29" style:family="text">
      <style:text-properties fo:font-size="9pt" style:font-size-asian="9pt" style:font-size-complex="9pt"/>
    </style:style>
    <style:style style:name="T33_30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2cc"/>
    </style:style>
    <style:style style:name="T36_2" style:family="text">
      <style:text-properties fo:background-color="#fff2cc"/>
    </style:style>
    <style:style style:name="T36_3" style:family="text">
      <style:text-properties fo:background-color="#fff2cc"/>
    </style:style>
    <style:style style:name="T36_4" style:family="text">
      <style:text-properties fo:background-color="#fff2cc"/>
    </style:style>
    <style:style style:name="T36_5" style:family="text">
      <style:text-properties fo:background-color="#fff2cc"/>
    </style:style>
    <style:style style:name="T36_6" style:family="text">
      <style:text-properties fo:background-color="#fff2cc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2cc"/>
    </style:style>
    <style:style style:name="T37_2" style:family="text">
      <style:text-properties fo:background-color="#fff2cc"/>
    </style:style>
    <style:style style:name="T37_3" style:family="text">
      <style:text-properties fo:background-color="#fff2cc"/>
    </style:style>
    <style:style style:name="T37_4" style:family="text">
      <style:text-properties fo:background-color="#fff2cc"/>
    </style:style>
    <style:style style:name="T37_5" style:family="text">
      <style:text-properties fo:background-color="#fff2cc"/>
    </style:style>
    <style:style style:name="T37_6" style:family="text"/>
    <style:style style:name="T37_7" style:family="text"/>
    <style:style style:name="T37_8" style:family="text"/>
    <style:style style:name="T37_9" style:family="text">
      <style:text-properties fo:background-color="#fff2cc"/>
    </style:style>
    <style:style style:name="T37_10" style:family="text">
      <style:text-properties fo:background-color="#fff2cc"/>
    </style:style>
    <style:style style:name="T37_11" style:family="text">
      <style:text-properties fo:background-color="#fff2cc"/>
    </style:style>
    <style:style style:name="T37_12" style:family="text">
      <style:text-properties fo:background-color="#fff2cc"/>
    </style:style>
    <style:style style:name="T37_13" style:family="text">
      <style:text-properties fo:background-color="#fff2cc"/>
    </style:style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15%" fo:margin-top="0cm" fo:border-bottom="#808080 0.053cm solid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>
      <style:text-properties fo:background-color="#fff2cc"/>
    </style:style>
    <style:style style:name="T38_17" style:family="text">
      <style:text-properties fo:background-color="#fff2cc"/>
    </style:style>
    <style:style style:name="T38_18" style:family="text">
      <style:text-properties fo:background-color="#fff2cc"/>
    </style:style>
    <style:style style:name="T38_19" style:family="text">
      <style:text-properties fo:background-color="#fff2cc"/>
    </style:style>
    <style:style style:name="T38_20" style:family="text">
      <style:text-properties fo:background-color="#fff2cc"/>
    </style:style>
    <style:style style:name="T38_21" style:family="text">
      <style:text-properties fo:background-color="#fff2cc"/>
    </style:style>
    <style:style style:name="T38_22" style:family="text">
      <style:text-properties fo:background-color="#fff2cc"/>
    </style:style>
    <style:style style:name="T38_23" style:family="text">
      <style:text-properties fo:background-color="#fff2cc"/>
    </style:style>
    <style:style style:name="T38_24" style:family="text">
      <style:text-properties fo:background-color="#fff2cc"/>
    </style:style>
    <style:style style:name="T38_25" style:family="text">
      <style:text-properties fo:background-color="#fff2cc"/>
    </style:style>
    <style:style style:name="T38_26" style:family="text">
      <style:text-properties fo:background-color="#fff2cc"/>
    </style:style>
    <style:style style:name="T38_27" style:family="text">
      <style:text-properties fo:background-color="#fff2cc"/>
    </style:style>
    <style:style style:name="T38_28" style:family="text">
      <style:text-properties fo:background-color="#fff2cc"/>
    </style:style>
    <style:style style:name="T38_29" style:family="text">
      <style:text-properties fo:background-color="#fff2cc"/>
    </style:style>
    <style:style style:name="T38_30" style:family="text">
      <style:text-properties fo:background-color="#fff2cc"/>
    </style:style>
    <style:style style:name="T38_31" style:family="text">
      <style:text-properties fo:background-color="#fff2cc"/>
    </style:style>
    <style:style style:name="T38_32" style:family="text">
      <style:text-properties fo:background-color="#fff2cc"/>
    </style:style>
    <style:style style:name="T38_33" style:family="text">
      <style:text-properties fo:background-color="#fff2cc"/>
    </style:style>
    <style:style style:name="T38_34" style:family="text">
      <style:text-properties fo:background-color="#fff2cc"/>
    </style:style>
    <style:style style:name="T38_35" style:family="text">
      <style:text-properties fo:background-color="#fff2c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fo:font-size="14pt" style:font-size-asian="14pt" style:font-size-complex="14pt"/>
    </style:style>
    <style:style style:name="T40_2" style:family="text">
      <style:text-properties fo:font-size="14pt" style:font-size-asian="14pt" style:font-size-complex="14pt"/>
    </style:style>
    <style:style style:name="T40_3" style:family="text">
      <style:text-properties fo:font-size="14pt" style:font-size-asian="14pt" style:font-size-complex="14pt"/>
    </style:style>
    <style:style style:name="T40_4" style:family="text">
      <style:text-properties fo:font-size="14pt" style:font-size-asian="14pt" style:font-size-complex="14pt"/>
    </style:style>
    <style:style style:name="T40_5" style:family="text">
      <style:text-properties fo:font-size="14pt" style:font-size-asian="14pt" style:font-size-complex="14pt"/>
    </style:style>
    <style:style style:name="T40_6" style:family="text">
      <style:text-properties fo:font-size="14pt" style:font-size-asian="14pt" style:font-size-complex="14pt"/>
    </style:style>
    <style:style style:name="T40_7" style:family="text">
      <style:text-properties fo:font-size="14pt" style:font-size-asian="14pt" style:font-size-complex="14pt"/>
    </style:style>
    <style:style style:name="T40_8" style:family="text">
      <style:text-properties fo:font-size="14pt" style:font-size-asian="14pt" style:font-size-complex="14pt"/>
    </style:style>
    <style:style style:name="T40_9" style:family="text">
      <style:text-properties fo:font-size="14pt" style:font-size-asian="14pt" style:font-size-complex="14pt"/>
    </style:style>
    <style:style style:name="T40_10" style:family="text">
      <style:text-properties fo:font-size="14pt" style:font-size-asian="14pt" style:font-size-complex="14pt"/>
    </style:style>
    <style:style style:name="T40_11" style:family="text">
      <style:text-properties fo:font-size="14pt" style:font-size-asian="14pt" style:font-size-complex="14pt"/>
    </style:style>
    <style:style style:name="T40_12" style:family="text">
      <style:text-properties fo:font-size="14pt" style:font-size-asian="14pt" style:font-size-complex="14pt"/>
    </style:style>
    <style:style style:name="T40_13" style:family="text">
      <style:text-properties fo:font-size="14pt" style:font-size-asian="14pt" style:font-size-complex="14pt"/>
    </style:style>
    <style:style style:name="T40_14" style:family="text">
      <style:text-properties fo:font-size="14pt" style:font-size-asian="14pt" style:font-size-complex="14pt"/>
    </style:style>
    <style:style style:name="T40_15" style:family="text">
      <style:text-properties fo:font-size="14pt" style:font-size-asian="14pt" style:font-size-complex="14pt"/>
    </style:style>
    <style:style style:name="T40_16" style:family="text">
      <style:text-properties fo:font-size="14pt" style:font-size-asian="14pt" style:font-size-complex="14pt"/>
    </style:style>
    <style:style style:name="T40_17" style:family="text">
      <style:text-properties fo:font-size="14pt" style:font-size-asian="14pt" style:font-size-complex="14pt"/>
    </style:style>
    <style:style style:name="T40_18" style:family="text">
      <style:text-properties fo:font-size="14pt" style:font-size-asian="14pt" style:font-size-complex="14pt"/>
    </style:style>
    <style:style style:name="T40_19" style:family="text">
      <style:text-properties fo:font-size="14pt" style:font-size-asian="14pt" style:font-size-complex="14pt"/>
    </style:style>
    <style:style style:name="T40_20" style:family="text">
      <style:text-properties fo:font-size="14pt" style:font-size-asian="14pt" style:font-size-complex="14pt"/>
    </style:style>
    <style:style style:name="T40_21" style:family="text">
      <style:text-properties fo:font-size="14pt" style:font-size-asian="14pt" style:font-size-complex="14pt"/>
    </style:style>
    <style:style style:name="T40_22" style:family="text">
      <style:text-properties fo:font-size="14pt" style:font-size-asian="14pt" style:font-size-complex="14pt"/>
    </style:style>
    <style:style style:name="T40_23" style:family="text">
      <style:text-properties fo:font-size="14pt" style:font-size-asian="14pt" style:font-size-complex="14pt"/>
    </style:style>
    <style:style style:name="T40_24" style:family="text">
      <style:text-properties fo:font-size="14pt" style:font-size-asian="14pt" style:font-size-complex="14pt"/>
    </style:style>
    <style:style style:name="T40_25" style:family="text">
      <style:text-properties fo:font-size="14pt" style:font-size-asian="14pt" style:font-size-complex="14pt"/>
    </style:style>
    <style:style style:name="T40_26" style:family="text">
      <style:text-properties fo:font-size="14pt" style:font-size-asian="14pt" style:font-size-complex="14pt"/>
    </style:style>
    <style:style style:name="T40_27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>
      <style:text-properties fo:font-style="italic" style:font-style-asian="italic" style:font-style-complex="italic"/>
    </style:style>
    <style:style style:name="T42_18" style:family="text">
      <style:text-properties fo:font-style="italic" style:font-style-asian="italic" style:font-style-complex="italic"/>
    </style:style>
    <style:style style:name="T42_19" style:family="text">
      <style:text-properties fo:font-style="italic" style:font-style-asian="italic" style:font-style-complex="italic"/>
    </style:style>
    <style:style style:name="T42_20" style:family="text">
      <style:text-properties fo:font-style="italic" style:font-style-asian="italic" style:font-style-complex="italic"/>
    </style:style>
    <style:style style:name="T42_21" style:family="text"/>
    <style:style style:name="T42_22" style:family="text">
      <style:text-properties fo:background-color="#fff2cc"/>
    </style:style>
    <style:style style:name="T42_23" style:family="text">
      <style:text-properties fo:background-color="#fff2cc"/>
    </style:style>
    <style:style style:name="T42_24" style:family="text">
      <style:text-properties fo:background-color="#fff2cc"/>
    </style:style>
    <style:style style:name="T42_25" style:family="text">
      <style:text-properties fo:background-color="#fff2cc"/>
    </style:style>
    <style:style style:name="T42_26" style:family="text">
      <style:text-properties fo:background-color="#fff2cc"/>
    </style:style>
    <style:style style:name="T42_27" style:family="text">
      <style:text-properties fo:background-color="#fff2cc"/>
    </style:style>
    <style:style style:name="T42_28" style:family="text">
      <style:text-properties fo:background-color="#fff2cc"/>
    </style:style>
    <style:style style:name="T42_29" style:family="text">
      <style:text-properties fo:background-color="#fff2cc"/>
    </style:style>
    <style:style style:name="T42_30" style:family="text">
      <style:text-properties fo:background-color="#fff2cc"/>
    </style:style>
    <style:style style:name="T42_31" style:family="text">
      <style:text-properties fo:background-color="#fff2cc"/>
    </style:style>
    <style:style style:name="T42_32" style:family="text">
      <style:text-properties fo:background-color="#fff2cc"/>
    </style:style>
    <style:style style:name="T42_33" style:family="text">
      <style:text-properties fo:background-color="#fff2cc"/>
    </style:style>
    <style:style style:name="T42_34" style:family="text">
      <style:text-properties fo:background-color="#fff2cc"/>
    </style:style>
    <style:style style:name="T42_35" style:family="text">
      <style:text-properties fo:background-color="#fff2cc"/>
    </style:style>
    <style:style style:name="T42_36" style:family="text">
      <style:text-properties fo:background-color="#fff2cc"/>
    </style:style>
    <style:style style:name="T42_37" style:family="text">
      <style:text-properties fo:background-color="#fff2cc"/>
    </style:style>
    <style:style style:name="T42_38" style:family="text">
      <style:text-properties fo:background-color="#fff2cc"/>
    </style:style>
    <style:style style:name="T42_39" style:family="text">
      <style:text-properties fo:background-color="#fff2cc"/>
    </style:style>
    <style:style style:name="T42_40" style:family="text">
      <style:text-properties fo:background-color="#fff2cc"/>
    </style:style>
    <style:style style:name="T42_41" style:family="text">
      <style:text-properties fo:background-color="#fff2cc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page" fo:line-height="115%" style:writing-mode="lr-tb"/>
    </style:style>
    <style:style style:name="P46" style:family="paragraph" style:parent-style-name="Standard">
      <style:paragraph-properties fo:break-before="auto" fo:text-indent="1.27cm" fo:line-height="115%" fo:margin-left="0cm" style:writing-mode="lr-tb"/>
    </style:style>
    <style:style style:name="T46_1" style:family="text">
      <style:text-properties fo:font-size="14pt" style:font-size-asian="14pt" style:font-size-complex="14pt"/>
    </style:style>
    <style:style style:name="T46_2" style:family="text">
      <style:text-properties fo:font-size="14pt" style:font-size-asian="14pt" style:font-size-complex="14pt"/>
    </style:style>
    <style:style style:name="T46_3" style:family="text">
      <style:text-properties fo:font-size="14pt" style:font-size-asian="14pt" style:font-size-complex="14pt"/>
    </style:style>
    <style:style style:name="T46_4" style:family="text">
      <style:text-properties fo:font-size="14pt" style:font-size-asian="14pt" style:font-size-complex="14pt"/>
    </style:style>
    <style:style style:name="T46_5" style:family="text">
      <style:text-properties fo:font-size="14pt" style:font-size-asian="14pt" style:font-size-complex="14pt"/>
    </style:style>
    <style:style style:name="T46_6" style:family="text">
      <style:text-properties fo:font-size="14pt" style:font-size-asian="14pt" style:font-size-complex="14pt"/>
    </style:style>
    <style:style style:name="T46_7" style:family="text">
      <style:text-properties fo:font-size="14pt" style:font-size-asian="14pt" style:font-size-complex="14pt"/>
    </style:style>
    <style:style style:name="T46_8" style:family="text">
      <style:text-properties fo:font-size="14pt" style:font-size-asian="14pt" style:font-size-complex="14pt"/>
    </style:style>
    <style:style style:name="T46_9" style:family="text">
      <style:text-properties fo:font-size="14pt" style:font-size-asian="14pt" style:font-size-complex="14pt"/>
    </style:style>
    <style:style style:name="T46_10" style:family="text">
      <style:text-properties fo:font-size="14pt" style:font-size-asian="14pt" style:font-size-complex="14pt"/>
    </style:style>
    <style:style style:name="T46_11" style:family="text">
      <style:text-properties fo:font-size="14pt" style:font-size-asian="14pt" style:font-size-complex="14pt"/>
    </style:style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>
      <style:text-properties fo:font-weight="bold" style:font-weight-asian="bold" style:font-weight-complex="bold"/>
    </style:style>
    <style:style style:name="T49_22" style:family="text">
      <style:text-properties fo:font-weight="bold" style:font-weight-asian="bold" style:font-weight-complex="bold"/>
    </style:style>
    <style:style style:name="T49_23" style:family="text">
      <style:text-properties fo:font-weight="bold" style:font-weight-asian="bold" style:font-weight-complex="bold"/>
    </style:style>
    <style:style style:name="T49_24" style:family="text">
      <style:text-properties fo:font-weight="bold" style:font-weight-asian="bold" style:font-weight-complex="bold"/>
    </style:style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T50_25" style:family="text">
      <style:text-properties fo:font-weight="bold" style:font-weight-asian="bold" style:font-weight-complex="bold"/>
    </style:style>
    <style:style style:name="T50_26" style:family="text">
      <style:text-properties fo:font-weight="bold" style:font-weight-asian="bold" style:font-weight-complex="bold"/>
    </style:style>
    <style:style style:name="T50_27" style:family="text">
      <style:text-properties fo:font-weight="bold" style:font-weight-asian="bold" style:font-weight-complex="bold"/>
    </style:style>
    <style:style style:name="T50_28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15%" fo:margin-left="1.508cm" style:writing-mode="lr-tb"/>
      <style:text-properties fo:font-size="14pt" style:font-size-asian="14pt" style:font-size-complex="14pt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font-size="14pt" style:font-size-asian="14pt" style:font-size-complex="14pt" style:text-underline-style="solid" style:text-underline-color="font-color"/>
    </style:style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>
      <style:text-properties fo:font-weight="bold" style:font-weight-asian="bold" style:font-weight-complex="bold"/>
    </style:style>
    <style:style style:name="T56_42" style:family="text">
      <style:text-properties fo:font-weight="bold" style:font-weight-asian="bold" style:font-weight-complex="bold"/>
    </style:style>
    <style:style style:name="T56_43" style:family="text">
      <style:text-properties fo:font-weight="bold" style:font-weight-asian="bold" style:font-weight-complex="bold"/>
    </style:style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>
      <style:text-properties fo:font-weight="bold" style:font-weight-asian="bold" style:font-weight-complex="bold"/>
    </style:style>
    <style:style style:name="T56_61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background-color="#fff2cc"/>
    </style:style>
    <style:style style:name="T60_2" style:family="text">
      <style:text-properties fo:background-color="#fff2cc"/>
    </style:style>
    <style:style style:name="T60_3" style:family="text">
      <style:text-properties fo:background-color="#fff2cc"/>
    </style:style>
    <style:style style:name="T60_4" style:family="text">
      <style:text-properties fo:background-color="#fff2cc"/>
    </style:style>
    <style:style style:name="T60_5" style:family="text">
      <style:text-properties fo:background-color="#fff2cc"/>
    </style:style>
    <style:style style:name="T60_6" style:family="text">
      <style:text-properties fo:background-color="#fff2cc"/>
    </style:style>
    <style:style style:name="T60_7" style:family="text">
      <style:text-properties fo:background-color="#fff2cc"/>
    </style:style>
    <style:style style:name="T60_8" style:family="text">
      <style:text-properties fo:background-color="#fff2cc"/>
    </style:style>
    <style:style style:name="T60_9" style:family="text">
      <style:text-properties fo:background-color="#fff2cc"/>
    </style:style>
    <style:style style:name="T60_10" style:family="text">
      <style:text-properties fo:background-color="#fff2cc"/>
    </style:style>
    <style:style style:name="T60_11" style:family="text">
      <style:text-properties fo:background-color="#fff2cc"/>
    </style:style>
    <style:style style:name="T60_12" style:family="text">
      <style:text-properties fo:background-color="#fff2cc"/>
    </style:style>
    <style:style style:name="T60_13" style:family="text">
      <style:text-properties fo:background-color="#fff2cc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fo:background-color="#fff2cc"/>
    </style:style>
    <style:style style:name="T61_2" style:family="text">
      <style:text-properties fo:background-color="#fff2cc"/>
    </style:style>
    <style:style style:name="T61_3" style:family="text">
      <style:text-properties fo:background-color="#fff2cc"/>
    </style:style>
    <style:style style:name="T61_4" style:family="text">
      <style:text-properties fo:background-color="#fff2cc"/>
    </style:style>
    <style:style style:name="T61_5" style:family="text">
      <style:text-properties fo:background-color="#fff2cc"/>
    </style:style>
    <style:style style:name="T61_6" style:family="text">
      <style:text-properties fo:background-color="#fff2cc"/>
    </style:style>
    <style:style style:name="T61_7" style:family="text">
      <style:text-properties fo:background-color="#fff2cc"/>
    </style:style>
    <style:style style:name="T61_8" style:family="text">
      <style:text-properties fo:background-color="#fff2cc"/>
    </style:style>
    <style:style style:name="T61_9" style:family="text">
      <style:text-properties fo:background-color="#fff2cc"/>
    </style:style>
    <style:style style:name="T61_10" style:family="text">
      <style:text-properties fo:background-color="#fff2cc"/>
    </style:style>
    <style:style style:name="T61_11" style:family="text">
      <style:text-properties fo:background-color="#fff2cc"/>
    </style:style>
    <style:style style:name="T61_12" style:family="text">
      <style:text-properties fo:background-color="#fff2cc"/>
    </style:style>
    <style:style style:name="T61_13" style:family="text">
      <style:text-properties fo:background-color="#fff2cc"/>
    </style:style>
    <style:style style:name="T61_14" style:family="text">
      <style:text-properties fo:background-color="#fff2cc"/>
    </style:style>
    <style:style style:name="T61_15" style:family="text">
      <style:text-properties fo:background-color="#fff2cc"/>
    </style:style>
    <style:style style:name="T61_16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page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fo:background-color="#fff2cc"/>
    </style:style>
    <style:style style:name="T66_2" style:family="text">
      <style:text-properties fo:background-color="#fff2cc"/>
    </style:style>
    <style:style style:name="T66_3" style:family="text">
      <style:text-properties fo:background-color="#fff2cc"/>
    </style:style>
    <style:style style:name="T66_4" style:family="text">
      <style:text-properties fo:background-color="#fff2cc"/>
    </style:style>
    <style:style style:name="T66_5" style:family="text">
      <style:text-properties fo:background-color="#fff2cc"/>
    </style:style>
    <style:style style:name="T66_6" style:family="text">
      <style:text-properties fo:background-color="#fff2cc"/>
    </style:style>
    <style:style style:name="T66_7" style:family="text">
      <style:text-properties fo:background-color="#fff2cc"/>
    </style:style>
    <style:style style:name="T66_8" style:family="text">
      <style:text-properties fo:background-color="#fff2cc"/>
    </style:style>
    <style:style style:name="T66_9" style:family="text">
      <style:text-properties fo:background-color="#fff2cc"/>
    </style:style>
    <style:style style:name="T66_10" style:family="text">
      <style:text-properties fo:background-color="#fff2cc"/>
    </style:style>
    <style:style style:name="T66_11" style:family="text">
      <style:text-properties fo:background-color="#fff2cc"/>
    </style:style>
    <style:style style:name="T66_12" style:family="text">
      <style:text-properties fo:background-color="#fff2cc"/>
    </style:style>
    <style:style style:name="T66_13" style:family="text">
      <style:text-properties fo:background-color="#fff2cc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background-color="#fff2cc"/>
    </style:style>
    <style:style style:name="T70_2" style:family="text">
      <style:text-properties fo:background-color="#fff2cc"/>
    </style:style>
    <style:style style:name="T70_3" style:family="text">
      <style:text-properties fo:background-color="#fff2cc"/>
    </style:style>
    <style:style style:name="T70_4" style:family="text">
      <style:text-properties fo:background-color="#fff2cc"/>
    </style:style>
    <style:style style:name="T70_5" style:family="text">
      <style:text-properties fo:background-color="#fff2cc"/>
    </style:style>
    <style:style style:name="T70_6" style:family="text">
      <style:text-properties fo:background-color="#fff2cc"/>
    </style:style>
    <style:style style:name="T70_7" style:family="text">
      <style:text-properties fo:background-color="#fff2cc"/>
    </style:style>
    <style:style style:name="T70_8" style:family="text">
      <style:text-properties fo:background-color="#fff2cc"/>
    </style:style>
    <style:style style:name="T70_9" style:family="text">
      <style:text-properties fo:background-color="#fff2cc"/>
    </style:style>
    <style:style style:name="T70_10" style:family="text">
      <style:text-properties fo:background-color="#fff2cc"/>
    </style:style>
    <style:style style:name="T70_11" style:family="text">
      <style:text-properties fo:background-color="#fff2cc"/>
    </style:style>
    <style:style style:name="T70_12" style:family="text">
      <style:text-properties fo:background-color="#fff2cc"/>
    </style:style>
    <style:style style:name="T70_13" style:family="text">
      <style:text-properties fo:background-color="#fff2cc"/>
    </style:style>
    <style:style style:name="T70_14" style:family="text"/>
    <style:style style:name="T70_15" style:family="text"/>
    <style:style style:name="T70_16" style:family="text"/>
    <style:style style:name="T70_17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background-color="#fff2cc"/>
    </style:style>
    <style:style style:name="T71_2" style:family="text">
      <style:text-properties fo:background-color="#fff2cc"/>
    </style:style>
    <style:style style:name="T71_3" style:family="text">
      <style:text-properties fo:background-color="#fff2cc"/>
    </style:style>
    <style:style style:name="T71_4" style:family="text">
      <style:text-properties fo:background-color="#fff2cc"/>
    </style:style>
    <style:style style:name="T71_5" style:family="text">
      <style:text-properties fo:background-color="#fff2cc"/>
    </style:style>
    <style:style style:name="T71_6" style:family="text">
      <style:text-properties fo:background-color="#fff2cc"/>
    </style:style>
    <style:style style:name="T71_7" style:family="text">
      <style:text-properties fo:background-color="#fff2cc"/>
    </style:style>
    <style:style style:name="T71_8" style:family="text">
      <style:text-properties fo:background-color="#fff2cc"/>
    </style:style>
    <style:style style:name="T71_9" style:family="text">
      <style:text-properties fo:background-color="#fff2cc"/>
    </style:style>
    <style:style style:name="T71_10" style:family="text">
      <style:text-properties fo:background-color="#fff2cc"/>
    </style:style>
    <style:style style:name="T71_11" style:family="text">
      <style:text-properties fo:background-color="#fff2cc"/>
    </style:style>
    <style:style style:name="T71_12" style:family="text">
      <style:text-properties fo:background-color="#fff2cc"/>
    </style:style>
    <style:style style:name="T71_13" style:family="text">
      <style:text-properties fo:background-color="#fff2cc"/>
    </style:style>
    <style:style style:name="T71_14" style:family="text">
      <style:text-properties fo:background-color="#fff2cc"/>
    </style:style>
    <style:style style:name="T71_15" style:family="text">
      <style:text-properties fo:background-color="#fff2cc"/>
    </style:style>
    <style:style style:name="T71_16" style:family="text"/>
    <style:style style:name="T71_17" style:family="text"/>
    <style:style style:name="T71_18" style:family="text"/>
    <style:style style:name="T71_1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background-color="#fff2cc"/>
    </style:style>
    <style:style style:name="T72_2" style:family="text">
      <style:text-properties fo:background-color="#fff2cc"/>
    </style:style>
    <style:style style:name="T72_3" style:family="text">
      <style:text-properties fo:background-color="#fff2cc"/>
    </style:style>
    <style:style style:name="T72_4" style:family="text">
      <style:text-properties fo:background-color="#fff2cc"/>
    </style:style>
    <style:style style:name="T72_5" style:family="text">
      <style:text-properties fo:background-color="#fff2cc"/>
    </style:style>
    <style:style style:name="T72_6" style:family="text">
      <style:text-properties fo:background-color="#fff2cc"/>
    </style:style>
    <style:style style:name="T72_7" style:family="text">
      <style:text-properties fo:background-color="#fff2cc"/>
    </style:style>
    <style:style style:name="T72_8" style:family="text">
      <style:text-properties fo:background-color="#fff2cc"/>
    </style:style>
    <style:style style:name="T72_9" style:family="text">
      <style:text-properties fo:background-color="#fff2cc"/>
    </style:style>
    <style:style style:name="T72_10" style:family="text">
      <style:text-properties fo:background-color="#fff2cc"/>
    </style:style>
    <style:style style:name="T72_11" style:family="text">
      <style:text-properties fo:background-color="#fff2cc"/>
    </style:style>
    <style:style style:name="T72_12" style:family="text">
      <style:text-properties fo:background-color="#fff2cc"/>
    </style:style>
    <style:style style:name="T72_13" style:family="text">
      <style:text-properties fo:background-color="#fff2cc"/>
    </style:style>
    <style:style style:name="T72_14" style:family="text">
      <style:text-properties fo:background-color="#fff2cc"/>
    </style:style>
    <style:style style:name="T72_15" style:family="text">
      <style:text-properties fo:background-color="#fff2cc"/>
    </style:style>
    <style:style style:name="T72_16" style:family="text"/>
    <style:style style:name="T72_1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background-color="#fff2cc"/>
    </style:style>
    <style:style style:name="T73_2" style:family="text">
      <style:text-properties fo:background-color="#fff2cc"/>
    </style:style>
    <style:style style:name="T73_3" style:family="text">
      <style:text-properties fo:background-color="#fff2cc"/>
    </style:style>
    <style:style style:name="T73_4" style:family="text">
      <style:text-properties fo:background-color="#fff2cc"/>
    </style:style>
    <style:style style:name="T73_5" style:family="text">
      <style:text-properties fo:background-color="#fff2cc"/>
    </style:style>
    <style:style style:name="T73_6" style:family="text">
      <style:text-properties fo:background-color="#fff2cc"/>
    </style:style>
    <style:style style:name="T73_7" style:family="text">
      <style:text-properties fo:background-color="#fff2cc"/>
    </style:style>
    <style:style style:name="T73_8" style:family="text">
      <style:text-properties fo:background-color="#fff2cc"/>
    </style:style>
    <style:style style:name="T73_9" style:family="text">
      <style:text-properties fo:background-color="#fff2cc"/>
    </style:style>
    <style:style style:name="T73_10" style:family="text">
      <style:text-properties fo:background-color="#fff2cc"/>
    </style:style>
    <style:style style:name="T73_11" style:family="text">
      <style:text-properties fo:background-color="#fff2cc"/>
    </style:style>
    <style:style style:name="T73_12" style:family="text">
      <style:text-properties fo:background-color="#fff2cc"/>
    </style:style>
    <style:style style:name="T73_13" style:family="text">
      <style:text-properties fo:background-color="#fff2cc"/>
    </style:style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background-color="#fff2cc"/>
    </style:style>
    <style:style style:name="T75_2" style:family="text">
      <style:text-properties fo:background-color="#fff2cc"/>
    </style:style>
    <style:style style:name="T75_3" style:family="text">
      <style:text-properties fo:background-color="#fff2cc"/>
    </style:style>
    <style:style style:name="T75_4" style:family="text">
      <style:text-properties fo:background-color="#fff2cc"/>
    </style:style>
    <style:style style:name="T75_5" style:family="text">
      <style:text-properties fo:background-color="#fff2cc"/>
    </style:style>
    <style:style style:name="T75_6" style:family="text">
      <style:text-properties fo:background-color="#fff2cc"/>
    </style:style>
    <style:style style:name="T75_7" style:family="text">
      <style:text-properties fo:background-color="#fff2cc"/>
    </style:style>
    <style:style style:name="T75_8" style:family="text">
      <style:text-properties fo:background-color="#fff2cc"/>
    </style:style>
    <style:style style:name="T75_9" style:family="text">
      <style:text-properties fo:background-color="#fff2cc"/>
    </style:style>
    <style:style style:name="T75_10" style:family="text">
      <style:text-properties fo:background-color="#fff2cc"/>
    </style:style>
    <style:style style:name="T75_11" style:family="text">
      <style:text-properties fo:background-color="#fff2cc"/>
    </style:style>
    <style:style style:name="T75_12" style:family="text">
      <style:text-properties fo:background-color="#fff2cc"/>
    </style:style>
    <style:style style:name="T75_13" style:family="text">
      <style:text-properties fo:background-color="#fff2cc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>
      <style:text-properties fo:background-color="#fff2cc"/>
    </style:style>
    <style:style style:name="T77_2" style:family="text">
      <style:text-properties fo:background-color="#fff2cc"/>
    </style:style>
    <style:style style:name="T77_3" style:family="text">
      <style:text-properties fo:background-color="#fff2cc"/>
    </style:style>
    <style:style style:name="T77_4" style:family="text">
      <style:text-properties fo:background-color="#fff2cc"/>
    </style:style>
    <style:style style:name="T77_5" style:family="text">
      <style:text-properties fo:background-color="#fff2cc"/>
    </style:style>
    <style:style style:name="T77_6" style:family="text">
      <style:text-properties fo:background-color="#fff2cc"/>
    </style:style>
    <style:style style:name="T77_7" style:family="text">
      <style:text-properties fo:background-color="#fff2cc"/>
    </style:style>
    <style:style style:name="T77_8" style:family="text">
      <style:text-properties fo:background-color="#fff2cc"/>
    </style:style>
    <style:style style:name="T77_9" style:family="text">
      <style:text-properties fo:background-color="#fff2cc"/>
    </style:style>
    <style:style style:name="T77_10" style:family="text">
      <style:text-properties fo:background-color="#fff2cc"/>
    </style:style>
    <style:style style:name="T77_11" style:family="text">
      <style:text-properties fo:background-color="#fff2cc"/>
    </style:style>
    <style:style style:name="T77_12" style:family="text">
      <style:text-properties fo:background-color="#fff2cc"/>
    </style:style>
    <style:style style:name="T77_13" style:family="text">
      <style:text-properties fo:background-color="#fff2cc"/>
    </style:style>
    <style:style style:name="T77_14" style:family="text">
      <style:text-properties fo:background-color="#fff2cc"/>
    </style:style>
    <style:style style:name="T77_15" style:family="text">
      <style:text-properties fo:background-color="#fff2cc"/>
    </style:style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>
      <style:text-properties fo:background-color="#fff2cc"/>
    </style:style>
    <style:style style:name="T80_2" style:family="text">
      <style:text-properties fo:background-color="#fff2cc"/>
    </style:style>
    <style:style style:name="T80_3" style:family="text">
      <style:text-properties fo:background-color="#fff2cc"/>
    </style:style>
    <style:style style:name="T80_4" style:family="text">
      <style:text-properties fo:background-color="#fff2cc"/>
    </style:style>
    <style:style style:name="T80_5" style:family="text">
      <style:text-properties fo:background-color="#fff2cc"/>
    </style:style>
    <style:style style:name="T80_6" style:family="text">
      <style:text-properties fo:background-color="#fff2cc"/>
    </style:style>
    <style:style style:name="T80_7" style:family="text">
      <style:text-properties fo:background-color="#fff2cc"/>
    </style:style>
    <style:style style:name="T80_8" style:family="text">
      <style:text-properties fo:background-color="#fff2cc"/>
    </style:style>
    <style:style style:name="T80_9" style:family="text">
      <style:text-properties fo:background-color="#fff2cc"/>
    </style:style>
    <style:style style:name="T80_10" style:family="text">
      <style:text-properties fo:background-color="#fff2cc"/>
    </style:style>
    <style:style style:name="T80_11" style:family="text">
      <style:text-properties fo:background-color="#fff2cc"/>
    </style:style>
    <style:style style:name="T80_12" style:family="text">
      <style:text-properties fo:background-color="#fff2cc"/>
    </style:style>
    <style:style style:name="T80_13" style:family="text">
      <style:text-properties fo:background-color="#fff2cc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>
      <style:text-properties fo:background-color="#fff2cc"/>
    </style:style>
    <style:style style:name="T82_2" style:family="text">
      <style:text-properties fo:background-color="#fff2cc"/>
    </style:style>
    <style:style style:name="T82_3" style:family="text">
      <style:text-properties fo:background-color="#fff2cc"/>
    </style:style>
    <style:style style:name="T82_4" style:family="text">
      <style:text-properties fo:background-color="#fff2cc"/>
    </style:style>
    <style:style style:name="T82_5" style:family="text">
      <style:text-properties fo:background-color="#fff2cc"/>
    </style:style>
    <style:style style:name="T82_6" style:family="text">
      <style:text-properties fo:background-color="#fff2cc"/>
    </style:style>
    <style:style style:name="T82_7" style:family="text">
      <style:text-properties fo:background-color="#fff2cc"/>
    </style:style>
    <style:style style:name="T82_8" style:family="text">
      <style:text-properties fo:background-color="#fff2cc"/>
    </style:style>
    <style:style style:name="T82_9" style:family="text">
      <style:text-properties fo:background-color="#fff2cc"/>
    </style:style>
    <style:style style:name="T82_10" style:family="text">
      <style:text-properties fo:background-color="#fff2cc"/>
    </style:style>
    <style:style style:name="T82_11" style:family="text">
      <style:text-properties fo:background-color="#fff2cc"/>
    </style:style>
    <style:style style:name="T82_12" style:family="text">
      <style:text-properties fo:background-color="#fff2cc"/>
    </style:style>
    <style:style style:name="T82_13" style:family="text">
      <style:text-properties fo:background-color="#fff2cc"/>
    </style:style>
    <style:style style:name="P83" style:family="paragraph" style:parent-style-name="Standard">
      <style:paragraph-properties fo:break-before="page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>
      <style:text-properties fo:font-size="14pt" style:font-size-asian="14pt" style:font-size-complex="14pt"/>
    </style:style>
    <style:style style:name="T83_18" style:family="text">
      <style:text-properties fo:font-size="14pt" style:font-size-asian="14pt" style:font-size-complex="14pt"/>
    </style:style>
    <style:style style:name="T83_19" style:family="text">
      <style:text-properties fo:font-size="14pt" style:font-size-asian="14pt" style:font-size-complex="14pt"/>
    </style:style>
    <style:style style:name="T83_20" style:family="text">
      <style:text-properties fo:font-size="14pt" style:font-size-asian="14pt" style:font-size-complex="14pt"/>
    </style:style>
    <style:style style:name="T83_21" style:family="text">
      <style:text-properties fo:font-size="14pt" style:font-size-asian="14pt" style:font-size-complex="14pt"/>
    </style:style>
    <style:style style:name="T83_22" style:family="text">
      <style:text-properties fo:font-size="14pt" style:font-size-asian="14pt" style:font-size-complex="14pt"/>
    </style:style>
    <style:style style:name="T83_23" style:family="text">
      <style:text-properties fo:font-size="14pt" style:font-size-asian="14pt" style:font-size-complex="14pt"/>
    </style:style>
    <style:style style:name="T83_24" style:family="text">
      <style:text-properties fo:font-size="14pt" style:font-size-asian="14pt" style:font-size-complex="14pt"/>
    </style:style>
    <style:style style:name="T83_25" style:family="text">
      <style:text-properties fo:font-size="14pt" style:font-size-asian="14pt" style:font-size-complex="14pt"/>
    </style:style>
    <style:style style:name="T83_26" style:family="text"/>
    <style:style style:name="T83_27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T84_104" style:family="text"/>
    <style:style style:name="T84_105" style:family="text"/>
    <style:style style:name="T84_106" style:family="text"/>
    <style:style style:name="T84_107" style:family="text"/>
    <style:style style:name="T84_108" style:family="text"/>
    <style:style style:name="T84_109" style:family="text"/>
    <style:style style:name="T84_110" style:family="text"/>
    <style:style style:name="T84_111" style:family="text"/>
    <style:style style:name="T84_112" style:family="text"/>
    <style:style style:name="T84_113" style:family="text"/>
    <style:style style:name="T84_114" style:family="text"/>
    <style:style style:name="T84_115" style:family="text"/>
    <style:style style:name="T84_116" style:family="text"/>
    <style:style style:name="T84_117" style:family="text"/>
    <style:style style:name="T84_118" style:family="text"/>
    <style:style style:name="T84_119" style:family="text"/>
    <style:style style:name="T84_120" style:family="text"/>
    <style:style style:name="T84_121" style:family="text"/>
    <style:style style:name="T84_122" style:family="text"/>
    <style:style style:name="T84_123" style:family="text"/>
    <style:style style:name="T84_124" style:family="text"/>
    <style:style style:name="T84_125" style:family="text"/>
    <style:style style:name="T84_126" style:family="text"/>
    <style:style style:name="T84_127" style:family="text"/>
    <style:style style:name="T84_128" style:family="text"/>
    <style:style style:name="T84_129" style:family="text"/>
    <style:style style:name="T84_130" style:family="text"/>
    <style:style style:name="T84_131" style:family="text"/>
    <style:style style:name="T84_132" style:family="text"/>
    <style:style style:name="T84_133" style:family="text"/>
    <style:style style:name="T84_134" style:family="text"/>
    <style:style style:name="T84_135" style:family="text"/>
    <style:style style:name="T84_136" style:family="text"/>
    <style:style style:name="T84_137" style:family="text"/>
    <style:style style:name="T84_138" style:family="text"/>
    <style:style style:name="T84_139" style:family="text"/>
    <style:style style:name="T84_140" style:family="text"/>
    <style:style style:name="T84_141" style:family="text"/>
    <style:style style:name="T84_142" style:family="text"/>
    <style:style style:name="T84_143" style:family="text"/>
    <style:style style:name="T84_144" style:family="text"/>
    <style:style style:name="T84_145" style:family="text"/>
    <style:style style:name="T84_146" style:family="text"/>
    <style:style style:name="T84_147" style:family="text"/>
    <style:style style:name="T84_148" style:family="text"/>
    <style:style style:name="T84_149" style:family="text"/>
    <style:style style:name="T84_150" style:family="text"/>
    <style:style style:name="T84_151" style:family="text"/>
    <style:style style:name="T84_152" style:family="text"/>
    <style:style style:name="T84_153" style:family="text"/>
    <style:style style:name="T84_154" style:family="text"/>
    <style:style style:name="T84_155" style:family="text"/>
    <style:style style:name="T84_156" style:family="text"/>
    <style:style style:name="T84_157" style:family="text"/>
    <style:style style:name="T84_158" style:family="text"/>
    <style:style style:name="T84_159" style:family="text"/>
    <style:style style:name="T84_160" style:family="text"/>
    <style:style style:name="T84_161" style:family="text"/>
    <style:style style:name="T84_162" style:family="text"/>
    <style:style style:name="T84_163" style:family="text"/>
    <style:style style:name="T84_164" style:family="text"/>
    <style:style style:name="T84_165" style:family="text"/>
    <style:style style:name="T84_166" style:family="text"/>
    <style:style style:name="T84_167" style:family="text"/>
    <style:style style:name="T84_168" style:family="text"/>
    <style:style style:name="T84_169" style:family="text"/>
    <style:style style:name="T84_170" style:family="text"/>
    <style:style style:name="T84_171" style:family="text"/>
    <style:style style:name="T84_172" style:family="text"/>
    <style:style style:name="T84_173" style:family="text"/>
    <style:style style:name="T84_174" style:family="text"/>
    <style:style style:name="T84_175" style:family="text"/>
    <style:style style:name="T84_176" style:family="text"/>
    <style:style style:name="T84_177" style:family="text"/>
    <style:style style:name="T84_178" style:family="text"/>
    <style:style style:name="T84_179" style:family="text"/>
    <style:style style:name="T84_180" style:family="text"/>
    <style:style style:name="T84_181" style:family="text"/>
    <style:style style:name="T84_182" style:family="text"/>
    <style:style style:name="T84_183" style:family="text"/>
    <style:style style:name="T84_184" style:family="text"/>
    <style:style style:name="T84_185" style:family="text"/>
    <style:style style:name="T84_186" style:family="text"/>
    <style:style style:name="T84_187" style:family="text"/>
    <style:style style:name="T84_188" style:family="text"/>
    <style:style style:name="T84_189" style:family="text"/>
    <style:style style:name="T84_190" style:family="text"/>
    <style:style style:name="T84_191" style:family="text"/>
    <style:style style:name="T84_19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>
      <style:text-properties fo:background-color="#fff2cc"/>
    </style:style>
    <style:style style:name="T85_26" style:family="text">
      <style:text-properties fo:background-color="#fff2cc"/>
    </style:style>
    <style:style style:name="T85_27" style:family="text">
      <style:text-properties fo:background-color="#fff2cc"/>
    </style:style>
    <style:style style:name="T85_28" style:family="text">
      <style:text-properties fo:background-color="#fff2cc"/>
    </style:style>
    <style:style style:name="T85_29" style:family="text">
      <style:text-properties fo:background-color="#fff2cc"/>
    </style:style>
    <style:style style:name="T85_30" style:family="text">
      <style:text-properties fo:background-color="#fff2cc"/>
    </style:style>
    <style:style style:name="T85_31" style:family="text">
      <style:text-properties fo:background-color="#fff2cc"/>
    </style:style>
    <style:style style:name="T85_32" style:family="text">
      <style:text-properties fo:background-color="#fff2cc"/>
    </style:style>
    <style:style style:name="T85_33" style:family="text">
      <style:text-properties fo:background-color="#fff2cc"/>
    </style:style>
    <style:style style:name="T85_34" style:family="text">
      <style:text-properties fo:background-color="#fff2cc"/>
    </style:style>
    <style:style style:name="T85_35" style:family="text">
      <style:text-properties fo:background-color="#fff2cc"/>
    </style:style>
    <style:style style:name="T85_36" style:family="text">
      <style:text-properties fo:background-color="#fff2cc"/>
    </style:style>
    <style:style style:name="T85_37" style:family="text">
      <style:text-properties fo:background-color="#fff2cc"/>
    </style:style>
    <style:style style:name="T85_38" style:family="text">
      <style:text-properties fo:background-color="#fff2cc"/>
    </style:style>
    <style:style style:name="T85_39" style:family="text">
      <style:text-properties fo:background-color="#fff2cc"/>
    </style:style>
    <style:style style:name="T85_40" style:family="text">
      <style:text-properties fo:background-color="#fff2cc"/>
    </style:style>
    <style:style style:name="T85_41" style:family="text">
      <style:text-properties fo:background-color="#fff2cc"/>
    </style:style>
    <style:style style:name="T85_42" style:family="text">
      <style:text-properties fo:background-color="#fff2cc"/>
    </style:style>
    <style:style style:name="T85_43" style:family="text">
      <style:text-properties fo:background-color="#fff2cc"/>
    </style:style>
    <style:style style:name="T85_44" style:family="text">
      <style:text-properties fo:background-color="#fff2cc"/>
    </style:style>
    <style:style style:name="T85_45" style:family="text">
      <style:text-properties fo:background-color="#fff2cc"/>
    </style:style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>
      <style:text-properties fo:background-color="#fff2cc"/>
    </style:style>
    <style:style style:name="T85_78" style:family="text">
      <style:text-properties fo:background-color="#fff2cc"/>
    </style:style>
    <style:style style:name="T85_79" style:family="text">
      <style:text-properties fo:background-color="#fff2cc"/>
    </style:style>
    <style:style style:name="T85_80" style:family="text">
      <style:text-properties fo:background-color="#fff2cc"/>
    </style:style>
    <style:style style:name="T85_81" style:family="text"/>
    <style:style style:name="T85_82" style:family="text">
      <style:text-properties fo:background-color="#fff2cc" fo:color="#1155cc" style:text-underline-style="solid" style:text-underline-color="font-color"/>
    </style:style>
    <style:style style:name="T85_83" style:family="text"/>
    <style:style style:name="T85_84" style:family="text">
      <style:text-properties fo:background-color="#fff2cc" fo:color="#1155cc" style:text-underline-style="solid" style:text-underline-color="font-color"/>
    </style:style>
    <style:style style:name="T85_85" style:family="text"/>
    <style:style style:name="T85_86" style:family="text">
      <style:text-properties fo:background-color="#fff2cc" fo:color="#1155cc" style:text-underline-style="solid" style:text-underline-color="font-color"/>
    </style:style>
    <style:style style:name="T85_87" style:family="text"/>
    <style:style style:name="T85_88" style:family="text">
      <style:text-properties fo:background-color="#fff2cc" fo:color="#1155cc" style:text-underline-style="solid" style:text-underline-color="font-color"/>
    </style:style>
    <style:style style:name="T85_89" style:family="text"/>
    <style:style style:name="T85_90" style:family="text">
      <style:text-properties fo:background-color="#fff2cc" fo:color="#1155cc" style:text-underline-style="solid" style:text-underline-color="font-color"/>
    </style:style>
    <style:style style:name="T85_91" style:family="text"/>
    <style:style style:name="T85_92" style:family="text">
      <style:text-properties fo:background-color="#fff2cc" fo:color="#1155cc" style:text-underline-style="solid" style:text-underline-color="font-color"/>
    </style:style>
    <style:style style:name="T85_93" style:family="text"/>
    <style:style style:name="T85_94" style:family="text">
      <style:text-properties fo:background-color="#fff2cc" fo:color="#1155cc" style:text-underline-style="solid" style:text-underline-color="font-color"/>
    </style:style>
    <style:style style:name="T85_95" style:family="text"/>
    <style:style style:name="T85_96" style:family="text">
      <style:text-properties fo:background-color="#fff2cc" fo:color="#1155cc" style:text-underline-style="solid" style:text-underline-color="font-color"/>
    </style:style>
    <style:style style:name="T85_97" style:family="text"/>
    <style:style style:name="T85_98" style:family="text">
      <style:text-properties fo:background-color="#fff2cc" fo:color="#1155cc" style:text-underline-style="solid" style:text-underline-color="font-color"/>
    </style:style>
    <style:style style:name="T85_99" style:family="text"/>
    <style:style style:name="T85_100" style:family="text">
      <style:text-properties fo:background-color="#fff2cc" fo:color="#1155cc" style:text-underline-style="solid" style:text-underline-color="font-color"/>
    </style:style>
    <style:style style:name="T85_101" style:family="text"/>
    <style:style style:name="T85_102" style:family="text">
      <style:text-properties fo:background-color="#fff2cc" fo:color="#1155cc" style:text-underline-style="solid" style:text-underline-color="font-color"/>
    </style:style>
    <style:style style:name="T85_103" style:family="text"/>
    <style:style style:name="T85_104" style:family="text">
      <style:text-properties fo:background-color="#fff2cc" fo:color="#1155cc" style:text-underline-style="solid" style:text-underline-color="font-color"/>
    </style:style>
    <style:style style:name="T85_105" style:family="text"/>
    <style:style style:name="T85_106" style:family="text">
      <style:text-properties fo:background-color="#fff2cc" fo:color="#1155cc" style:text-underline-style="solid" style:text-underline-color="font-color"/>
    </style:style>
    <style:style style:name="T85_107" style:family="text"/>
    <style:style style:name="T85_108" style:family="text">
      <style:text-properties fo:background-color="#fff2cc" fo:color="#1155cc" style:text-underline-style="solid" style:text-underline-color="font-color"/>
    </style:style>
    <style:style style:name="T85_109" style:family="text"/>
    <style:style style:name="T85_110" style:family="text">
      <style:text-properties fo:background-color="#fff2cc" fo:color="#1155cc" style:text-underline-style="solid" style:text-underline-color="font-color"/>
    </style:style>
    <style:style style:name="T85_111" style:family="text"/>
    <style:style style:name="T85_112" style:family="text">
      <style:text-properties fo:background-color="#fff2cc" fo:color="#1155cc" style:text-underline-style="solid" style:text-underline-color="font-color"/>
    </style:style>
    <style:style style:name="T85_113" style:family="text"/>
    <style:style style:name="T85_114" style:family="text">
      <style:text-properties fo:background-color="#fff2cc" fo:color="#1155cc" style:text-underline-style="solid" style:text-underline-color="font-color"/>
    </style:style>
    <style:style style:name="T85_115" style:family="text">
      <style:text-properties fo:background-color="#fff2cc"/>
    </style:style>
    <style:style style:name="T85_116" style:family="text">
      <style:text-properties fo:background-color="#fff2cc"/>
    </style:style>
    <style:style style:name="T85_117" style:family="text">
      <style:text-properties fo:background-color="#fff2cc"/>
    </style:style>
    <style:style style:name="T85_118" style:family="text">
      <style:text-properties fo:background-color="#fff2cc"/>
    </style:style>
    <style:style style:name="T85_119" style:family="text">
      <style:text-properties fo:background-color="#fff2cc"/>
    </style:style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>
      <style:text-properties fo:background-color="#fff2cc"/>
    </style:style>
    <style:style style:name="T88_2" style:family="text">
      <style:text-properties fo:background-color="#fff2cc"/>
    </style:style>
    <style:style style:name="T88_3" style:family="text">
      <style:text-properties fo:background-color="#fff2cc"/>
    </style:style>
    <style:style style:name="T88_4" style:family="text">
      <style:text-properties fo:background-color="#fff2cc"/>
    </style:style>
    <style:style style:name="T88_5" style:family="text">
      <style:text-properties fo:background-color="#fff2cc"/>
    </style:style>
    <style:style style:name="T88_6" style:family="text">
      <style:text-properties fo:background-color="#fff2cc"/>
    </style:style>
    <style:style style:name="T88_7" style:family="text">
      <style:text-properties fo:background-color="#fff2cc"/>
    </style:style>
    <style:style style:name="T88_8" style:family="text">
      <style:text-properties fo:background-color="#fff2cc"/>
    </style:style>
    <style:style style:name="T88_9" style:family="text">
      <style:text-properties fo:background-color="#fff2cc"/>
    </style:style>
    <style:style style:name="T88_10" style:family="text">
      <style:text-properties fo:background-color="#fff2cc"/>
    </style:style>
    <style:style style:name="T88_11" style:family="text">
      <style:text-properties fo:background-color="#fff2cc"/>
    </style:style>
    <style:style style:name="T88_12" style:family="text">
      <style:text-properties fo:background-color="#fff2cc"/>
    </style:style>
    <style:style style:name="T88_13" style:family="text">
      <style:text-properties fo:background-color="#fff2cc"/>
    </style:style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>
      <style:text-properties fo:background-color="#fff2cc"/>
    </style:style>
    <style:style style:name="T89_2" style:family="text">
      <style:text-properties fo:background-color="#fff2cc"/>
    </style:style>
    <style:style style:name="T89_3" style:family="text">
      <style:text-properties fo:background-color="#fff2cc"/>
    </style:style>
    <style:style style:name="T89_4" style:family="text">
      <style:text-properties fo:background-color="#fff2cc"/>
    </style:style>
    <style:style style:name="T89_5" style:family="text">
      <style:text-properties fo:background-color="#fff2cc"/>
    </style:style>
    <style:style style:name="T89_6" style:family="text">
      <style:text-properties fo:background-color="#fff2cc"/>
    </style:style>
    <style:style style:name="T89_7" style:family="text">
      <style:text-properties fo:background-color="#fff2cc"/>
    </style:style>
    <style:style style:name="T89_8" style:family="text">
      <style:text-properties fo:background-color="#fff2cc"/>
    </style:style>
    <style:style style:name="T89_9" style:family="text">
      <style:text-properties fo:background-color="#fff2cc"/>
    </style:style>
    <style:style style:name="T89_10" style:family="text">
      <style:text-properties fo:background-color="#fff2cc"/>
    </style:style>
    <style:style style:name="T89_11" style:family="text">
      <style:text-properties fo:background-color="#fff2cc"/>
    </style:style>
    <style:style style:name="T89_12" style:family="text">
      <style:text-properties fo:background-color="#fff2cc"/>
    </style:style>
    <style:style style:name="T89_13" style:family="text">
      <style:text-properties fo:background-color="#fff2cc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background-color="#fff2cc"/>
    </style:style>
    <style:style style:name="T90_2" style:family="text">
      <style:text-properties fo:background-color="#fff2cc"/>
    </style:style>
    <style:style style:name="T90_3" style:family="text">
      <style:text-properties fo:background-color="#fff2cc"/>
    </style:style>
    <style:style style:name="T90_4" style:family="text">
      <style:text-properties fo:background-color="#fff2cc"/>
    </style:style>
    <style:style style:name="T90_5" style:family="text">
      <style:text-properties fo:background-color="#fff2cc"/>
    </style:style>
    <style:style style:name="T90_6" style:family="text">
      <style:text-properties fo:background-color="#fff2cc"/>
    </style:style>
    <style:style style:name="T90_7" style:family="text">
      <style:text-properties fo:background-color="#fff2cc"/>
    </style:style>
    <style:style style:name="T90_8" style:family="text">
      <style:text-properties fo:background-color="#fff2cc"/>
    </style:style>
    <style:style style:name="T90_9" style:family="text">
      <style:text-properties fo:background-color="#fff2cc"/>
    </style:style>
    <style:style style:name="T90_10" style:family="text">
      <style:text-properties fo:background-color="#fff2cc"/>
    </style:style>
    <style:style style:name="T90_11" style:family="text">
      <style:text-properties fo:background-color="#fff2cc"/>
    </style:style>
    <style:style style:name="T90_12" style:family="text">
      <style:text-properties fo:background-color="#fff2cc"/>
    </style:style>
    <style:style style:name="T90_13" style:family="text">
      <style:text-properties fo:background-color="#fff2cc"/>
    </style:style>
    <style:style style:name="T90_14" style:family="text">
      <style:text-properties fo:background-color="#fff2cc"/>
    </style:style>
    <style:style style:name="T90_15" style:family="text">
      <style:text-properties fo:background-color="#fff2cc"/>
    </style:style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>
      <style:text-properties fo:background-color="#fff2cc"/>
    </style:style>
    <style:style style:name="T92_2" style:family="text">
      <style:text-properties fo:background-color="#fff2cc"/>
    </style:style>
    <style:style style:name="T92_3" style:family="text">
      <style:text-properties fo:background-color="#fff2cc"/>
    </style:style>
    <style:style style:name="T92_4" style:family="text">
      <style:text-properties fo:background-color="#fff2cc"/>
    </style:style>
    <style:style style:name="T92_5" style:family="text">
      <style:text-properties fo:background-color="#fff2cc"/>
    </style:style>
    <style:style style:name="T92_6" style:family="text">
      <style:text-properties fo:background-color="#fff2cc"/>
    </style:style>
    <style:style style:name="T92_7" style:family="text">
      <style:text-properties fo:background-color="#fff2cc"/>
    </style:style>
    <style:style style:name="T92_8" style:family="text">
      <style:text-properties fo:background-color="#fff2cc"/>
    </style:style>
    <style:style style:name="T92_9" style:family="text">
      <style:text-properties fo:background-color="#fff2cc"/>
    </style:style>
    <style:style style:name="T92_10" style:family="text">
      <style:text-properties fo:background-color="#fff2cc"/>
    </style:style>
    <style:style style:name="T92_11" style:family="text">
      <style:text-properties fo:background-color="#fff2cc"/>
    </style:style>
    <style:style style:name="T92_12" style:family="text">
      <style:text-properties fo:background-color="#fff2cc"/>
    </style:style>
    <style:style style:name="T92_13" style:family="text">
      <style:text-properties fo:background-color="#fff2cc"/>
    </style:style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>
      <style:text-properties fo:background-color="#fff2cc"/>
    </style:style>
    <style:style style:name="T93_2" style:family="text">
      <style:text-properties fo:background-color="#fff2cc"/>
    </style:style>
    <style:style style:name="T93_3" style:family="text">
      <style:text-properties fo:background-color="#fff2cc"/>
    </style:style>
    <style:style style:name="T93_4" style:family="text">
      <style:text-properties fo:background-color="#fff2cc"/>
    </style:style>
    <style:style style:name="T93_5" style:family="text">
      <style:text-properties fo:background-color="#fff2cc"/>
    </style:style>
    <style:style style:name="T93_6" style:family="text">
      <style:text-properties fo:background-color="#fff2cc"/>
    </style:style>
    <style:style style:name="T93_7" style:family="text">
      <style:text-properties fo:background-color="#fff2cc"/>
    </style:style>
    <style:style style:name="T93_8" style:family="text">
      <style:text-properties fo:background-color="#fff2cc"/>
    </style:style>
    <style:style style:name="T93_9" style:family="text">
      <style:text-properties fo:background-color="#fff2cc"/>
    </style:style>
    <style:style style:name="T93_10" style:family="text">
      <style:text-properties fo:background-color="#fff2cc"/>
    </style:style>
    <style:style style:name="T93_11" style:family="text">
      <style:text-properties fo:background-color="#fff2cc"/>
    </style:style>
    <style:style style:name="T93_12" style:family="text">
      <style:text-properties fo:background-color="#fff2cc"/>
    </style:style>
    <style:style style:name="T93_13" style:family="text">
      <style:text-properties fo:background-color="#fff2cc"/>
    </style:style>
    <style:style style:name="P94" style:family="paragraph" style:parent-style-name="Standard">
      <style:paragraph-properties fo:break-before="auto" fo:line-height="115%" fo:margin-top="0cm" fo:margin-bottom="0cm" style:writing-mode="lr-tb"/>
    </style:style>
    <style:style style:name="T94_1" style:family="text">
      <style:text-properties fo:background-color="#fff2cc"/>
    </style:style>
    <style:style style:name="T94_2" style:family="text">
      <style:text-properties fo:background-color="#fff2cc"/>
    </style:style>
    <style:style style:name="T94_3" style:family="text">
      <style:text-properties fo:background-color="#fff2cc"/>
    </style:style>
    <style:style style:name="T94_4" style:family="text">
      <style:text-properties fo:background-color="#fff2cc"/>
    </style:style>
    <style:style style:name="T94_5" style:family="text">
      <style:text-properties fo:background-color="#fff2cc"/>
    </style:style>
    <style:style style:name="T94_6" style:family="text">
      <style:text-properties fo:background-color="#fff2cc"/>
    </style:style>
    <style:style style:name="T94_7" style:family="text">
      <style:text-properties fo:background-color="#fff2cc"/>
    </style:style>
    <style:style style:name="T94_8" style:family="text">
      <style:text-properties fo:background-color="#fff2cc"/>
    </style:style>
    <style:style style:name="T94_9" style:family="text">
      <style:text-properties fo:background-color="#fff2cc"/>
    </style:style>
    <style:style style:name="T94_10" style:family="text">
      <style:text-properties fo:background-color="#fff2cc"/>
    </style:style>
    <style:style style:name="T94_11" style:family="text">
      <style:text-properties fo:background-color="#fff2cc"/>
    </style:style>
    <style:style style:name="T94_12" style:family="text">
      <style:text-properties fo:background-color="#fff2cc"/>
    </style:style>
    <style:style style:name="T94_13" style:family="text">
      <style:text-properties fo:background-color="#fff2cc"/>
    </style:style>
    <style:style style:name="P95" style:family="paragraph" style:parent-style-name="Standard">
      <style:paragraph-properties fo:break-before="auto" fo:text-indent="0cm" fo:line-height="115%" fo:margin-left="1.27cm" style:writing-mode="lr-tb"/>
      <style:text-properties fo:background-color="#fff2cc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P99" style:family="paragraph" style:parent-style-name="Standard">
      <style:paragraph-properties fo:break-before="page" fo:text-indent="0cm" fo:line-height="115%" fo:margin-left="1.27cm" style:writing-mode="lr-tb"/>
    </style:style>
    <style:style style:name="T99_1" style:family="text"/>
    <style:style style:name="P100" style:family="paragraph" style:parent-style-name="Standard">
      <style:paragraph-properties fo:break-before="auto" fo:text-indent="0cm" fo:line-height="115%" fo:margin-left="1.508cm" style:writing-mode="lr-tb"/>
    </style:style>
    <style:style style:name="T100_1" style:family="text">
      <style:text-properties fo:font-size="14pt" style:font-size-asian="14pt" style:font-size-complex="14pt"/>
    </style:style>
    <style:style style:name="T100_2" style:family="text">
      <style:text-properties fo:font-size="14pt" style:font-size-asian="14pt" style:font-size-complex="14pt"/>
    </style:style>
    <style:style style:name="T100_3" style:family="text">
      <style:text-properties fo:font-size="14pt" style:font-size-asian="14pt" style:font-size-complex="14pt"/>
    </style:style>
    <style:style style:name="T100_4" style:family="text">
      <style:text-properties fo:font-size="14pt" style:font-size-asian="14pt" style:font-size-complex="14pt"/>
    </style:style>
    <style:style style:name="T100_5" style:family="text">
      <style:text-properties fo:font-size="14pt" style:font-size-asian="14pt" style:font-size-complex="14pt"/>
    </style:style>
    <style:style style:name="T100_6" style:family="text">
      <style:text-properties fo:font-size="14pt" style:font-size-asian="14pt" style:font-size-complex="14pt"/>
    </style:style>
    <style:style style:name="T100_7" style:family="text">
      <style:text-properties fo:font-size="14pt" style:font-size-asian="14pt" style:font-size-complex="14pt"/>
    </style:style>
    <style:style style:name="T100_8" style:family="text">
      <style:text-properties fo:font-size="14pt" style:font-size-asian="14pt" style:font-size-complex="14pt"/>
    </style:style>
    <style:style style:name="T100_9" style:family="text">
      <style:text-properties fo:font-size="14pt" style:font-size-asian="14pt" style:font-size-complex="14pt"/>
    </style:style>
    <style:style style:name="T100_10" style:family="text">
      <style:text-properties fo:font-size="14pt" style:font-size-asian="14pt" style:font-size-complex="14pt"/>
    </style:style>
    <style:style style:name="T100_11" style:family="text">
      <style:text-properties fo:font-size="14pt" style:font-size-asian="14pt" style:font-size-complex="14pt"/>
    </style:style>
    <style:style style:name="T100_12" style:family="text">
      <style:text-properties fo:font-size="14pt" style:font-size-asian="14pt" style:font-size-complex="14pt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background-color="#fff2cc" fo:font-size="12pt" style:font-size-asian="12pt" style:font-size-complex="12pt"/>
    </style:style>
    <style:style style:name="T101_10" style:family="text">
      <style:text-properties fo:background-color="#fff2cc" fo:font-size="12pt" style:font-size-asian="12pt" style:font-size-complex="12pt"/>
    </style:style>
    <style:style style:name="T101_11" style:family="text">
      <style:text-properties fo:background-color="#fff2cc" fo:font-size="12pt" style:font-size-asian="12pt" style:font-size-complex="12pt"/>
    </style:style>
    <style:style style:name="T101_12" style:family="text">
      <style:text-properties fo:background-color="#fff2cc" fo:font-size="12pt" style:font-size-asian="12pt" style:font-size-complex="12pt"/>
    </style:style>
    <style:style style:name="T101_13" style:family="text">
      <style:text-properties fo:background-color="#fff2cc" fo:font-size="12pt" style:font-size-asian="12pt" style:font-size-complex="12pt"/>
    </style:style>
    <style:style style:name="T101_14" style:family="text">
      <style:text-properties fo:background-color="#fff2cc" fo:font-size="12pt" style:font-size-asian="12pt" style:font-size-complex="12pt"/>
    </style:style>
    <style:style style:name="T101_15" style:family="text">
      <style:text-properties fo:background-color="#fff2cc"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T101_35" style:family="text">
      <style:text-properties fo:font-size="12pt" style:font-size-asian="12pt" style:font-size-complex="12pt"/>
    </style:style>
    <style:style style:name="T101_36" style:family="text">
      <style:text-properties fo:font-size="12pt" style:font-size-asian="12pt" style:font-size-complex="12pt"/>
    </style:style>
    <style:style style:name="T101_37" style:family="text">
      <style:text-properties fo:font-size="12pt" style:font-size-asian="12pt" style:font-size-complex="12pt"/>
    </style:style>
    <style:style style:name="T101_38" style:family="text">
      <style:text-properties fo:font-size="12pt" style:font-size-asian="12pt" style:font-size-complex="12pt"/>
    </style:style>
    <style:style style:name="T101_39" style:family="text">
      <style:text-properties fo:font-size="12pt" style:font-size-asian="12pt" style:font-size-complex="12pt"/>
    </style:style>
    <style:style style:name="T101_40" style:family="text">
      <style:text-properties fo:font-size="12pt" style:font-size-asian="12pt" style:font-size-complex="12pt"/>
    </style:style>
    <style:style style:name="T101_41" style:family="text">
      <style:text-properties fo:font-size="12pt" style:font-size-asian="12pt" style:font-size-complex="12pt"/>
    </style:style>
    <style:style style:name="T101_42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background-color="#fff2cc" fo:font-size="12pt" style:font-size-asian="12pt" style:font-size-complex="12pt"/>
    </style:style>
    <style:style style:name="T102_16" style:family="text">
      <style:text-properties fo:background-color="#fff2cc" fo:font-size="12pt" style:font-size-asian="12pt" style:font-size-complex="12pt"/>
    </style:style>
    <style:style style:name="T102_17" style:family="text">
      <style:text-properties fo:background-color="#fff2cc" fo:font-size="12pt" style:font-size-asian="12pt" style:font-size-complex="12pt"/>
    </style:style>
    <style:style style:name="T102_18" style:family="text">
      <style:text-properties fo:background-color="#fff2cc" fo:font-size="12pt" style:font-size-asian="12pt" style:font-size-complex="12pt"/>
    </style:style>
    <style:style style:name="T102_19" style:family="text">
      <style:text-properties fo:background-color="#fff2cc" fo:font-size="12pt" style:font-size-asian="12pt" style:font-size-complex="12pt"/>
    </style:style>
    <style:style style:name="T102_20" style:family="text">
      <style:text-properties fo:background-color="#fff2cc" fo:font-size="12pt" style:font-size-asian="12pt" style:font-size-complex="12pt"/>
    </style:style>
    <style:style style:name="T102_21" style:family="text">
      <style:text-properties fo:background-color="#fff2cc" fo:font-size="12pt" style:font-size-asian="12pt" style:font-size-complex="12pt"/>
    </style:style>
    <style:style style:name="T102_22" style:family="text">
      <style:text-properties fo:background-color="#fff2cc" fo:font-size="12pt" style:font-size-asian="12pt" style:font-size-complex="12pt"/>
    </style:style>
    <style:style style:name="T102_23" style:family="text">
      <style:text-properties fo:background-color="#fff2cc" fo:font-size="12pt" style:font-size-asian="12pt" style:font-size-complex="12pt"/>
    </style:style>
    <style:style style:name="T102_24" style:family="text">
      <style:text-properties fo:background-color="#fff2cc" fo:font-size="12pt" style:font-size-asian="12pt" style:font-size-complex="12pt"/>
    </style:style>
    <style:style style:name="T102_25" style:family="text">
      <style:text-properties fo:background-color="#fff2cc" fo:font-size="12pt" style:font-size-asian="12pt" style:font-size-complex="12pt"/>
    </style:style>
    <style:style style:name="T102_26" style:family="text">
      <style:text-properties fo:background-color="#fff2cc" fo:font-size="12pt" style:font-size-asian="12pt" style:font-size-complex="12pt"/>
    </style:style>
    <style:style style:name="T102_27" style:family="text">
      <style:text-properties fo:background-color="#fff2cc" fo:font-size="12pt" style:font-size-asian="12pt" style:font-size-complex="12pt"/>
    </style:style>
    <style:style style:name="T102_28" style:family="text">
      <style:text-properties fo:background-color="#fff2cc" fo:font-size="12pt" style:font-size-asian="12pt" style:font-size-complex="12pt"/>
    </style:style>
    <style:style style:name="T102_29" style:family="text">
      <style:text-properties fo:background-color="#fff2cc" fo:font-size="12pt" style:font-size-asian="12pt" style:font-size-complex="12pt"/>
    </style:style>
    <style:style style:name="T102_30" style:family="text">
      <style:text-properties fo:background-color="#fff2cc" fo:font-size="12pt" style:font-size-asian="12pt" style:font-size-complex="12pt"/>
    </style:style>
    <style:style style:name="T102_31" style:family="text">
      <style:text-properties fo:background-color="#fff2cc" fo:font-size="12pt" style:font-size-asian="12pt" style:font-size-complex="12pt"/>
    </style:style>
    <style:style style:name="T102_32" style:family="text">
      <style:text-properties fo:background-color="#fff2cc" fo:font-size="12pt" style:font-size-asian="12pt" style:font-size-complex="12pt"/>
    </style:style>
    <style:style style:name="T102_33" style:family="text">
      <style:text-properties fo:background-color="#fff2cc" fo:font-size="12pt" style:font-size-asian="12pt" style:font-size-complex="12pt"/>
    </style:style>
    <style:style style:name="T102_34" style:family="text">
      <style:text-properties fo:background-color="#fff2cc" fo:font-size="12pt" style:font-size-asian="12pt" style:font-size-complex="12pt"/>
    </style:style>
    <style:style style:name="T102_35" style:family="text">
      <style:text-properties fo:background-color="#fff2cc" fo:font-size="12pt" style:font-size-asian="12pt" style:font-size-complex="12pt"/>
    </style:style>
    <style:style style:name="T102_36" style:family="text">
      <style:text-properties fo:background-color="#fff2cc" fo:font-size="12pt" style:font-size-asian="12pt" style:font-size-complex="12pt"/>
    </style:style>
    <style:style style:name="T102_37" style:family="text">
      <style:text-properties fo:background-color="#fff2cc" fo:font-size="12pt" style:font-size-asian="12pt" style:font-size-complex="12pt"/>
    </style:style>
    <style:style style:name="T102_38" style:family="text">
      <style:text-properties fo:background-color="#fff2cc" fo:font-size="12pt" style:font-size-asian="12pt" style:font-size-complex="12pt"/>
    </style:style>
    <style:style style:name="T102_39" style:family="text">
      <style:text-properties fo:background-color="#fff2cc" fo:font-size="12pt" style:font-size-asian="12pt" style:font-size-complex="12pt"/>
    </style:style>
    <style:style style:name="T102_40" style:family="text">
      <style:text-properties fo:background-color="#fff2cc" fo:font-size="12pt" style:font-size-asian="12pt" style:font-size-complex="12pt"/>
    </style:style>
    <style:style style:name="T102_41" style:family="text">
      <style:text-properties fo:background-color="#fff2cc" fo:font-size="12pt" style:font-size-asian="12pt" style:font-size-complex="12pt"/>
    </style:style>
    <style:style style:name="T102_42" style:family="text">
      <style:text-properties fo:background-color="#fff2cc" fo:font-size="12pt" style:font-size-asian="12pt" style:font-size-complex="12pt"/>
    </style:style>
    <style:style style:name="T102_43" style:family="text">
      <style:text-properties fo:background-color="#fff2cc" fo:font-size="12pt" style:font-size-asian="12pt" style:font-size-complex="12pt"/>
    </style:style>
    <style:style style:name="T102_44" style:family="text">
      <style:text-properties fo:background-color="#fff2cc" fo:font-size="12pt" style:font-size-asian="12pt" style:font-size-complex="12pt"/>
    </style:style>
    <style:style style:name="T102_45" style:family="text">
      <style:text-properties fo:background-color="#fff2cc" fo:font-size="12pt" style:font-size-asian="12pt" style:font-size-complex="12pt"/>
    </style:style>
    <style:style style:name="T102_46" style:family="text">
      <style:text-properties fo:background-color="#fff2cc" fo:font-size="12pt" style:font-size-asian="12pt" style:font-size-complex="12pt"/>
    </style:style>
    <style:style style:name="T102_47" style:family="text">
      <style:text-properties fo:background-color="#fff2cc" fo:font-size="12pt" style:font-size-asian="12pt" style:font-size-complex="12pt"/>
    </style:style>
    <style:style style:name="T102_48" style:family="text">
      <style:text-properties fo:background-color="#fff2cc" fo:font-size="12pt" style:font-size-asian="12pt" style:font-size-complex="12pt"/>
    </style:style>
    <style:style style:name="T102_49" style:family="text">
      <style:text-properties fo:background-color="#fff2cc" fo:font-size="12pt" style:font-size-asian="12pt" style:font-size-complex="12pt"/>
    </style:style>
    <style:style style:name="T102_50" style:family="text">
      <style:text-properties fo:background-color="#fff2cc" fo:font-size="12pt" style:font-size-asian="12pt" style:font-size-complex="12pt"/>
    </style:style>
    <style:style style:name="T102_51" style:family="text">
      <style:text-properties fo:background-color="#fff2cc" fo:font-size="12pt" style:font-size-asian="12pt" style:font-size-complex="12pt"/>
    </style:style>
    <style:style style:name="T102_52" style:family="text">
      <style:text-properties fo:background-color="#fff2cc" fo:font-size="12pt" style:font-size-asian="12pt" style:font-size-complex="12pt"/>
    </style:style>
    <style:style style:name="T102_53" style:family="text">
      <style:text-properties fo:background-color="#fff2cc" fo:font-size="12pt" style:font-size-asian="12pt" style:font-size-complex="12pt"/>
    </style:style>
    <style:style style:name="T102_54" style:family="text">
      <style:text-properties fo:background-color="#fff2cc" fo:font-size="12pt" style:font-size-asian="12pt" style:font-size-complex="12pt"/>
    </style:style>
    <style:style style:name="T102_55" style:family="text">
      <style:text-properties fo:background-color="#fff2cc" fo:font-size="12pt" style:font-size-asian="12pt" style:font-size-complex="12pt"/>
    </style:style>
    <style:style style:name="T102_56" style:family="text">
      <style:text-properties fo:background-color="#fff2cc" fo:font-size="12pt" style:font-size-asian="12pt" style:font-size-complex="12pt"/>
    </style:style>
    <style:style style:name="T102_57" style:family="text">
      <style:text-properties fo:background-color="#fff2cc" fo:font-size="12pt" style:font-size-asian="12pt" style:font-size-complex="12pt"/>
    </style:style>
    <style:style style:name="T102_58" style:family="text">
      <style:text-properties fo:background-color="#fff2cc"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background-color="#fff2cc"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fo:font-size="12pt" style:font-size-asian="12pt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T102_80" style:family="text">
      <style:text-properties fo:font-size="12pt" style:font-size-asian="12pt" style:font-size-complex="12pt"/>
    </style:style>
    <style:style style:name="T102_81" style:family="text">
      <style:text-properties fo:font-size="12pt" style:font-size-asian="12pt" style:font-size-complex="12pt"/>
    </style:style>
    <style:style style:name="T102_82" style:family="text">
      <style:text-properties fo:font-size="12pt" style:font-size-asian="12pt" style:font-size-complex="12pt"/>
    </style:style>
    <style:style style:name="T102_83" style:family="text">
      <style:text-properties fo:font-size="12pt" style:font-size-asian="12pt" style:font-size-complex="12pt"/>
    </style:style>
    <style:style style:name="T102_84" style:family="text">
      <style:text-properties fo:font-size="12pt" style:font-size-asian="12pt" style:font-size-complex="12pt"/>
    </style:style>
    <style:style style:name="T102_85" style:family="text">
      <style:text-properties fo:font-size="12pt" style:font-size-asian="12pt" style:font-size-complex="12pt"/>
    </style:style>
    <style:style style:name="T102_86" style:family="text">
      <style:text-properties fo:font-size="12pt" style:font-size-asian="12pt" style:font-size-complex="12pt"/>
    </style:style>
    <style:style style:name="T102_87" style:family="text">
      <style:text-properties fo:font-size="12pt" style:font-size-asian="12pt" style:font-size-complex="12pt"/>
    </style:style>
    <style:style style:name="T102_88" style:family="text">
      <style:text-properties fo:font-size="12pt" style:font-size-asian="12pt" style:font-size-complex="12pt"/>
    </style:style>
    <style:style style:name="T102_89" style:family="text">
      <style:text-properties fo:font-size="12pt" style:font-size-asian="12pt" style:font-size-complex="12pt"/>
    </style:style>
    <style:style style:name="T102_90" style:family="text">
      <style:text-properties fo:font-size="12pt" style:font-size-asian="12pt" style:font-size-complex="12pt"/>
    </style:style>
    <style:style style:name="T102_91" style:family="text">
      <style:text-properties fo:font-size="12pt" style:font-size-asian="12pt" style:font-size-complex="12pt"/>
    </style:style>
    <style:style style:name="T102_92" style:family="text">
      <style:text-properties fo:font-size="12pt" style:font-size-asian="12pt" style:font-size-complex="12pt"/>
    </style:style>
    <style:style style:name="T102_93" style:family="text">
      <style:text-properties fo:font-size="12pt" style:font-size-asian="12pt" style:font-size-complex="12pt"/>
    </style:style>
    <style:style style:name="T102_94" style:family="text">
      <style:text-properties fo:font-size="12pt" style:font-size-asian="12pt" style:font-size-complex="12pt"/>
    </style:style>
    <style:style style:name="T102_95" style:family="text">
      <style:text-properties fo:font-size="12pt" style:font-size-asian="12pt" style:font-size-complex="12pt"/>
    </style:style>
    <style:style style:name="T102_96" style:family="text">
      <style:text-properties fo:font-size="12pt" style:font-size-asian="12pt" style:font-size-complex="12pt"/>
    </style:style>
    <style:style style:name="T102_97" style:family="text">
      <style:text-properties fo:font-size="12pt" style:font-size-asian="12pt" style:font-size-complex="12pt"/>
    </style:style>
    <style:style style:name="T102_98" style:family="text">
      <style:text-properties fo:font-size="12pt" style:font-size-asian="12pt" style:font-size-complex="12pt"/>
    </style:style>
    <style:style style:name="T102_99" style:family="text">
      <style:text-properties fo:font-size="12pt" style:font-size-asian="12pt" style:font-size-complex="12pt"/>
    </style:style>
    <style:style style:name="T102_100" style:family="text">
      <style:text-properties fo:font-size="12pt" style:font-size-asian="12pt" style:font-size-complex="12pt"/>
    </style:style>
    <style:style style:name="T102_101" style:family="text">
      <style:text-properties fo:font-size="12pt" style:font-size-asian="12pt" style:font-size-complex="12pt"/>
    </style:style>
    <style:style style:name="T102_102" style:family="text">
      <style:text-properties fo:font-size="12pt" style:font-size-asian="12pt" style:font-size-complex="12pt"/>
    </style:style>
    <style:style style:name="T102_103" style:family="text">
      <style:text-properties fo:font-style="italic" style:font-style-asian="italic" style:font-style-complex="italic" fo:font-size="12pt" style:font-size-asian="12pt" style:font-size-complex="12pt"/>
    </style:style>
    <style:style style:name="T102_104" style:family="text">
      <style:text-properties fo:font-style="italic" style:font-style-asian="italic" style:font-style-complex="italic" fo:font-size="12pt" style:font-size-asian="12pt" style:font-size-complex="12pt"/>
    </style:style>
    <style:style style:name="T102_105" style:family="text">
      <style:text-properties fo:font-style="italic" style:font-style-asian="italic" style:font-style-complex="italic" fo:font-size="12pt" style:font-size-asian="12pt" style:font-size-complex="12pt"/>
    </style:style>
    <style:style style:name="T102_106" style:family="text">
      <style:text-properties fo:font-style="italic" style:font-style-asian="italic" style:font-style-complex="italic" fo:font-size="12pt" style:font-size-asian="12pt" style:font-size-complex="12pt"/>
    </style:style>
    <style:style style:name="T102_107" style:family="text">
      <style:text-properties fo:font-style="italic" style:font-style-asian="italic" style:font-style-complex="italic" fo:font-size="12pt" style:font-size-asian="12pt" style:font-size-complex="12pt"/>
    </style:style>
    <style:style style:name="T102_108" style:family="text">
      <style:text-properties fo:font-style="italic" style:font-style-asian="italic" style:font-style-complex="italic" fo:font-size="12pt" style:font-size-asian="12pt" style:font-size-complex="12pt"/>
    </style:style>
    <style:style style:name="T102_109" style:family="text">
      <style:text-properties fo:font-style="italic" style:font-style-asian="italic" style:font-style-complex="italic" fo:font-size="12pt" style:font-size-asian="12pt" style:font-size-complex="12pt"/>
    </style:style>
    <style:style style:name="T102_110" style:family="text">
      <style:text-properties fo:font-style="italic" style:font-style-asian="italic" style:font-style-complex="italic" fo:font-size="12pt" style:font-size-asian="12pt" style:font-size-complex="12pt"/>
    </style:style>
    <style:style style:name="T102_111" style:family="text">
      <style:text-properties fo:font-style="italic" style:font-style-asian="italic" style:font-style-complex="italic" fo:font-size="12pt" style:font-size-asian="12pt" style:font-size-complex="12pt"/>
    </style:style>
    <style:style style:name="T102_112" style:family="text">
      <style:text-properties fo:font-style="italic" style:font-style-asian="italic" style:font-style-complex="italic" fo:font-size="12pt" style:font-size-asian="12pt" style:font-size-complex="12pt"/>
    </style:style>
    <style:style style:name="T102_113" style:family="text">
      <style:text-properties fo:font-size="12pt" style:font-size-asian="12pt" style:font-size-complex="12pt"/>
    </style:style>
    <style:style style:name="T102_114" style:family="text">
      <style:text-properties fo:font-size="12pt" style:font-size-asian="12pt" style:font-size-complex="12pt"/>
    </style:style>
    <style:style style:name="T102_115" style:family="text">
      <style:text-properties fo:font-size="12pt" style:font-size-asian="12pt" style:font-size-complex="12pt"/>
    </style:style>
    <style:style style:name="T102_116" style:family="text">
      <style:text-properties fo:font-size="12pt" style:font-size-asian="12pt" style:font-size-complex="12pt"/>
    </style:style>
    <style:style style:name="T102_117" style:family="text">
      <style:text-properties fo:font-size="12pt" style:font-size-asian="12pt" style:font-size-complex="12pt"/>
    </style:style>
    <style:style style:name="T102_118" style:family="text">
      <style:text-properties fo:font-size="12pt" style:font-size-asian="12pt" style:font-size-complex="12pt"/>
    </style:style>
    <style:style style:name="T102_119" style:family="text">
      <style:text-properties fo:font-size="12pt" style:font-size-asian="12pt" style:font-size-complex="12pt"/>
    </style:style>
    <style:style style:name="T102_120" style:family="text">
      <style:text-properties fo:font-style="italic" style:font-style-asian="italic" style:font-style-complex="italic" fo:font-size="12pt" style:font-size-asian="12pt" style:font-size-complex="12pt"/>
    </style:style>
    <style:style style:name="T102_121" style:family="text">
      <style:text-properties fo:font-style="italic" style:font-style-asian="italic" style:font-style-complex="italic" fo:font-size="12pt" style:font-size-asian="12pt" style:font-size-complex="12pt"/>
    </style:style>
    <style:style style:name="T102_122" style:family="text">
      <style:text-properties fo:font-style="italic" style:font-style-asian="italic" style:font-style-complex="italic" fo:font-size="12pt" style:font-size-asian="12pt" style:font-size-complex="12pt"/>
    </style:style>
    <style:style style:name="T102_123" style:family="text">
      <style:text-properties fo:font-style="italic" style:font-style-asian="italic" style:font-style-complex="italic" fo:font-size="12pt" style:font-size-asian="12pt" style:font-size-complex="12pt"/>
    </style:style>
    <style:style style:name="T102_124" style:family="text">
      <style:text-properties fo:font-style="italic" style:font-style-asian="italic" style:font-style-complex="italic" fo:font-size="12pt" style:font-size-asian="12pt" style:font-size-complex="12pt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background-color="#fff2cc" fo:font-size="12pt" style:font-size-asian="12pt" style:font-size-complex="12pt"/>
    </style:style>
    <style:style style:name="T103_8" style:family="text">
      <style:text-properties fo:background-color="#fff2cc" fo:font-size="12pt" style:font-size-asian="12pt" style:font-size-complex="12pt"/>
    </style:style>
    <style:style style:name="T103_9" style:family="text">
      <style:text-properties fo:background-color="#fff2cc" fo:font-size="12pt" style:font-size-asian="12pt" style:font-size-complex="12pt"/>
    </style:style>
    <style:style style:name="T103_10" style:family="text">
      <style:text-properties fo:background-color="#fff2cc" fo:font-size="12pt" style:font-size-asian="12pt" style:font-size-complex="12pt"/>
    </style:style>
    <style:style style:name="T103_11" style:family="text">
      <style:text-properties fo:background-color="#fff2cc" fo:font-size="12pt" style:font-size-asian="12pt" style:font-size-complex="12pt"/>
    </style:style>
    <style:style style:name="T103_12" style:family="text">
      <style:text-properties fo:background-color="#fff2cc" fo:font-size="12pt" style:font-size-asian="12pt" style:font-size-complex="12pt"/>
    </style:style>
    <style:style style:name="T103_13" style:family="text">
      <style:text-properties fo:background-color="#fff2cc" fo:font-size="12pt" style:font-size-asian="12pt" style:font-size-complex="12pt"/>
    </style:style>
    <style:style style:name="T103_14" style:family="text">
      <style:text-properties fo:background-color="#fff2cc" fo:font-size="12pt" style:font-size-asian="12pt" style:font-size-complex="12pt"/>
    </style:style>
    <style:style style:name="T103_15" style:family="text">
      <style:text-properties fo:background-color="#fff2cc" fo:font-size="12pt" style:font-size-asian="12pt" style:font-size-complex="12pt"/>
    </style:style>
    <style:style style:name="T103_16" style:family="text">
      <style:text-properties fo:background-color="#fff2cc" fo:font-size="12pt" style:font-size-asian="12pt" style:font-size-complex="12pt"/>
    </style:style>
    <style:style style:name="T103_17" style:family="text">
      <style:text-properties fo:background-color="#fff2cc" fo:font-size="12pt" style:font-size-asian="12pt" style:font-size-complex="12pt"/>
    </style:style>
    <style:style style:name="T103_18" style:family="text">
      <style:text-properties fo:background-color="#fff2cc" fo:font-size="12pt" style:font-size-asian="12pt" style:font-size-complex="12pt"/>
    </style:style>
    <style:style style:name="T103_19" style:family="text">
      <style:text-properties fo:background-color="#fff2cc" fo:font-size="12pt" style:font-size-asian="12pt" style:font-size-complex="12pt"/>
    </style:style>
    <style:style style:name="T103_20" style:family="text">
      <style:text-properties fo:background-color="#fff2cc" fo:font-size="12pt" style:font-size-asian="12pt" style:font-size-complex="12pt"/>
    </style:style>
    <style:style style:name="T103_21" style:family="text">
      <style:text-properties fo:background-color="#fff2cc" fo:font-size="12pt" style:font-size-asian="12pt" style:font-size-complex="12pt"/>
    </style:style>
    <style:style style:name="T103_22" style:family="text">
      <style:text-properties fo:background-color="#fff2cc" fo:font-size="12pt" style:font-size-asian="12pt" style:font-size-complex="12pt"/>
    </style:style>
    <style:style style:name="T103_23" style:family="text">
      <style:text-properties fo:background-color="#fff2cc" fo:font-size="12pt" style:font-size-asian="12pt" style:font-size-complex="12pt"/>
    </style:style>
    <style:style style:name="T103_24" style:family="text">
      <style:text-properties fo:background-color="#fff2cc" fo:font-size="12pt" style:font-size-asian="12pt" style:font-size-complex="12pt"/>
    </style:style>
    <style:style style:name="T103_25" style:family="text">
      <style:text-properties fo:background-color="#fff2cc" fo:font-size="12pt" style:font-size-asian="12pt" style:font-size-complex="12pt"/>
    </style:style>
    <style:style style:name="T103_26" style:family="text">
      <style:text-properties fo:background-color="#fff2cc" fo:font-size="12pt" style:font-size-asian="12pt" style:font-size-complex="12pt"/>
    </style:style>
    <style:style style:name="T103_27" style:family="text">
      <style:text-properties fo:background-color="#fff2cc" fo:font-size="12pt" style:font-size-asian="12pt" style:font-size-complex="12pt"/>
    </style:style>
    <style:style style:name="T103_28" style:family="text">
      <style:text-properties fo:background-color="#fff2cc" fo:font-size="12pt" style:font-size-asian="12pt" style:font-size-complex="12pt"/>
    </style:style>
    <style:style style:name="T103_29" style:family="text">
      <style:text-properties fo:background-color="#fff2cc" fo:font-size="12pt" style:font-size-asian="12pt" style:font-size-complex="12pt"/>
    </style:style>
    <style:style style:name="T103_30" style:family="text">
      <style:text-properties fo:background-color="#fff2cc" fo:font-size="12pt" style:font-size-asian="12pt" style:font-size-complex="12pt"/>
    </style:style>
    <style:style style:name="T103_31" style:family="text">
      <style:text-properties fo:background-color="#fff2cc" fo:font-size="12pt" style:font-size-asian="12pt" style:font-size-complex="12pt"/>
    </style:style>
    <style:style style:name="T103_32" style:family="text">
      <style:text-properties fo:background-color="#fff2cc" fo:font-size="12pt" style:font-size-asian="12pt" style:font-size-complex="12pt"/>
    </style:style>
    <style:style style:name="T103_33" style:family="text">
      <style:text-properties fo:background-color="#fff2cc" fo:font-size="12pt" style:font-size-asian="12pt" style:font-size-complex="12pt"/>
    </style:style>
    <style:style style:name="T103_34" style:family="text">
      <style:text-properties fo:background-color="#fff2cc" fo:font-size="12pt" style:font-size-asian="12pt" style:font-size-complex="12pt"/>
    </style:style>
    <style:style style:name="T103_35" style:family="text">
      <style:text-properties fo:background-color="#fff2cc" fo:font-size="12pt" style:font-size-asian="12pt" style:font-size-complex="12pt"/>
    </style:style>
    <style:style style:name="T103_36" style:family="text">
      <style:text-properties fo:background-color="#fff2cc" fo:font-size="12pt" style:font-size-asian="12pt" style:font-size-complex="12pt"/>
    </style:style>
    <style:style style:name="T103_37" style:family="text">
      <style:text-properties fo:background-color="#fff2cc" fo:font-size="12pt" style:font-size-asian="12pt" style:font-size-complex="12pt"/>
    </style:style>
    <style:style style:name="T103_38" style:family="text">
      <style:text-properties fo:background-color="#fff2cc" fo:font-size="12pt" style:font-size-asian="12pt" style:font-size-complex="12pt"/>
    </style:style>
    <style:style style:name="T103_39" style:family="text">
      <style:text-properties fo:background-color="#fff2cc" fo:font-size="12pt" style:font-size-asian="12pt" style:font-size-complex="12pt"/>
    </style:style>
    <style:style style:name="T103_40" style:family="text">
      <style:text-properties fo:background-color="#fff2cc" fo:font-size="12pt" style:font-size-asian="12pt" style:font-size-complex="12pt"/>
    </style:style>
    <style:style style:name="T103_41" style:family="text">
      <style:text-properties fo:background-color="#fff2cc" fo:font-size="12pt" style:font-size-asian="12pt" style:font-size-complex="12pt"/>
    </style:style>
    <style:style style:name="T103_42" style:family="text">
      <style:text-properties fo:background-color="#fff2cc"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0pt" style:font-size-asian="10pt" style:font-size-complex="10pt"/>
    </style:style>
    <style:style style:name="T103_56" style:family="text">
      <style:text-properties fo:font-size="10pt" style:font-size-asian="10pt" style:font-size-complex="10pt"/>
    </style:style>
    <style:style style:name="T103_57" style:family="text">
      <style:text-properties fo:font-size="10pt" style:font-size-asian="10pt" style:font-size-complex="10pt"/>
    </style:style>
    <style:style style:name="T103_58" style:family="text">
      <style:text-properties fo:font-size="10pt" style:font-size-asian="10pt" style:font-size-complex="10pt"/>
    </style:style>
    <style:style style:name="T103_59" style:family="text"/>
    <style:style style:name="T103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61" style:family="text"/>
    <style:style style:name="T103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63" style:family="text"/>
    <style:style style:name="T103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65" style:family="text"/>
    <style:style style:name="T103_6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67" style:family="text"/>
    <style:style style:name="T103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69" style:family="text"/>
    <style:style style:name="T103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71" style:family="text"/>
    <style:style style:name="T103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73" style:family="text"/>
    <style:style style:name="T103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75" style:family="text"/>
    <style:style style:name="T103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77" style:family="text"/>
    <style:style style:name="T103_7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79" style:family="text"/>
    <style:style style:name="T103_8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81" style:family="text"/>
    <style:style style:name="T103_8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83" style:family="text"/>
    <style:style style:name="T103_84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85" style:family="text"/>
    <style:style style:name="T103_86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87" style:family="text"/>
    <style:style style:name="T103_88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89" style:family="text"/>
    <style:style style:name="T103_90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91" style:family="text"/>
    <style:style style:name="T103_92" style:family="text">
      <style:text-properties fo:color="#1155cc" fo:font-size="10pt" style:font-size-asian="10pt" style:font-size-complex="10pt" style:text-underline-style="solid" style:text-underline-color="font-color"/>
    </style:style>
    <style:style style:name="T103_93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background-color="#fff2cc" fo:font-size="12pt" style:font-size-asian="12pt" style:font-size-complex="12pt"/>
    </style:style>
    <style:style style:name="T104_50" style:family="text">
      <style:text-properties fo:background-color="#fff2cc" fo:font-size="12pt" style:font-size-asian="12pt" style:font-size-complex="12pt"/>
    </style:style>
    <style:style style:name="T104_51" style:family="text">
      <style:text-properties fo:background-color="#fff2cc" fo:font-size="12pt" style:font-size-asian="12pt" style:font-size-complex="12pt"/>
    </style:style>
    <style:style style:name="T104_52" style:family="text">
      <style:text-properties fo:background-color="#fff2cc" fo:font-size="12pt" style:font-size-asian="12pt" style:font-size-complex="12pt"/>
    </style:style>
    <style:style style:name="T104_53" style:family="text">
      <style:text-properties fo:background-color="#fff2cc" fo:font-size="12pt" style:font-size-asian="12pt" style:font-size-complex="12pt"/>
    </style:style>
    <style:style style:name="T104_54" style:family="text">
      <style:text-properties fo:background-color="#fff2cc" fo:font-size="12pt" style:font-size-asian="12pt" style:font-size-complex="12pt"/>
    </style:style>
    <style:style style:name="T104_55" style:family="text">
      <style:text-properties fo:background-color="#fff2cc" fo:font-size="12pt" style:font-size-asian="12pt" style:font-size-complex="12pt"/>
    </style:style>
    <style:style style:name="T104_56" style:family="text">
      <style:text-properties fo:background-color="#fff2cc" fo:font-size="12pt" style:font-size-asian="12pt" style:font-size-complex="12pt"/>
    </style:style>
    <style:style style:name="T104_57" style:family="text">
      <style:text-properties fo:background-color="#fff2cc" fo:font-size="12pt" style:font-size-asian="12pt" style:font-size-complex="12pt"/>
    </style:style>
    <style:style style:name="T104_58" style:family="text">
      <style:text-properties fo:background-color="#fff2cc" fo:font-size="12pt" style:font-size-asian="12pt" style:font-size-complex="12pt"/>
    </style:style>
    <style:style style:name="T104_59" style:family="text">
      <style:text-properties fo:background-color="#fff2cc" fo:font-size="12pt" style:font-size-asian="12pt" style:font-size-complex="12pt"/>
    </style:style>
    <style:style style:name="T104_60" style:family="text">
      <style:text-properties fo:background-color="#fff2cc" fo:font-size="12pt" style:font-size-asian="12pt" style:font-size-complex="12pt"/>
    </style:style>
    <style:style style:name="T104_61" style:family="text">
      <style:text-properties fo:background-color="#fff2cc" fo:font-size="12pt" style:font-size-asian="12pt" style:font-size-complex="12pt"/>
    </style:style>
    <style:style style:name="T104_62" style:family="text">
      <style:text-properties fo:background-color="#fff2cc" fo:font-size="12pt" style:font-size-asian="12pt" style:font-size-complex="12pt"/>
    </style:style>
    <style:style style:name="T104_63" style:family="text">
      <style:text-properties fo:background-color="#fff2cc" fo:font-size="12pt" style:font-size-asian="12pt" style:font-size-complex="12pt"/>
    </style:style>
    <style:style style:name="T104_64" style:family="text">
      <style:text-properties fo:background-color="#fff2cc" fo:font-size="12pt" style:font-size-asian="12pt" style:font-size-complex="12pt"/>
    </style:style>
    <style:style style:name="T104_65" style:family="text">
      <style:text-properties fo:background-color="#fff2cc" fo:font-size="12pt" style:font-size-asian="12pt" style:font-size-complex="12pt"/>
    </style:style>
    <style:style style:name="T104_66" style:family="text">
      <style:text-properties fo:background-color="#fff2cc" fo:font-size="12pt" style:font-size-asian="12pt" style:font-size-complex="12pt"/>
    </style:style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background-color="#fff2cc" fo:font-size="12pt" style:font-size-asian="12pt" style:font-size-complex="12pt"/>
    </style:style>
    <style:style style:name="T105_14" style:family="text">
      <style:text-properties fo:background-color="#fff2cc" fo:font-size="12pt" style:font-size-asian="12pt" style:font-size-complex="12pt"/>
    </style:style>
    <style:style style:name="T105_15" style:family="text">
      <style:text-properties fo:background-color="#fff2cc" fo:font-size="12pt" style:font-size-asian="12pt" style:font-size-complex="12pt"/>
    </style:style>
    <style:style style:name="T105_16" style:family="text">
      <style:text-properties fo:background-color="#fff2cc" fo:font-size="12pt" style:font-size-asian="12pt" style:font-size-complex="12pt"/>
    </style:style>
    <style:style style:name="T105_17" style:family="text">
      <style:text-properties fo:background-color="#fff2cc" fo:font-size="12pt" style:font-size-asian="12pt" style:font-size-complex="12pt"/>
    </style:style>
    <style:style style:name="T105_18" style:family="text">
      <style:text-properties fo:background-color="#fff2cc" fo:font-size="12pt" style:font-size-asian="12pt" style:font-size-complex="12pt"/>
    </style:style>
    <style:style style:name="T105_19" style:family="text">
      <style:text-properties fo:background-color="#fff2cc"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page" fo:text-indent="0cm" fo:line-height="115%" fo:margin-left="1.244cm" style:writing-mode="lr-tb"/>
    </style:style>
    <style:style style:name="T106_1" style:family="text">
      <style:text-properties fo:font-size="14pt" style:font-size-asian="14pt" style:font-size-complex="14pt"/>
    </style:style>
    <style:style style:name="T106_2" style:family="text">
      <style:text-properties fo:font-size="14pt" style:font-size-asian="14pt" style:font-size-complex="14pt"/>
    </style:style>
    <style:style style:name="T106_3" style:family="text">
      <style:text-properties fo:font-size="14pt" style:font-size-asian="14pt" style:font-size-complex="14pt"/>
    </style:style>
    <style:style style:name="T106_4" style:family="text">
      <style:text-properties fo:font-size="14pt" style:font-size-asian="14pt" style:font-size-complex="14pt"/>
    </style:style>
    <style:style style:name="T106_5" style:family="text">
      <style:text-properties fo:font-size="14pt" style:font-size-asian="14pt" style:font-size-complex="14pt"/>
    </style:style>
    <style:style style:name="T106_6" style:family="text">
      <style:text-properties fo:font-size="14pt" style:font-size-asian="14pt" style:font-size-complex="14pt"/>
    </style:style>
    <style:style style:name="T106_7" style:family="text">
      <style:text-properties fo:font-size="14pt" style:font-size-asian="14pt" style:font-size-complex="14pt"/>
    </style:style>
    <style:style style:name="T106_8" style:family="text">
      <style:text-properties fo:font-size="14pt" style:font-size-asian="14pt" style:font-size-complex="14pt"/>
    </style:style>
    <style:style style:name="T106_9" style:family="text">
      <style:text-properties fo:font-size="14pt" style:font-size-asian="14pt" style:font-size-complex="14pt"/>
    </style:style>
    <style:style style:name="T106_10" style:family="text">
      <style:text-properties fo:font-size="14pt" style:font-size-asian="14pt" style:font-size-complex="14pt"/>
    </style:style>
    <style:style style:name="T106_11" style:family="text">
      <style:text-properties fo:font-size="14pt" style:font-size-asian="14pt" style:font-size-complex="14pt"/>
    </style:style>
    <style:style style:name="T106_12" style:family="text">
      <style:text-properties fo:font-size="14pt" style:font-size-asian="14pt" style:font-size-complex="14pt"/>
    </style:style>
    <style:style style:name="T106_13" style:family="text">
      <style:text-properties fo:font-size="14pt" style:font-size-asian="14pt" style:font-size-complex="14pt"/>
    </style:style>
    <style:style style:name="T106_14" style:family="text"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text-indent="0cm" fo:line-height="115%" fo:margin-left="1.244cm" style:writing-mode="lr-tb"/>
      <style:text-properties fo:font-size="14pt" style:font-size-asian="14pt" style:font-size-complex="14pt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T108_8" style:family="text">
      <style:text-properties fo:font-size="12pt" style:font-size-asian="12pt" style:font-size-complex="12pt"/>
    </style:style>
    <style:style style:name="T108_9" style:family="text">
      <style:text-properties fo:font-size="12pt" style:font-size-asian="12pt" style:font-size-complex="12pt"/>
    </style:style>
    <style:style style:name="T108_10" style:family="text">
      <style:text-properties fo:font-size="12pt" style:font-size-asian="12pt" style:font-size-complex="12pt"/>
    </style:style>
    <style:style style:name="T108_11" style:family="text">
      <style:text-properties fo:font-size="12pt" style:font-size-asian="12pt" style:font-size-complex="12pt"/>
    </style:style>
    <style:style style:name="T108_12" style:family="text">
      <style:text-properties fo:font-size="12pt" style:font-size-asian="12pt" style:font-size-complex="12pt"/>
    </style:style>
    <style:style style:name="T108_13" style:family="text">
      <style:text-properties fo:font-size="12pt" style:font-size-asian="12pt" style:font-size-complex="12pt"/>
    </style:style>
    <style:style style:name="T108_14" style:family="text">
      <style:text-properties fo:font-size="12pt" style:font-size-asian="12pt" style:font-size-complex="12pt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T108_21" style:family="text">
      <style:text-properties fo:font-size="12pt" style:font-size-asian="12pt" style:font-size-complex="12pt"/>
    </style:style>
    <style:style style:name="T108_22" style:family="text">
      <style:text-properties fo:font-size="12pt" style:font-size-asian="12pt" style:font-size-complex="12pt"/>
    </style:style>
    <style:style style:name="T108_23" style:family="text">
      <style:text-properties fo:font-size="12pt" style:font-size-asian="12pt" style:font-size-complex="12pt"/>
    </style:style>
    <style:style style:name="T108_24" style:family="text">
      <style:text-properties fo:font-size="12pt" style:font-size-asian="12pt" style:font-size-complex="12pt"/>
    </style:style>
    <style:style style:name="T108_25" style:family="text">
      <style:text-properties fo:font-size="12pt" style:font-size-asian="12pt" style:font-size-complex="12pt"/>
    </style:style>
    <style:style style:name="T108_26" style:family="text">
      <style:text-properties fo:font-size="12pt" style:font-size-asian="12pt" style:font-size-complex="12pt"/>
    </style:style>
    <style:style style:name="T108_27" style:family="text">
      <style:text-properties fo:font-size="12pt" style:font-size-asian="12pt" style:font-size-complex="12pt"/>
    </style:style>
    <style:style style:name="T108_28" style:family="text">
      <style:text-properties fo:font-size="12pt" style:font-size-asian="12pt" style:font-size-complex="12pt"/>
    </style:style>
    <style:style style:name="T108_29" style:family="text">
      <style:text-properties fo:font-size="12pt" style:font-size-asian="12pt" style:font-size-complex="12pt"/>
    </style:style>
    <style:style style:name="T108_30" style:family="text">
      <style:text-properties fo:font-size="12pt" style:font-size-asian="12pt" style:font-size-complex="12pt"/>
    </style:style>
    <style:style style:name="T108_31" style:family="text">
      <style:text-properties fo:font-size="12pt" style:font-size-asian="12pt" style:font-size-complex="12pt"/>
    </style:style>
    <style:style style:name="T108_32" style:family="text">
      <style:text-properties fo:font-size="12pt" style:font-size-asian="12pt" style:font-size-complex="12pt"/>
    </style:style>
    <style:style style:name="T108_33" style:family="text">
      <style:text-properties fo:font-size="12pt" style:font-size-asian="12pt" style:font-size-complex="12pt"/>
    </style:style>
    <style:style style:name="T108_34" style:family="text">
      <style:text-properties fo:font-size="12pt" style:font-size-asian="12pt" style:font-size-complex="12pt"/>
    </style:style>
    <style:style style:name="T108_35" style:family="text">
      <style:text-properties fo:font-size="12pt" style:font-size-asian="12pt" style:font-size-complex="12pt"/>
    </style:style>
    <style:style style:name="T108_36" style:family="text">
      <style:text-properties fo:font-size="12pt" style:font-size-asian="12pt" style:font-size-complex="12pt"/>
    </style:style>
    <style:style style:name="T108_37" style:family="text">
      <style:text-properties fo:font-size="12pt" style:font-size-asian="12pt" style:font-size-complex="12pt"/>
    </style:style>
    <style:style style:name="T108_38" style:family="text">
      <style:text-properties fo:font-size="12pt" style:font-size-asian="12pt" style:font-size-complex="12pt"/>
    </style:style>
    <style:style style:name="T108_39" style:family="text">
      <style:text-properties fo:font-size="12pt" style:font-size-asian="12pt" style:font-size-complex="12pt"/>
    </style:style>
    <style:style style:name="T108_40" style:family="text">
      <style:text-properties fo:font-size="12pt" style:font-size-asian="12pt" style:font-size-complex="12pt"/>
    </style:style>
    <style:style style:name="T108_41" style:family="text">
      <style:text-properties fo:font-size="12pt" style:font-size-asian="12pt" style:font-size-complex="12pt"/>
    </style:style>
    <style:style style:name="T108_42" style:family="text">
      <style:text-properties fo:font-size="12pt" style:font-size-asian="12pt" style:font-size-complex="12pt"/>
    </style:style>
    <style:style style:name="T108_43" style:family="text">
      <style:text-properties fo:font-size="12pt" style:font-size-asian="12pt" style:font-size-complex="12pt"/>
    </style:style>
    <style:style style:name="T108_44" style:family="text">
      <style:text-properties fo:font-size="12pt" style:font-size-asian="12pt" style:font-size-complex="12pt"/>
    </style:style>
    <style:style style:name="T108_45" style:family="text">
      <style:text-properties fo:font-size="12pt" style:font-size-asian="12pt" style:font-size-complex="12pt"/>
    </style:style>
    <style:style style:name="T108_46" style:family="text">
      <style:text-properties fo:font-size="12pt" style:font-size-asian="12pt" style:font-size-complex="12pt"/>
    </style:style>
    <style:style style:name="T108_47" style:family="text">
      <style:text-properties fo:font-size="12pt" style:font-size-asian="12pt" style:font-size-complex="12pt"/>
    </style:style>
    <style:style style:name="T108_48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T109_6" style:family="text">
      <style:text-properties fo:font-size="12pt" style:font-size-asian="12pt" style:font-size-complex="12pt"/>
    </style:style>
    <style:style style:name="T109_7" style:family="text">
      <style:text-properties fo:font-size="12pt" style:font-size-asian="12pt" style:font-size-complex="12pt"/>
    </style:style>
    <style:style style:name="T109_8" style:family="text">
      <style:text-properties fo:font-size="12pt" style:font-size-asian="12pt" style:font-size-complex="12pt"/>
    </style:style>
    <style:style style:name="T109_9" style:family="text">
      <style:text-properties fo:font-size="12pt" style:font-size-asian="12pt" style:font-size-complex="12pt"/>
    </style:style>
    <style:style style:name="T109_10" style:family="text">
      <style:text-properties fo:font-size="12pt" style:font-size-asian="12pt" style:font-size-complex="12pt"/>
    </style:style>
    <style:style style:name="T109_11" style:family="text">
      <style:text-properties fo:font-size="12pt" style:font-size-asian="12pt" style:font-size-complex="12pt"/>
    </style:style>
    <style:style style:name="T109_12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/>
    <style:style style:name="T11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" style:family="text"/>
    <style:style style:name="T11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9" style:family="text"/>
    <style:style style:name="T11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11" style:family="text"/>
    <style:style style:name="T11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13" style:family="text"/>
    <style:style style:name="T11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15" style:family="text"/>
    <style:style style:name="T11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17" style:family="text"/>
    <style:style style:name="T11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19" style:family="text"/>
    <style:style style:name="T11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21" style:family="text"/>
    <style:style style:name="T11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23" style:family="text"/>
    <style:style style:name="T110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25" style:family="text"/>
    <style:style style:name="T110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27" style:family="text"/>
    <style:style style:name="T110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29" style:family="text"/>
    <style:style style:name="T110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31" style:family="text"/>
    <style:style style:name="T110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33" style:family="text"/>
    <style:style style:name="T110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35" style:family="text"/>
    <style:style style:name="T110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37" style:family="text"/>
    <style:style style:name="T110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39" style:family="text"/>
    <style:style style:name="T110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41" style:family="text"/>
    <style:style style:name="T110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43" style:family="text">
      <style:text-properties fo:font-size="12pt" style:font-size-asian="12pt" style:font-size-complex="12pt"/>
    </style:style>
    <style:style style:name="T110_44" style:family="text">
      <style:text-properties fo:font-size="12pt" style:font-size-asian="12pt" style:font-size-complex="12pt"/>
    </style:style>
    <style:style style:name="T110_45" style:family="text">
      <style:text-properties fo:font-size="12pt" style:font-size-asian="12pt" style:font-size-complex="12pt"/>
    </style:style>
    <style:style style:name="T110_46" style:family="text">
      <style:text-properties fo:font-size="12pt" style:font-size-asian="12pt" style:font-size-complex="12pt"/>
    </style:style>
    <style:style style:name="T110_47" style:family="text">
      <style:text-properties fo:font-size="12pt" style:font-size-asian="12pt" style:font-size-complex="12pt"/>
    </style:style>
    <style:style style:name="T110_48" style:family="text">
      <style:text-properties fo:font-size="12pt" style:font-size-asian="12pt" style:font-size-complex="12pt"/>
    </style:style>
    <style:style style:name="T110_49" style:family="text">
      <style:text-properties fo:font-size="12pt" style:font-size-asian="12pt" style:font-size-complex="12pt"/>
    </style:style>
    <style:style style:name="T110_50" style:family="text">
      <style:text-properties fo:font-size="12pt" style:font-size-asian="12pt" style:font-size-complex="12pt"/>
    </style:style>
    <style:style style:name="T110_51" style:family="text">
      <style:text-properties fo:font-size="12pt" style:font-size-asian="12pt" style:font-size-complex="12pt"/>
    </style:style>
    <style:style style:name="T110_52" style:family="text">
      <style:text-properties fo:font-size="12pt" style:font-size-asian="12pt" style:font-size-complex="12pt"/>
    </style:style>
    <style:style style:name="T110_53" style:family="text">
      <style:text-properties fo:font-size="12pt" style:font-size-asian="12pt" style:font-size-complex="12pt"/>
    </style:style>
    <style:style style:name="T110_54" style:family="text"/>
    <style:style style:name="T110_5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56" style:family="text"/>
    <style:style style:name="T110_5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58" style:family="text"/>
    <style:style style:name="T110_5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60" style:family="text"/>
    <style:style style:name="T110_6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62" style:family="text"/>
    <style:style style:name="T110_6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64" style:family="text"/>
    <style:style style:name="T110_6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66" style:family="text"/>
    <style:style style:name="T110_6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68" style:family="text"/>
    <style:style style:name="T110_6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0" style:family="text"/>
    <style:style style:name="T110_7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2" style:family="text"/>
    <style:style style:name="T110_7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4" style:family="text"/>
    <style:style style:name="T110_7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6" style:family="text"/>
    <style:style style:name="T110_7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78" style:family="text"/>
    <style:style style:name="T110_79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80" style:family="text"/>
    <style:style style:name="T110_81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82" style:family="text"/>
    <style:style style:name="T110_83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84" style:family="text"/>
    <style:style style:name="T110_85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86" style:family="text"/>
    <style:style style:name="T110_87" style:family="text">
      <style:text-properties fo:color="#1155cc" fo:font-size="12pt" style:font-size-asian="12pt" style:font-size-complex="12pt" style:text-underline-style="solid" style:text-underline-color="font-color"/>
    </style:style>
    <style:style style:name="T110_88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T111_17" style:family="text">
      <style:text-properties fo:font-size="12pt" style:font-size-asian="12pt" style:font-size-complex="12pt"/>
    </style:style>
    <style:style style:name="T111_18" style:family="text">
      <style:text-properties fo:font-size="12pt" style:font-size-asian="12pt" style:font-size-complex="12pt"/>
    </style:style>
    <style:style style:name="T111_19" style:family="text">
      <style:text-properties fo:font-size="12pt" style:font-size-asian="12pt" style:font-size-complex="12pt"/>
    </style:style>
    <style:style style:name="T111_20" style:family="text">
      <style:text-properties fo:font-size="12pt" style:font-size-asian="12pt" style:font-size-complex="12pt"/>
    </style:style>
    <style:style style:name="T111_21" style:family="text">
      <style:text-properties fo:font-size="12pt" style:font-size-asian="12pt" style:font-size-complex="12pt"/>
    </style:style>
    <style:style style:name="T111_22" style:family="text">
      <style:text-properties fo:font-size="12pt" style:font-size-asian="12pt" style:font-size-complex="12pt"/>
    </style:style>
    <style:style style:name="T111_23" style:family="text"/>
    <style:style style:name="T111_24" style:family="text">
      <style:text-properties fo:color="#1155cc" style:text-underline-style="solid" style:text-underline-color="font-color"/>
    </style:style>
    <style:style style:name="T111_25" style:family="text"/>
    <style:style style:name="T111_26" style:family="text">
      <style:text-properties fo:color="#1155cc" style:text-underline-style="solid" style:text-underline-color="font-color"/>
    </style:style>
    <style:style style:name="T111_27" style:family="text"/>
    <style:style style:name="T111_28" style:family="text">
      <style:text-properties fo:color="#1155cc" style:text-underline-style="solid" style:text-underline-color="font-color"/>
    </style:style>
    <style:style style:name="T111_29" style:family="text"/>
    <style:style style:name="T111_30" style:family="text">
      <style:text-properties fo:color="#1155cc" style:text-underline-style="solid" style:text-underline-color="font-color"/>
    </style:style>
    <style:style style:name="T111_31" style:family="text"/>
    <style:style style:name="T111_32" style:family="text">
      <style:text-properties fo:color="#1155cc" style:text-underline-style="solid" style:text-underline-color="font-color"/>
    </style:style>
    <style:style style:name="T111_33" style:family="text"/>
    <style:style style:name="T111_34" style:family="text"/>
    <style:style style:name="T111_35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T112_6" style:family="text">
      <style:text-properties fo:font-size="12pt" style:font-size-asian="12pt" style:font-size-complex="12pt"/>
    </style:style>
    <style:style style:name="T112_7" style:family="text">
      <style:text-properties fo:font-size="12pt" style:font-size-asian="12pt" style:font-size-complex="12pt"/>
    </style:style>
    <style:style style:name="T112_8" style:family="text">
      <style:text-properties fo:font-size="12pt" style:font-size-asian="12pt" style:font-size-complex="12pt"/>
    </style:style>
    <style:style style:name="T112_9" style:family="text">
      <style:text-properties fo:font-size="12pt" style:font-size-asian="12pt" style:font-size-complex="12pt"/>
    </style:style>
    <style:style style:name="T112_10" style:family="text">
      <style:text-properties fo:font-size="12pt" style:font-size-asian="12pt" style:font-size-complex="12pt"/>
    </style:style>
    <style:style style:name="T112_11" style:family="text">
      <style:text-properties fo:font-size="12pt" style:font-size-asian="12pt" style:font-size-complex="12pt"/>
    </style:style>
    <style:style style:name="T112_12" style:family="text">
      <style:text-properties fo:font-size="12pt" style:font-size-asian="12pt" style:font-size-complex="12pt"/>
    </style:style>
    <style:style style:name="T112_13" style:family="text">
      <style:text-properties fo:font-size="12pt" style:font-size-asian="12pt" style:font-size-complex="12pt"/>
    </style:style>
    <style:style style:name="T112_14" style:family="text">
      <style:text-properties fo:font-size="12pt" style:font-size-asian="12pt" style:font-size-complex="12pt"/>
    </style:style>
    <style:style style:name="T112_15" style:family="text">
      <style:text-properties fo:font-size="12pt" style:font-size-asian="12pt" style:font-size-complex="12pt" style:text-underline-style="solid" style:text-underline-color="font-color"/>
    </style:style>
    <style:style style:name="T112_16" style:family="text">
      <style:text-properties fo:font-size="12pt" style:font-size-asian="12pt" style:font-size-complex="12pt"/>
    </style:style>
    <style:style style:name="T112_17" style:family="text"/>
    <style:style style:name="T11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19" style:family="text"/>
    <style:style style:name="T11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21" style:family="text"/>
    <style:style style:name="T11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23" style:family="text"/>
    <style:style style:name="T112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25" style:family="text"/>
    <style:style style:name="T112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27" style:family="text"/>
    <style:style style:name="T112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29" style:family="text"/>
    <style:style style:name="T112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31" style:family="text"/>
    <style:style style:name="T112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33" style:family="text"/>
    <style:style style:name="T112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35" style:family="text"/>
    <style:style style:name="T112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37" style:family="text"/>
    <style:style style:name="T112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39" style:family="text"/>
    <style:style style:name="T112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41" style:family="text"/>
    <style:style style:name="T112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43" style:family="text"/>
    <style:style style:name="T112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2_45" style:family="text">
      <style:text-properties fo:font-size="12pt" style:font-size-asian="12pt" style:font-size-complex="12pt"/>
    </style:style>
    <style:style style:name="T112_46" style:family="text">
      <style:text-properties fo:font-size="12pt" style:font-size-asian="12pt" style:font-size-complex="12pt"/>
    </style:style>
    <style:style style:name="T112_47" style:family="text">
      <style:text-properties fo:font-size="12pt" style:font-size-asian="12pt" style:font-size-complex="12pt"/>
    </style:style>
    <style:style style:name="T112_48" style:family="text">
      <style:text-properties fo:font-size="12pt" style:font-size-asian="12pt" style:font-size-complex="12pt"/>
    </style:style>
    <style:style style:name="T112_49" style:family="text">
      <style:text-properties fo:font-size="12pt" style:font-size-asian="12pt" style:font-size-complex="12pt"/>
    </style:style>
    <style:style style:name="T112_50" style:family="text">
      <style:text-properties fo:font-size="12pt" style:font-size-asian="12pt" style:font-size-complex="12pt"/>
    </style:style>
    <style:style style:name="T112_51" style:family="text">
      <style:text-properties fo:font-size="12pt" style:font-size-asian="12pt" style:font-size-complex="12pt"/>
    </style:style>
    <style:style style:name="T112_52" style:family="text">
      <style:text-properties fo:font-size="12pt" style:font-size-asian="12pt" style:font-size-complex="12pt"/>
    </style:style>
    <style:style style:name="T112_53" style:family="text">
      <style:text-properties fo:font-size="12pt" style:font-size-asian="12pt" style:font-size-complex="12pt"/>
    </style:style>
    <style:style style:name="T112_54" style:family="text">
      <style:text-properties fo:font-size="12pt" style:font-size-asian="12pt" style:font-size-complex="12pt"/>
    </style:style>
    <style:style style:name="T112_55" style:family="text">
      <style:text-properties fo:font-size="12pt" style:font-size-asian="12pt" style:font-size-complex="12pt"/>
    </style:style>
    <style:style style:name="T112_56" style:family="text">
      <style:text-properties fo:font-size="12pt" style:font-size-asian="12pt" style:font-size-complex="12pt"/>
    </style:style>
    <style:style style:name="T112_57" style:family="text">
      <style:text-properties fo:font-size="12pt" style:font-size-asian="12pt" style:font-size-complex="12pt"/>
    </style:style>
    <style:style style:name="T112_58" style:family="text">
      <style:text-properties fo:font-size="12pt" style:font-size-asian="12pt" style:font-size-complex="12pt"/>
    </style:style>
    <style:style style:name="T112_59" style:family="text">
      <style:text-properties fo:font-size="12pt" style:font-size-asian="12pt" style:font-size-complex="12pt"/>
    </style:style>
    <style:style style:name="T112_60" style:family="text">
      <style:text-properties fo:font-size="12pt" style:font-size-asian="12pt" style:font-size-complex="12pt"/>
    </style:style>
    <style:style style:name="T112_61" style:family="text">
      <style:text-properties fo:font-size="12pt" style:font-size-asian="12pt" style:font-size-complex="12pt"/>
    </style:style>
    <style:style style:name="T112_62" style:family="text">
      <style:text-properties fo:font-size="12pt" style:font-size-asian="12pt" style:font-size-complex="12pt"/>
    </style:style>
    <style:style style:name="T112_63" style:family="text">
      <style:text-properties fo:font-size="12pt" style:font-size-asian="12pt" style:font-size-complex="12pt"/>
    </style:style>
    <style:style style:name="T112_64" style:family="text">
      <style:text-properties fo:font-size="12pt" style:font-size-asian="12pt" style:font-size-complex="12pt"/>
    </style:style>
    <style:style style:name="T112_65" style:family="text">
      <style:text-properties fo:font-size="12pt" style:font-size-asian="12pt" style:font-size-complex="12pt"/>
    </style:style>
    <style:style style:name="T112_66" style:family="text">
      <style:text-properties fo:font-size="12pt" style:font-size-asian="12pt" style:font-size-complex="12pt"/>
    </style:style>
    <style:style style:name="T112_67" style:family="text">
      <style:text-properties fo:font-size="12pt" style:font-size-asian="12pt" style:font-size-complex="12pt"/>
    </style:style>
    <style:style style:name="T112_68" style:family="text">
      <style:text-properties fo:font-size="12pt" style:font-size-asian="12pt" style:font-size-complex="12pt"/>
    </style:style>
    <style:style style:name="T112_69" style:family="text">
      <style:text-properties fo:font-size="12pt" style:font-size-asian="12pt" style:font-size-complex="12pt"/>
    </style:style>
    <style:style style:name="T112_70" style:family="text">
      <style:text-properties fo:font-size="12pt" style:font-size-asian="12pt" style:font-size-complex="12pt"/>
    </style:style>
    <style:style style:name="T112_71" style:family="text">
      <style:text-properties fo:font-size="12pt" style:font-size-asian="12pt" style:font-size-complex="12pt"/>
    </style:style>
    <style:style style:name="T112_72" style:family="text">
      <style:text-properties fo:font-size="12pt" style:font-size-asian="12pt" style:font-size-complex="12pt"/>
    </style:style>
    <style:style style:name="T112_73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T113_14" style:family="text">
      <style:text-properties fo:font-size="12pt" style:font-size-asian="12pt" style:font-size-complex="12pt"/>
    </style:style>
    <style:style style:name="T113_15" style:family="text">
      <style:text-properties fo:font-size="12pt" style:font-size-asian="12pt" style:font-size-complex="12pt"/>
    </style:style>
    <style:style style:name="T113_16" style:family="text">
      <style:text-properties fo:font-size="12pt" style:font-size-asian="12pt" style:font-size-complex="12pt"/>
    </style:style>
    <style:style style:name="T113_17" style:family="text">
      <style:text-properties fo:font-size="12pt" style:font-size-asian="12pt" style:font-size-complex="12pt"/>
    </style:style>
    <style:style style:name="T113_18" style:family="text">
      <style:text-properties fo:font-size="12pt" style:font-size-asian="12pt" style:font-size-complex="12pt"/>
    </style:style>
    <style:style style:name="T113_19" style:family="text">
      <style:text-properties fo:font-size="12pt" style:font-size-asian="12pt" style:font-size-complex="12pt"/>
    </style:style>
    <style:style style:name="T113_20" style:family="text">
      <style:text-properties fo:font-size="12pt" style:font-size-asian="12pt" style:font-size-complex="12pt"/>
    </style:style>
    <style:style style:name="T113_21" style:family="text">
      <style:text-properties fo:font-size="12pt" style:font-size-asian="12pt" style:font-size-complex="12pt"/>
    </style:style>
    <style:style style:name="T113_22" style:family="text">
      <style:text-properties fo:font-size="12pt" style:font-size-asian="12pt" style:font-size-complex="12pt"/>
    </style:style>
    <style:style style:name="T113_23" style:family="text">
      <style:text-properties fo:font-size="12pt" style:font-size-asian="12pt" style:font-size-complex="12pt"/>
    </style:style>
    <style:style style:name="T113_24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T114_1" style:family="text">
      <style:text-properties fo:font-size="24pt" style:font-size-asian="24pt" style:font-size-complex="24pt"/>
    </style:style>
    <style:style style:name="T114_2" style:family="text">
      <style:text-properties fo:font-size="24pt" style:font-size-asian="24pt" style:font-size-complex="24pt"/>
    </style:style>
    <style:style style:name="T114_3" style:family="text">
      <style:text-properties fo:font-size="24pt" style:font-size-asian="24pt" style:font-size-complex="24pt"/>
    </style:style>
    <style:style style:name="T114_4" style:family="text">
      <style:text-properties fo:font-size="24pt" style:font-size-asian="24pt" style:font-size-complex="24pt"/>
    </style:style>
    <style:style style:name="T114_5" style:family="text">
      <style:text-properties fo:font-size="24pt" style:font-size-asian="24pt" style:font-size-complex="24pt"/>
    </style:style>
    <style:style style:name="T114_6" style:family="text">
      <style:text-properties fo:font-size="24pt" style:font-size-asian="24pt" style:font-size-complex="24pt"/>
    </style:style>
    <style:style style:name="T114_7" style:family="text">
      <style:text-properties fo:font-size="24pt" style:font-size-asian="24pt" style:font-size-complex="24pt"/>
    </style:style>
  </office:automatic-styles>
  <office:body>
    <office:text>
      <text:p text:style-name="P1"><text:span text:style-name="T1_1"><text:a xlink:type="simple" xlink:href="http://www.silexlabs.org/"><text:span text:style-name="T1_2">silexlabs</text:span></text:a></text:span><text:span text:style-name="T1_3"><text:a xlink:type="simple" xlink:href="http://www.silexlabs.org/"><text:span text:style-name="T1_4">.</text:span></text:a></text:span><text:span text:style-name="T1_5"><text:a xlink:type="simple" xlink:href="http://www.silexlabs.org/"><text:span text:style-name="T1_6">org</text:span></text:a></text:span><text:span text:style-name="T1_7"><text:s/></text:span><text:span text:style-name="T1_8">et</text:span><text:span text:style-name="T1_9"><text:a xlink:type="simple" xlink:href="http://www.pixaline.net/"><text:span text:style-name="T1_10"><text:s/></text:span></text:a></text:span><text:span text:style-name="T1_11"><text:a xlink:type="simple" xlink:href="http://www.pixaline.net/"><text:span text:style-name="T1_12">pixaline</text:span></text:a></text:span><text:span text:style-name="T1_13"><text:a xlink:type="simple" xlink:href="http://www.pixaline.net/"><text:span text:style-name="T1_14">.</text:span></text:a></text:span><text:span text:style-name="T1_15"><text:a xlink:type="simple" xlink:href="http://www.pixaline.net/"><text:span text:style-name="T1_16">net</text:span></text:a></text:span><text:span text:style-name="T1_17"><text:s/></text:span><text:span text:style-name="T1_18">présente</text:span><text:span text:style-name="T1_19">…</text:span></text:p>
      <text:p text:style-name="P2"/>
      <text:p text:style-name="P3"><text:span text:style-name="T3_1">Haxetelier</text:span><text:span text:style-name="T3_2"><text:s/>#10<text:s/>:<text:s/></text:span><text:span text:style-name="T3_3">Cordova</text:span><text:span text:style-name="T3_4"><text:s/></text:span><text:span text:style-name="T3_5">avec</text:span><text:span text:style-name="T3_6"><text:s/></text:span><text:span text:style-name="T3_7">Haxe</text:span></text:p>
      <text:p text:style-name="P4"><text:span text:style-name="T4_1"><text:s/>--<text:s/></text:span><text:span text:style-name="T4_2">Résumé</text:span><text:span text:style-name="T4_3"><text:s/>--</text:span></text:p>
      <text:p text:style-name="P5"/>
      <text:list text:style-name="LS1" xml:id="list0">
        <text:list-item>
          <text:p text:style-name="P6"><text:span text:style-name="T6_1">Téléchargement</text:span><text:span text:style-name="T6_2"><text:s/></text:span><text:span text:style-name="T6_3">de</text:span><text:span text:style-name="T6_4"><text:s/></text:span><text:span text:style-name="T6_5">l</text:span><text:span text:style-name="T6_6">’</text:span><text:span text:style-name="T6_7">application</text:span><text:span text:style-name="T6_8"><text:s/></text:span><text:span text:style-name="T6_9">finale</text:span><text:span text:style-name="T6_10"><text:s/></text:span><text:span text:style-name="T6_11">depuis</text:span><text:span text:style-name="T6_12"><text:s/></text:span><text:span text:style-name="T6_13">Google</text:span><text:span text:style-name="T6_14"><text:s/></text:span><text:span text:style-name="T6_15">Play</text:span><text:span text:style-name="T6_16"><text:s/>:<text:s/><text:line-break/></text:span><text:span text:style-name="T6_17">L</text:span><text:span text:style-name="T6_18">’</text:span><text:span text:style-name="T6_19">app</text:span><text:span text:style-name="T6_20"><text:s/></text:span><text:span text:style-name="T6_21">s</text:span><text:span text:style-name="T6_22">’</text:span><text:span text:style-name="T6_23">appelle</text:span><text:span text:style-name="T6_24"><text:s/>“</text:span><text:span text:style-name="T6_25">Apix</text:span><text:span text:style-name="T6_26"><text:s/></text:span><text:span text:style-name="T6_27">CordovHaxe</text:span><text:span text:style-name="T6_28">”<text:s/>;<text:s/><text:line-break/></text:span><text:span text:style-name="T6_29">aller</text:span><text:span text:style-name="T6_30"><text:s/></text:span><text:span text:style-name="T6_31">sur</text:span><text:span text:style-name="T6_32"><text:s/></text:span><text:span text:style-name="T6_33"><text:a xlink:type="simple" xlink:href="https://play.google.com/store/apps/details?id=net.apixline.cordosample"><text:span text:style-name="T6_34">https</text:span></text:a></text:span><text:span text:style-name="T6_35"><text:a xlink:type="simple" xlink:href="https://play.google.com/store/apps/details?id=net.apixline.cordosample"><text:span text:style-name="T6_36">://</text:span></text:a></text:span><text:span text:style-name="T6_37"><text:a xlink:type="simple" xlink:href="https://play.google.com/store/apps/details?id=net.apixline.cordosample"><text:span text:style-name="T6_38">play</text:span></text:a></text:span><text:span text:style-name="T6_39"><text:a xlink:type="simple" xlink:href="https://play.google.com/store/apps/details?id=net.apixline.cordosample"><text:span text:style-name="T6_40">.</text:span></text:a></text:span><text:span text:style-name="T6_41"><text:a xlink:type="simple" xlink:href="https://play.google.com/store/apps/details?id=net.apixline.cordosample"><text:span text:style-name="T6_42">google</text:span></text:a></text:span><text:span text:style-name="T6_43"><text:a xlink:type="simple" xlink:href="https://play.google.com/store/apps/details?id=net.apixline.cordosample"><text:span text:style-name="T6_44">.</text:span></text:a></text:span><text:span text:style-name="T6_45"><text:a xlink:type="simple" xlink:href="https://play.google.com/store/apps/details?id=net.apixline.cordosample"><text:span text:style-name="T6_46">com</text:span></text:a></text:span><text:span text:style-name="T6_47"><text:a xlink:type="simple" xlink:href="https://play.google.com/store/apps/details?id=net.apixline.cordosample"><text:span text:style-name="T6_48">/</text:span></text:a></text:span><text:span text:style-name="T6_49"><text:a xlink:type="simple" xlink:href="https://play.google.com/store/apps/details?id=net.apixline.cordosample"><text:span text:style-name="T6_50">store</text:span></text:a></text:span><text:span text:style-name="T6_51"><text:a xlink:type="simple" xlink:href="https://play.google.com/store/apps/details?id=net.apixline.cordosample"><text:span text:style-name="T6_52">/</text:span></text:a></text:span><text:span text:style-name="T6_53"><text:a xlink:type="simple" xlink:href="https://play.google.com/store/apps/details?id=net.apixline.cordosample"><text:span text:style-name="T6_54">apps</text:span></text:a></text:span><text:span text:style-name="T6_55"><text:a xlink:type="simple" xlink:href="https://play.google.com/store/apps/details?id=net.apixline.cordosample"><text:span text:style-name="T6_56">/</text:span></text:a></text:span><text:span text:style-name="T6_57"><text:a xlink:type="simple" xlink:href="https://play.google.com/store/apps/details?id=net.apixline.cordosample"><text:span text:style-name="T6_58">details</text:span></text:a></text:span><text:span text:style-name="T6_59"><text:a xlink:type="simple" xlink:href="https://play.google.com/store/apps/details?id=net.apixline.cordosample"><text:span text:style-name="T6_60">?</text:span></text:a></text:span><text:span text:style-name="T6_61"><text:a xlink:type="simple" xlink:href="https://play.google.com/store/apps/details?id=net.apixline.cordosample"><text:span text:style-name="T6_62">id</text:span></text:a></text:span><text:span text:style-name="T6_63"><text:a xlink:type="simple" xlink:href="https://play.google.com/store/apps/details?id=net.apixline.cordosample"><text:span text:style-name="T6_64">=</text:span></text:a></text:span><text:span text:style-name="T6_65"><text:a xlink:type="simple" xlink:href="https://play.google.com/store/apps/details?id=net.apixline.cordosample"><text:span text:style-name="T6_66">net</text:span></text:a></text:span><text:span text:style-name="T6_67"><text:a xlink:type="simple" xlink:href="https://play.google.com/store/apps/details?id=net.apixline.cordosample"><text:span text:style-name="T6_68">.</text:span></text:a></text:span><text:span text:style-name="T6_69"><text:a xlink:type="simple" xlink:href="https://play.google.com/store/apps/details?id=net.apixline.cordosample"><text:span text:style-name="T6_70">apixline</text:span></text:a></text:span><text:span text:style-name="T6_71"><text:a xlink:type="simple" xlink:href="https://play.google.com/store/apps/details?id=net.apixline.cordosample"><text:span text:style-name="T6_72">.</text:span></text:a></text:span><text:span text:style-name="T6_73"><text:a xlink:type="simple" xlink:href="https://play.google.com/store/apps/details?id=net.apixline.cordosample"><text:span text:style-name="T6_74">cordosample</text:span></text:a></text:span><text:span text:style-name="T6_75"><text:line-break/></text:span><text:span text:style-name="T6_76">ou</text:span><text:span text:style-name="T6_77"><text:line-break/></text:span><text:span text:style-name="T6_78">taper</text:span><text:span text:style-name="T6_79"><text:s/>“</text:span><text:span text:style-name="T6_80">apix</text:span><text:span text:style-name="T6_81">”<text:s/></text:span><text:span text:style-name="T6_82">dans</text:span><text:span text:style-name="T6_83"><text:s/></text:span><text:span text:style-name="T6_84">la</text:span><text:span text:style-name="T6_85"><text:s/></text:span><text:span text:style-name="T6_86">recherche</text:span><text:span text:style-name="T6_87">.<text:line-break/><text:line-break/></text:span><text:span text:style-name="T6_88">Il</text:span><text:span text:style-name="T6_89"><text:s/></text:span><text:span text:style-name="T6_90">y</text:span><text:span text:style-name="T6_91"><text:s/></text:span><text:span text:style-name="T6_92">a</text:span><text:span text:style-name="T6_93"><text:s/></text:span><text:span text:style-name="T6_94">aussi</text:span><text:span text:style-name="T6_95"><text:s/></text:span><text:span text:style-name="T6_96">l</text:span><text:span text:style-name="T6_97">’</text:span><text:span text:style-name="T6_98">application</text:span><text:span text:style-name="T6_99"><text:s/></text:span><text:span text:style-name="T6_100">de</text:span><text:span text:style-name="T6_101"><text:s/></text:span><text:span text:style-name="T6_102">démo</text:span><text:span text:style-name="T6_103"><text:s text:c="2"/>“</text:span><text:span text:style-name="T6_104">Apix</text:span><text:span text:style-name="T6_105"><text:s/></text:span><text:span text:style-name="T6_106">UICompo</text:span><text:span text:style-name="T6_107">”<text:s/></text:span><text:span text:style-name="T6_108">qui</text:span><text:span text:style-name="T6_109"><text:s/></text:span><text:span text:style-name="T6_110">contient</text:span><text:span text:style-name="T6_111"><text:s/></text:span><text:span text:style-name="T6_112">quelques</text:span><text:span text:style-name="T6_113"><text:s/>“</text:span><text:span text:style-name="T6_114">plugins</text:span><text:span text:style-name="T6_115">”<text:s/></text:span><text:span text:style-name="T6_116">Cordova</text:span><text:span text:style-name="T6_117"><text:s/></text:span><text:span text:style-name="T6_118">comme</text:span><text:span text:style-name="T6_119"><text:s/>“</text:span><text:span text:style-name="T6_120">Camera</text:span><text:span text:style-name="T6_121">”<text:s/></text:span><text:span text:style-name="T6_122">ou</text:span><text:span text:style-name="T6_123"><text:s/>“</text:span><text:span text:style-name="T6_124">Geolocation</text:span><text:span text:style-name="T6_125">”<text:line-break/></text:span></text:p>
        </text:list-item>
      </text:list>
      <text:list text:style-name="LS2" xml:id="list1">
        <text:list-item>
          <text:p text:style-name="P7"><text:span text:style-name="T7_1">Installations</text:span><text:span text:style-name="T7_2"><text:s/></text:span><text:span text:style-name="T7_3">des</text:span><text:span text:style-name="T7_4"><text:s/></text:span><text:span text:style-name="T7_5">dépendances</text:span><text:span text:style-name="T7_6"><text:s/><text:line-break/></text:span><text:span text:style-name="T7_7">(</text:span><text:span text:style-name="T7_8">NodeJs</text:span><text:span text:style-name="T7_9">-</text:span><text:span text:style-name="T7_10">Cordova</text:span><text:span text:style-name="T7_11">-</text:span><text:span text:style-name="T7_12">Java</text:span><text:span text:style-name="T7_13">-</text:span><text:span text:style-name="T7_14">Ant</text:span><text:span text:style-name="T7_15">-</text:span><text:span text:style-name="T7_16">AndroidSdk</text:span><text:span text:style-name="T7_17">-</text:span><text:span text:style-name="T7_18">Haxe</text:span><text:span text:style-name="T7_19">-</text:span><text:span text:style-name="T7_20">zip</text:span><text:span text:style-name="T7_21"><text:s/></text:span><text:span text:style-name="T7_22">GitHub</text:span><text:span text:style-name="T7_23"><text:s/></text:span><text:span text:style-name="T7_24">et</text:span><text:span text:style-name="T7_25"><text:s/></text:span><text:span text:style-name="T7_26">Driver</text:span><text:span text:style-name="T7_27"><text:s/></text:span><text:span text:style-name="T7_28">ADB</text:span><text:span text:style-name="T7_29">)</text:span><text:span text:style-name="T7_30"><text:s/>:<text:line-break/></text:span><text:span text:style-name="T7_31"><text:line-break/></text:span><text:span text:style-name="T7_32"><text:a xlink:type="simple" xlink:href="https://drive.google.com/open?id=1aVt0TaZ8mgc5z85QYneQXkDYa2FlMgUmAcgUtZQBIvM&amp;authuser=0"><text:span text:style-name="T7_33">https</text:span></text:a></text:span><text:span text:style-name="T7_34"><text:a xlink:type="simple" xlink:href="https://drive.google.com/open?id=1aVt0TaZ8mgc5z85QYneQXkDYa2FlMgUmAcgUtZQBIvM&amp;authuser=0"><text:span text:style-name="T7_35">://</text:span></text:a></text:span><text:span text:style-name="T7_36"><text:a xlink:type="simple" xlink:href="https://drive.google.com/open?id=1aVt0TaZ8mgc5z85QYneQXkDYa2FlMgUmAcgUtZQBIvM&amp;authuser=0"><text:span text:style-name="T7_37">drive</text:span></text:a></text:span><text:span text:style-name="T7_38"><text:a xlink:type="simple" xlink:href="https://drive.google.com/open?id=1aVt0TaZ8mgc5z85QYneQXkDYa2FlMgUmAcgUtZQBIvM&amp;authuser=0"><text:span text:style-name="T7_39">.</text:span></text:a></text:span><text:span text:style-name="T7_40"><text:a xlink:type="simple" xlink:href="https://drive.google.com/open?id=1aVt0TaZ8mgc5z85QYneQXkDYa2FlMgUmAcgUtZQBIvM&amp;authuser=0"><text:span text:style-name="T7_41">google</text:span></text:a></text:span><text:span text:style-name="T7_42"><text:a xlink:type="simple" xlink:href="https://drive.google.com/open?id=1aVt0TaZ8mgc5z85QYneQXkDYa2FlMgUmAcgUtZQBIvM&amp;authuser=0"><text:span text:style-name="T7_43">.</text:span></text:a></text:span><text:span text:style-name="T7_44"><text:a xlink:type="simple" xlink:href="https://drive.google.com/open?id=1aVt0TaZ8mgc5z85QYneQXkDYa2FlMgUmAcgUtZQBIvM&amp;authuser=0"><text:span text:style-name="T7_45">com</text:span></text:a></text:span><text:span text:style-name="T7_46"><text:a xlink:type="simple" xlink:href="https://drive.google.com/open?id=1aVt0TaZ8mgc5z85QYneQXkDYa2FlMgUmAcgUtZQBIvM&amp;authuser=0"><text:span text:style-name="T7_47">/</text:span></text:a></text:span><text:span text:style-name="T7_48"><text:a xlink:type="simple" xlink:href="https://drive.google.com/open?id=1aVt0TaZ8mgc5z85QYneQXkDYa2FlMgUmAcgUtZQBIvM&amp;authuser=0"><text:span text:style-name="T7_49">open</text:span></text:a></text:span><text:span text:style-name="T7_50"><text:a xlink:type="simple" xlink:href="https://drive.google.com/open?id=1aVt0TaZ8mgc5z85QYneQXkDYa2FlMgUmAcgUtZQBIvM&amp;authuser=0"><text:span text:style-name="T7_51">?</text:span></text:a></text:span><text:span text:style-name="T7_52"><text:a xlink:type="simple" xlink:href="https://drive.google.com/open?id=1aVt0TaZ8mgc5z85QYneQXkDYa2FlMgUmAcgUtZQBIvM&amp;authuser=0"><text:span text:style-name="T7_53">id</text:span></text:a></text:span><text:span text:style-name="T7_54"><text:a xlink:type="simple" xlink:href="https://drive.google.com/open?id=1aVt0TaZ8mgc5z85QYneQXkDYa2FlMgUmAcgUtZQBIvM&amp;authuser=0"><text:span text:style-name="T7_55">=1</text:span></text:a></text:span><text:span text:style-name="T7_56"><text:a xlink:type="simple" xlink:href="https://drive.google.com/open?id=1aVt0TaZ8mgc5z85QYneQXkDYa2FlMgUmAcgUtZQBIvM&amp;authuser=0"><text:span text:style-name="T7_57">aVt</text:span></text:a></text:span><text:span text:style-name="T7_58"><text:a xlink:type="simple" xlink:href="https://drive.google.com/open?id=1aVt0TaZ8mgc5z85QYneQXkDYa2FlMgUmAcgUtZQBIvM&amp;authuser=0"><text:span text:style-name="T7_59">0</text:span></text:a></text:span><text:span text:style-name="T7_60"><text:a xlink:type="simple" xlink:href="https://drive.google.com/open?id=1aVt0TaZ8mgc5z85QYneQXkDYa2FlMgUmAcgUtZQBIvM&amp;authuser=0"><text:span text:style-name="T7_61">TaZ</text:span></text:a></text:span><text:span text:style-name="T7_62"><text:a xlink:type="simple" xlink:href="https://drive.google.com/open?id=1aVt0TaZ8mgc5z85QYneQXkDYa2FlMgUmAcgUtZQBIvM&amp;authuser=0"><text:span text:style-name="T7_63">8</text:span></text:a></text:span><text:span text:style-name="T7_64"><text:a xlink:type="simple" xlink:href="https://drive.google.com/open?id=1aVt0TaZ8mgc5z85QYneQXkDYa2FlMgUmAcgUtZQBIvM&amp;authuser=0"><text:span text:style-name="T7_65">mgc</text:span></text:a></text:span><text:span text:style-name="T7_66"><text:a xlink:type="simple" xlink:href="https://drive.google.com/open?id=1aVt0TaZ8mgc5z85QYneQXkDYa2FlMgUmAcgUtZQBIvM&amp;authuser=0"><text:span text:style-name="T7_67">5</text:span></text:a></text:span><text:span text:style-name="T7_68"><text:a xlink:type="simple" xlink:href="https://drive.google.com/open?id=1aVt0TaZ8mgc5z85QYneQXkDYa2FlMgUmAcgUtZQBIvM&amp;authuser=0"><text:span text:style-name="T7_69">z</text:span></text:a></text:span><text:span text:style-name="T7_70"><text:a xlink:type="simple" xlink:href="https://drive.google.com/open?id=1aVt0TaZ8mgc5z85QYneQXkDYa2FlMgUmAcgUtZQBIvM&amp;authuser=0"><text:span text:style-name="T7_71">85</text:span></text:a></text:span><text:span text:style-name="T7_72"><text:a xlink:type="simple" xlink:href="https://drive.google.com/open?id=1aVt0TaZ8mgc5z85QYneQXkDYa2FlMgUmAcgUtZQBIvM&amp;authuser=0"><text:span text:style-name="T7_73">QYneQXkDYa</text:span></text:a></text:span><text:span text:style-name="T7_74"><text:a xlink:type="simple" xlink:href="https://drive.google.com/open?id=1aVt0TaZ8mgc5z85QYneQXkDYa2FlMgUmAcgUtZQBIvM&amp;authuser=0"><text:span text:style-name="T7_75">2</text:span></text:a></text:span><text:span text:style-name="T7_76"><text:a xlink:type="simple" xlink:href="https://drive.google.com/open?id=1aVt0TaZ8mgc5z85QYneQXkDYa2FlMgUmAcgUtZQBIvM&amp;authuser=0"><text:span text:style-name="T7_77">FlMgUmAcgUtZQBIvM</text:span></text:a></text:span><text:span text:style-name="T7_78"><text:a xlink:type="simple" xlink:href="https://drive.google.com/open?id=1aVt0TaZ8mgc5z85QYneQXkDYa2FlMgUmAcgUtZQBIvM&amp;authuser=0"><text:span text:style-name="T7_79">&amp;</text:span></text:a></text:span><text:span text:style-name="T7_80"><text:a xlink:type="simple" xlink:href="https://drive.google.com/open?id=1aVt0TaZ8mgc5z85QYneQXkDYa2FlMgUmAcgUtZQBIvM&amp;authuser=0"><text:span text:style-name="T7_81">authuser</text:span></text:a></text:span><text:span text:style-name="T7_82"><text:a xlink:type="simple" xlink:href="https://drive.google.com/open?id=1aVt0TaZ8mgc5z85QYneQXkDYa2FlMgUmAcgUtZQBIvM&amp;authuser=0"><text:span text:style-name="T7_83">=0</text:span></text:a></text:span></text:p>
        </text:list-item>
      </text:list>
      <text:p text:style-name="P8"/>
      <text:p text:style-name="P9"/>
      <text:list text:style-name="LS3" xml:id="list2">
        <text:list-item>
          <text:p text:style-name="P10"><text:span text:style-name="T10_1">Développements</text:span><text:span text:style-name="T10_2"><text:s/>:</text:span></text:p>
        </text:list-item>
      </text:list>
      <text:p text:style-name="P11"><text:span text:style-name="T11_1">Préparation</text:span><text:span text:style-name="T11_2"><text:s/></text:span><text:span text:style-name="T11_3">(</text:span><text:span text:style-name="T11_4">à</text:span><text:span text:style-name="T11_5"><text:s/></text:span><text:span text:style-name="T11_6">partir</text:span><text:span text:style-name="T11_7"><text:s/></text:span><text:span text:style-name="T11_8">de</text:span><text:span text:style-name="T11_9"><text:s/></text:span><text:span text:style-name="T11_10">la</text:span><text:span text:style-name="T11_11"><text:s/></text:span><text:span text:style-name="T11_12">racine</text:span><text:span text:style-name="T11_13"><text:s/></text:span><text:span text:style-name="T11_14">du</text:span><text:span text:style-name="T11_15"><text:s/></text:span><text:span text:style-name="T11_16">zip</text:span><text:span text:style-name="T11_17"><text:s/></text:span><text:span text:style-name="T11_18">téléchargé</text:span><text:span text:style-name="T11_19"><text:s/></text:span><text:span text:style-name="T11_20">depuis</text:span><text:span text:style-name="T11_21"><text:s/></text:span><text:span text:style-name="T11_22">github</text:span><text:span text:style-name="T11_23">)</text:span><text:span text:style-name="T11_24"><text:s/></text:span><text:span text:style-name="T11_25">:</text:span></text:p>
      <text:p text:style-name="P12"><text:span text:style-name="T12_1"><text:tab/></text:span><text:span text:style-name="T12_2">Aller</text:span><text:span text:style-name="T12_3"><text:s/></text:span><text:span text:style-name="T12_4">dans</text:span><text:span text:style-name="T12_5"><text:s text:c="2"/>./</text:span><text:span text:style-name="T12_6">haxeCordova</text:span><text:span text:style-name="T12_7">/<text:s/></text:span><text:span text:style-name="T12_8">et</text:span><text:span text:style-name="T12_9"><text:s/></text:span><text:span text:style-name="T12_10">créer</text:span><text:span text:style-name="T12_11"><text:s/></text:span><text:span text:style-name="T12_12">un</text:span><text:span text:style-name="T12_13"><text:s/>“</text:span><text:span text:style-name="T12_14">projet</text:span><text:span text:style-name="T12_15">”<text:s/></text:span><text:span text:style-name="T12_16">flashdevelop</text:span><text:span text:style-name="T12_17"><text:s/></text:span><text:span text:style-name="T12_18">ou</text:span><text:span text:style-name="T12_19"><text:s/></text:span><text:span text:style-name="T12_20">autre</text:span><text:span text:style-name="T12_21"><text:s/></text:span><text:span text:style-name="T12_22">IDE</text:span><text:span text:style-name="T12_23"><text:s/></text:span><text:span text:style-name="T12_24">de</text:span><text:span text:style-name="T12_25"><text:s/></text:span><text:span text:style-name="T12_26">votre</text:span><text:span text:style-name="T12_27"><text:s/></text:span><text:span text:style-name="T12_28">choix</text:span><text:span text:style-name="T12_29">.<text:line-break/></text:span></text:p>
      <text:p text:style-name="P13"><text:span text:style-name="T13_1">Structure</text:span><text:span text:style-name="T13_2">:</text:span></text:p>
      <text:p text:style-name="P14"><text:span text:style-name="T14_1">Le</text:span><text:span text:style-name="T14_2"><text:s/></text:span><text:span text:style-name="T14_3">dossier</text:span><text:span text:style-name="T14_4"><text:s/></text:span><text:span text:style-name="T14_5">de</text:span><text:span text:style-name="T14_6"><text:s/></text:span><text:span text:style-name="T14_7">travail</text:span><text:span text:style-name="T14_8"><text:s/>(</text:span><text:span text:style-name="T14_9">casi</text:span><text:span text:style-name="T14_10">)<text:s/></text:span><text:span text:style-name="T14_11">vide</text:span><text:span text:style-name="T14_12"><text:s/></text:span><text:span text:style-name="T14_13">est</text:span><text:span text:style-name="T14_14"><text:s/></text:span><text:span text:style-name="T14_15">dans</text:span><text:span text:style-name="T14_16"><text:s text:c="2"/></text:span><text:span text:style-name="T14_17">./</text:span><text:span text:style-name="T14_18">haxeCordova</text:span><text:span text:style-name="T14_19">/</text:span><text:span text:style-name="T14_20">todo</text:span><text:span text:style-name="T14_21">/</text:span></text:p>
      <text:p text:style-name="P15"><text:span text:style-name="T15_1">Les</text:span><text:span text:style-name="T15_2"><text:s/></text:span><text:span text:style-name="T15_3">classes</text:span><text:span text:style-name="T15_4"><text:s/>(</text:span><text:span text:style-name="T15_5">casi</text:span><text:span text:style-name="T15_6">)<text:s/></text:span><text:span text:style-name="T15_7">vierges</text:span><text:span text:style-name="T15_8"><text:s/></text:span><text:span text:style-name="T15_9">sont</text:span><text:span text:style-name="T15_10"><text:s/></text:span><text:span text:style-name="T15_11">dans</text:span><text:span text:style-name="T15_12"><text:s/></text:span><text:span text:style-name="T15_13">./</text:span><text:span text:style-name="T15_14">haxeCordova</text:span><text:span text:style-name="T15_15">/</text:span><text:span text:style-name="T15_16">todo</text:span><text:span text:style-name="T15_17">/</text:span><text:span text:style-name="T15_18">template</text:span><text:span text:style-name="T15_19">/</text:span><text:span text:style-name="T15_20">src</text:span></text:p>
      <text:p text:style-name="P16"><text:span text:style-name="T16_1">Les</text:span><text:span text:style-name="T16_2"><text:s/></text:span><text:span text:style-name="T16_3">autres</text:span><text:span text:style-name="T16_4"><text:s/></text:span><text:span text:style-name="T16_5">templates</text:span><text:span text:style-name="T16_6"><text:s/></text:span><text:span text:style-name="T16_7">sont</text:span><text:span text:style-name="T16_8"><text:s/></text:span><text:span text:style-name="T16_9">dans</text:span><text:span text:style-name="T16_10"><text:s/>./</text:span><text:span text:style-name="T16_11">haxeCordova</text:span><text:span text:style-name="T16_12">/</text:span><text:span text:style-name="T16_13">todo</text:span><text:span text:style-name="T16_14">/</text:span><text:span text:style-name="T16_15">template</text:span><text:span text:style-name="T16_16">/</text:span></text:p>
      <text:p text:style-name="P17"><text:span text:style-name="T17_1">Les</text:span><text:span text:style-name="T17_2"><text:s/></text:span><text:span text:style-name="T17_3">projets</text:span><text:span text:style-name="T17_4"><text:s/></text:span><text:span text:style-name="T17_5">complets</text:span><text:span text:style-name="T17_6"><text:s/>(</text:span><text:span text:style-name="T17_7">norma</text:span><text:span text:style-name="T17_8"><text:s/></text:span><text:span text:style-name="T17_9">et</text:span><text:span text:style-name="T17_10"><text:s/></text:span><text:span text:style-name="T17_11">cordosample</text:span><text:span text:style-name="T17_12">)<text:s/></text:span><text:span text:style-name="T17_13">déjà</text:span><text:span text:style-name="T17_14"><text:s/></text:span><text:span text:style-name="T17_15">réalisés</text:span><text:span text:style-name="T17_16"><text:s/></text:span><text:span text:style-name="T17_17">sont</text:span><text:span text:style-name="T17_18"><text:s/></text:span><text:span text:style-name="T17_19">dans</text:span><text:span text:style-name="T17_20"><text:s/></text:span><text:span text:style-name="T17_21">./</text:span><text:span text:style-name="T17_22">haxeCordova</text:span><text:span text:style-name="T17_23">/</text:span><text:span text:style-name="T17_24">done</text:span><text:span text:style-name="T17_25">/<text:s/><text:line-break/></text:span></text:p>
      <text:p text:style-name="P18"><text:span text:style-name="T18_1">Commun</text:span><text:span text:style-name="T18_2"><text:s/></text:span><text:span text:style-name="T18_3">aux</text:span><text:span text:style-name="T18_4"><text:s/>2<text:s/></text:span><text:span text:style-name="T18_5">projets</text:span><text:span text:style-name="T18_6"><text:s/></text:span><text:span text:style-name="T18_7">détaillés</text:span><text:span text:style-name="T18_8"><text:s/></text:span><text:span text:style-name="T18_9">plus</text:span><text:span text:style-name="T18_10"><text:s/></text:span><text:span text:style-name="T18_11">loin</text:span><text:span text:style-name="T18_12"><text:s/></text:span><text:span text:style-name="T18_13">:</text:span></text:p>
      <text:p text:style-name="P19"><text:span text:style-name="T19_1"><text:tab/></text:span><text:span text:style-name="T19_2">Initialisation</text:span><text:span text:style-name="T19_3"><text:s/></text:span><text:span text:style-name="T19_4">d</text:span><text:span text:style-name="T19_5">’</text:span><text:span text:style-name="T19_6">un</text:span><text:span text:style-name="T19_7"><text:s/></text:span><text:span text:style-name="T19_8">projet</text:span><text:span text:style-name="T19_9"><text:s text:c="2"/>:</text:span></text:p>
      <text:list text:style-name="LS3" xml:id="list3">
        <text:list-item>
          <text:p text:style-name="P20"><text:span text:style-name="T20_1">lancer</text:span><text:span text:style-name="T20_2"><text:s/></text:span><text:span text:style-name="T20_3">start</text:span><text:span text:style-name="T20_4">.</text:span><text:span text:style-name="T20_5">bat</text:span><text:span text:style-name="T20_6"><text:s/></text:span><text:span text:style-name="T20_7">sous</text:span><text:span text:style-name="T20_8"><text:s/></text:span><text:span text:style-name="T20_9">Windows</text:span><text:span text:style-name="T20_10"><text:s/>-</text:span><text:span text:style-name="T20_11">ou</text:span><text:span text:style-name="T20_12"><text:s/></text:span><text:span text:style-name="T20_13">autre</text:span><text:span text:style-name="T20_14"><text:s/></text:span><text:span text:style-name="T20_15">shell</text:span><text:span text:style-name="T20_16"><text:s/></text:span><text:span text:style-name="T20_17">avec</text:span><text:span text:style-name="T20_18"><text:s/></text:span><text:span text:style-name="T20_19">les</text:span><text:span text:style-name="T20_20"><text:s/></text:span><text:span text:style-name="T20_21">paths</text:span><text:span text:style-name="T20_22"><text:s/></text:span><text:span text:style-name="T20_23">des</text:span><text:span text:style-name="T20_24"><text:s/></text:span><text:span text:style-name="T20_25">softs</text:span><text:span text:style-name="T20_26"><text:s/></text:span><text:span text:style-name="T20_27">accessibles</text:span><text:span text:style-name="T20_28">.</text:span></text:p>
        </text:list-item>
        <text:list-item>
          <text:p text:style-name="P21"><text:span text:style-name="T21_1">cd</text:span><text:span text:style-name="T21_2"><text:s/>./</text:span><text:span text:style-name="T21_3">haxeCordova</text:span><text:span text:style-name="T21_4">/</text:span><text:span text:style-name="T21_5">todo</text:span><text:span text:style-name="T21_6">/<text:s/></text:span><text:span text:style-name="T21_7"><text:s text:c="12"/></text:span></text:p>
        </text:list-item>
        <text:list-item>
          <text:p text:style-name="P22"><text:span text:style-name="T22_1">cordova</text:span><text:span text:style-name="T22_2"><text:s/></text:span><text:span text:style-name="T22_3">create</text:span><text:span text:style-name="T22_4"><text:s/>&lt;</text:span><text:span text:style-name="T22_5">dossier</text:span><text:span text:style-name="T22_6"><text:s/></text:span><text:span text:style-name="T22_7">projet</text:span><text:span text:style-name="T22_8">&gt;<text:s/>&lt;</text:span><text:span text:style-name="T22_9">ext</text:span><text:span text:style-name="T22_10"><text:s/></text:span><text:span text:style-name="T22_11">domaine</text:span><text:span text:style-name="T22_12">&gt;.&lt;</text:span><text:span text:style-name="T22_13">domaine</text:span><text:span text:style-name="T22_14">&gt;.&lt;</text:span><text:span text:style-name="T22_15">nom</text:span><text:span text:style-name="T22_16"><text:s/></text:span><text:span text:style-name="T22_17">court</text:span><text:span text:style-name="T22_18"><text:s/></text:span><text:span text:style-name="T22_19">app</text:span><text:span text:style-name="T22_20">&gt;<text:s/>"&lt;</text:span><text:span text:style-name="T22_21">nom</text:span><text:span text:style-name="T22_22"><text:s/></text:span><text:span text:style-name="T22_23">appli</text:span><text:span text:style-name="T22_24">&gt;"</text:span><text:span text:style-name="T22_25"><text:line-break/></text:span><text:span text:style-name="T22_26">ex</text:span><text:span text:style-name="T22_27">:</text:span><text:span text:style-name="T22_28">cordova</text:span><text:span text:style-name="T22_29"><text:s/></text:span><text:span text:style-name="T22_30">create</text:span><text:span text:style-name="T22_31"><text:s/></text:span><text:span text:style-name="T22_32">norma</text:span><text:span text:style-name="T22_33"><text:s/></text:span><text:span text:style-name="T22_34">net</text:span><text:span text:style-name="T22_35">.</text:span><text:span text:style-name="T22_36">pixaline</text:span><text:span text:style-name="T22_37">.</text:span><text:span text:style-name="T22_38">norma</text:span><text:span text:style-name="T22_39"><text:s/>"</text:span><text:span text:style-name="T22_40">Norma</text:span><text:span text:style-name="T22_41"><text:s/></text:span><text:span text:style-name="T22_42">Pedroche</text:span><text:span text:style-name="T22_43">"</text:span></text:p>
        </text:list-item>
        <text:list-item>
          <text:p text:style-name="P23"><text:span text:style-name="T23_1">cd</text:span><text:span text:style-name="T23_2"><text:s/>&lt;</text:span><text:span text:style-name="T23_3">dossier</text:span><text:span text:style-name="T23_4"><text:s/></text:span><text:span text:style-name="T23_5">projet</text:span><text:span text:style-name="T23_6">&gt;<text:s/></text:span></text:p>
        </text:list-item>
        <text:list-item>
          <text:p text:style-name="P24"><text:span text:style-name="T24_1">cordova</text:span><text:span text:style-name="T24_2"><text:s/></text:span><text:span text:style-name="T24_3">platforms</text:span><text:span text:style-name="T24_4"><text:s/></text:span><text:span text:style-name="T24_5">add</text:span><text:span text:style-name="T24_6"><text:s/></text:span><text:span text:style-name="T24_7">android</text:span></text:p>
        </text:list-item>
        <text:list-item>
          <text:p text:style-name="P25"><text:span text:style-name="T25_1">remplacer</text:span><text:span text:style-name="T25_2"><text:s/>./</text:span><text:span text:style-name="T25_3">www</text:span><text:span text:style-name="T25_4">/<text:s/></text:span><text:span text:style-name="T25_5">par</text:span><text:span text:style-name="T25_6"><text:s/></text:span><text:span text:style-name="T25_7">le</text:span><text:span text:style-name="T25_8"><text:s/></text:span><text:span text:style-name="T25_9">www</text:span><text:span text:style-name="T25_10">/<text:s/></text:span><text:span text:style-name="T25_11">customisé</text:span><text:span text:style-name="T25_12"><text:s/></text:span><text:span text:style-name="T25_13">de</text:span><text:span text:style-name="T25_14"><text:s/></text:span><text:span text:style-name="T25_15">template</text:span><text:span text:style-name="T25_16">/</text:span></text:p>
        </text:list-item>
        <text:list-item>
          <text:p text:style-name="P26"><text:span text:style-name="T26_1">remplacer</text:span><text:span text:style-name="T26_2">./</text:span><text:span text:style-name="T26_3">platforms</text:span><text:span text:style-name="T26_4">/</text:span><text:span text:style-name="T26_5">android</text:span><text:span text:style-name="T26_6">/</text:span><text:span text:style-name="T26_7">res</text:span><text:span text:style-name="T26_8">/</text:span><text:span text:style-name="T26_9">drawable</text:span><text:span text:style-name="T26_10">*/<text:s/></text:span><text:span text:style-name="T26_11">par</text:span><text:span text:style-name="T26_12"><text:s/></text:span><text:span text:style-name="T26_13">les</text:span><text:span text:style-name="T26_14"><text:s/></text:span><text:span text:style-name="T26_15">drawable</text:span><text:span text:style-name="T26_16">*/<text:s/></text:span><text:span text:style-name="T26_17">customisés</text:span><text:span text:style-name="T26_18"><text:s/></text:span></text:p>
        </text:list-item>
        <text:list-item>
          <text:p text:style-name="P27"><text:span text:style-name="T27_1">modifier</text:span><text:span text:style-name="T27_2"><text:s text:c="2"/></text:span><text:span text:style-name="T27_3">www</text:span><text:span text:style-name="T27_4">/</text:span><text:span text:style-name="T27_5">index</text:span><text:span text:style-name="T27_6">.</text:span><text:span text:style-name="T27_7">html</text:span><text:span text:style-name="T27_8">,<text:s/>./</text:span><text:span text:style-name="T27_9">config</text:span><text:span text:style-name="T27_10">.</text:span><text:span text:style-name="T27_11">xml</text:span><text:span text:style-name="T27_12"><text:s/></text:span><text:span text:style-name="T27_13">et</text:span><text:span text:style-name="T27_14"><text:s text:c="2"/></text:span><text:span text:style-name="T27_15">platforms</text:span><text:span text:style-name="T27_16">/</text:span><text:span text:style-name="T27_17">android</text:span><text:span text:style-name="T27_18">/</text:span><text:span text:style-name="T27_19">res</text:span><text:span text:style-name="T27_20">/</text:span><text:span text:style-name="T27_21">xml</text:span><text:span text:style-name="T27_22">/</text:span><text:span text:style-name="T27_23">config</text:span><text:span text:style-name="T27_24">.</text:span><text:span text:style-name="T27_25">xml</text:span><text:span text:style-name="T27_26"><text:s/></text:span><text:span text:style-name="T27_27">selon</text:span><text:span text:style-name="T27_28"><text:s/></text:span><text:span text:style-name="T27_29">besoins</text:span><text:span text:style-name="T27_30">.</text:span></text:p>
        </text:list-item>
      </text:list>
      <text:p text:style-name="P28"><text:span text:style-name="T28_1"><text:line-break/><text:line-break/></text:span><text:span text:style-name="T28_2">Commun</text:span><text:span text:style-name="T28_3"><text:s/>(</text:span><text:span text:style-name="T28_4">suite</text:span><text:span text:style-name="T28_5">)<text:s/></text:span><text:span text:style-name="T28_6"><text:line-break/></text:span><text:span text:style-name="T28_7"><text:tab/></text:span><text:span text:style-name="T28_8">Test</text:span><text:span text:style-name="T28_9"><text:s/></text:span><text:span text:style-name="T28_10">sur</text:span><text:span text:style-name="T28_11"><text:s/></text:span><text:span text:style-name="T28_12">émulateur</text:span><text:span text:style-name="T28_13"><text:s/></text:span><text:span text:style-name="T28_14">ou</text:span><text:span text:style-name="T28_15"><text:s/></text:span><text:span text:style-name="T28_16">appareil</text:span><text:span text:style-name="T28_17"><text:s/></text:span><text:span text:style-name="T28_18">mobile</text:span><text:span text:style-name="T28_19"><text:s/>:</text:span></text:p>
      <text:list text:style-name="LS4" xml:id="list11">
        <text:list-item>
          <text:p text:style-name="P29"><text:span text:style-name="T29_1">lancer</text:span><text:span text:style-name="T29_2"><text:s/>1<text:s/></text:span><text:span text:style-name="T29_3">des</text:span><text:span text:style-name="T29_4"><text:s/></text:span><text:span text:style-name="T29_5">émulateurs</text:span><text:span text:style-name="T29_6"><text:s/></text:span><text:span text:style-name="T29_7">de</text:span><text:span text:style-name="T29_8"><text:s/></text:span><text:span text:style-name="T29_9">l</text:span><text:span text:style-name="T29_10">’</text:span><text:span text:style-name="T29_11">android</text:span><text:span text:style-name="T29_12"><text:s/></text:span><text:span text:style-name="T29_13">SDK</text:span><text:span text:style-name="T29_14"><text:s/></text:span><text:span text:style-name="T29_15">Manager</text:span><text:span text:style-name="T29_16"><text:s/><text:line-break/></text:span><text:span text:style-name="T29_17">(</text:span><text:span text:style-name="T29_18">sous</text:span><text:span text:style-name="T29_19"><text:s/></text:span><text:span text:style-name="T29_20">windows</text:span><text:span text:style-name="T29_21">)<text:s/></text:span><text:span text:style-name="T29_22">("</text:span><text:span text:style-name="T29_23">C</text:span><text:span text:style-name="T29_24">:/</text:span><text:span text:style-name="T29_25">Program</text:span><text:span text:style-name="T29_26"><text:s/></text:span><text:span text:style-name="T29_27">Files</text:span><text:span text:style-name="T29_28">/</text:span><text:span text:style-name="T29_29">Android</text:span><text:span text:style-name="T29_30">/</text:span><text:span text:style-name="T29_31">android</text:span><text:span text:style-name="T29_32">-</text:span><text:span text:style-name="T29_33">sdk</text:span><text:span text:style-name="T29_34">/</text:span><text:span text:style-name="T29_35">SDK</text:span><text:span text:style-name="T29_36"><text:s/></text:span><text:span text:style-name="T29_37">Manager</text:span><text:span text:style-name="T29_38">.</text:span><text:span text:style-name="T29_39">exe</text:span><text:span text:style-name="T29_40">")<text:s/></text:span></text:p>
        </text:list-item>
        <text:list-item>
          <text:p text:style-name="P30"><text:span text:style-name="T30_1">tools</text:span><text:span text:style-name="T30_2">&gt;</text:span><text:span text:style-name="T30_3">manage</text:span><text:span text:style-name="T30_4"><text:s/></text:span><text:span text:style-name="T30_5">AVDs</text:span><text:span text:style-name="T30_6">&gt;</text:span><text:span text:style-name="T30_7">device</text:span><text:span text:style-name="T30_8"><text:s/></text:span><text:span text:style-name="T30_9">Définitions</text:span><text:span text:style-name="T30_10">&gt;</text:span><text:span text:style-name="T30_11">choisir</text:span><text:span text:style-name="T30_12">&gt;</text:span><text:span text:style-name="T30_13">clone</text:span><text:span text:style-name="T30_14">&gt;&gt;</text:span><text:span text:style-name="T30_15">create</text:span><text:span text:style-name="T30_16"><text:s/></text:span><text:span text:style-name="T30_17">AVD</text:span><text:span text:style-name="T30_18">&gt;<text:line-break/></text:span><text:span text:style-name="T30_19">modifier</text:span><text:span text:style-name="T30_20">/</text:span><text:span text:style-name="T30_21">bidouiller</text:span><text:span text:style-name="T30_22"><text:s/></text:span><text:span text:style-name="T30_23">jusqu</text:span><text:span text:style-name="T30_24">’</text:span><text:span text:style-name="T30_25">à</text:span><text:span text:style-name="T30_26"><text:s/></text:span><text:span text:style-name="T30_27">ce</text:span><text:span text:style-name="T30_28"><text:s/></text:span><text:span text:style-name="T30_29">que</text:span><text:span text:style-name="T30_30"><text:s/></text:span><text:span text:style-name="T30_31">ça</text:span><text:span text:style-name="T30_32"><text:s/></text:span><text:span text:style-name="T30_33">démarre</text:span><text:span text:style-name="T30_34"><text:s/></text:span></text:p>
        </text:list-item>
        <text:list-item>
          <text:p text:style-name="P31"><text:span text:style-name="T31_1">cd</text:span><text:span text:style-name="T31_2"><text:s/>&lt;</text:span><text:span text:style-name="T31_3">dossier</text:span><text:span text:style-name="T31_4"><text:s/></text:span><text:span text:style-name="T31_5">projet</text:span><text:span text:style-name="T31_6">&gt;</text:span></text:p>
        </text:list-item>
        <text:list-item>
          <text:p text:style-name="P32"><text:span text:style-name="T32_1">cordova</text:span><text:span text:style-name="T32_2"><text:s/></text:span><text:span text:style-name="T32_3">emulate</text:span><text:span text:style-name="T32_4"><text:s/></text:span><text:span text:style-name="T32_5">android</text:span><text:span text:style-name="T32_6"><text:line-break/><text:line-break/></text:span><text:span text:style-name="T32_7">OU</text:span><text:span text:style-name="T32_8"><text:s/></text:span><text:span text:style-name="T32_9">MIEUX</text:span><text:span text:style-name="T32_10"><text:s/>:</text:span></text:p>
        </text:list-item>
        <text:list-item>
          <text:p text:style-name="P33"><text:span text:style-name="T33_1">Tester</text:span><text:span text:style-name="T33_2"><text:s/></text:span><text:span text:style-name="T33_3">directement</text:span><text:span text:style-name="T33_4"><text:s/></text:span><text:span text:style-name="T33_5">sur</text:span><text:span text:style-name="T33_6"><text:s/></text:span><text:span text:style-name="T33_7">mobile</text:span><text:span text:style-name="T33_8"><text:s/></text:span><text:span text:style-name="T33_9">(</text:span><text:span text:style-name="T33_10">la</text:span><text:span text:style-name="T33_11"><text:s/></text:span><text:span text:style-name="T33_12">partie</text:span><text:span text:style-name="T33_13"><text:s/></text:span><text:span text:style-name="T33_14">ADB</text:span><text:span text:style-name="T33_15"><text:s/></text:span><text:span text:style-name="T33_16">de</text:span><text:span text:style-name="T33_17"><text:s/></text:span><text:span text:style-name="T33_18">l</text:span><text:span text:style-name="T33_19">’</text:span><text:span text:style-name="T33_20">installation</text:span><text:span text:style-name="T33_21"><text:s/></text:span><text:span text:style-name="T33_22">doit</text:span><text:span text:style-name="T33_23"><text:s/></text:span><text:span text:style-name="T33_24">être</text:span><text:span text:style-name="T33_25"><text:s/></text:span><text:span text:style-name="T33_26">parfaitement</text:span><text:span text:style-name="T33_27"><text:s/></text:span><text:span text:style-name="T33_28">effectuée</text:span><text:span text:style-name="T33_29">)</text:span><text:span text:style-name="T33_30">:</text:span></text:p>
        </text:list-item>
        <text:list-item>
          <text:p text:style-name="P34"><text:span text:style-name="T34_1">Fermer</text:span><text:span text:style-name="T34_2"><text:s/></text:span><text:span text:style-name="T34_3">émulateur</text:span><text:span text:style-name="T34_4"><text:s/></text:span><text:span text:style-name="T34_5">android</text:span><text:span text:style-name="T34_6"><text:s/>-</text:span><text:span text:style-name="T34_7">si</text:span><text:span text:style-name="T34_8"><text:s/></text:span><text:span text:style-name="T34_9">besoin</text:span><text:span text:style-name="T34_10">.</text:span></text:p>
        </text:list-item>
        <text:list-item>
          <text:p text:style-name="P35"><text:span text:style-name="T35_1">désinstaller</text:span><text:span text:style-name="T35_2"><text:s/></text:span><text:span text:style-name="T35_3">sur</text:span><text:span text:style-name="T35_4"><text:s/></text:span><text:span text:style-name="T35_5">mobile</text:span><text:span text:style-name="T35_6"><text:s/></text:span><text:span text:style-name="T35_7">la</text:span><text:span text:style-name="T35_8"><text:s/></text:span><text:span text:style-name="T35_9">même</text:span><text:span text:style-name="T35_10"><text:s/></text:span><text:span text:style-name="T35_11">appli</text:span><text:span text:style-name="T35_12"><text:s/></text:span><text:span text:style-name="T35_13">installée</text:span><text:span text:style-name="T35_14"><text:s/></text:span><text:span text:style-name="T35_15">depuis</text:span><text:span text:style-name="T35_16"><text:s/></text:span><text:span text:style-name="T35_17">un</text:span><text:span text:style-name="T35_18"><text:s/></text:span><text:span text:style-name="T35_19">autre</text:span><text:span text:style-name="T35_20"><text:s/></text:span><text:span text:style-name="T35_21">ordi</text:span><text:span text:style-name="T35_22"><text:s/>-</text:span><text:span text:style-name="T35_23">si</text:span><text:span text:style-name="T35_24"><text:s/></text:span><text:span text:style-name="T35_25">besoin</text:span><text:span text:style-name="T35_26">.</text:span></text:p>
        </text:list-item>
        <text:list-item>
          <text:p text:style-name="P36"><text:span text:style-name="T36_1">cd</text:span><text:span text:style-name="T36_2"><text:s/>&lt;</text:span><text:span text:style-name="T36_3">dossier</text:span><text:span text:style-name="T36_4"><text:s/></text:span><text:span text:style-name="T36_5">projet</text:span><text:span text:style-name="T36_6">&gt;<text:s/></text:span></text:p>
        </text:list-item>
        <text:list-item>
          <text:p text:style-name="P37"><text:span text:style-name="T37_1">cordova</text:span><text:span text:style-name="T37_2"><text:s/></text:span><text:span text:style-name="T37_3">run</text:span><text:span text:style-name="T37_4"><text:s/></text:span><text:span text:style-name="T37_5">android</text:span><text:span text:style-name="T37_6"><text:s/></text:span><text:span text:style-name="T37_7">ou</text:span><text:span text:style-name="T37_8"><text:s text:c="2"/></text:span><text:span text:style-name="T37_9">cordova</text:span><text:span text:style-name="T37_10"><text:s/></text:span><text:span text:style-name="T37_11">build</text:span><text:span text:style-name="T37_12"><text:s/></text:span><text:span text:style-name="T37_13">android</text:span><text:span text:style-name="T37_14"><text:s/></text:span><text:span text:style-name="T37_15">pour</text:span><text:span text:style-name="T37_16"><text:s/></text:span><text:span text:style-name="T37_17">juste</text:span><text:span text:style-name="T37_18"><text:s/></text:span><text:span text:style-name="T37_19">tester</text:span><text:span text:style-name="T37_20"><text:s/></text:span><text:span text:style-name="T37_21">la</text:span><text:span text:style-name="T37_22"><text:s/></text:span><text:span text:style-name="T37_23">compil</text:span><text:span text:style-name="T37_24">.</text:span></text:p>
        </text:list-item>
        <text:list-item>
          <text:p text:style-name="P38"><text:span text:style-name="T38_1"><text:s/></text:span><text:span text:style-name="T38_2">pour</text:span><text:span text:style-name="T38_3"><text:s/></text:span><text:span text:style-name="T38_4">installer</text:span><text:span text:style-name="T38_5"><text:s/></text:span><text:span text:style-name="T38_6">sur</text:span><text:span text:style-name="T38_7"><text:s/></text:span><text:span text:style-name="T38_8">mobile</text:span><text:span text:style-name="T38_9"><text:s/></text:span><text:span text:style-name="T38_10">sans</text:span><text:span text:style-name="T38_11"><text:s/></text:span><text:span text:style-name="T38_12">re</text:span><text:span text:style-name="T38_13">-</text:span><text:span text:style-name="T38_14">compiler</text:span><text:span text:style-name="T38_15"><text:s/>:<text:line-break/><text:s/></text:span><text:span text:style-name="T38_16">adb</text:span><text:span text:style-name="T38_17"><text:s/></text:span><text:span text:style-name="T38_18">install</text:span><text:span text:style-name="T38_19"><text:s/>./</text:span><text:span text:style-name="T38_20">platforms</text:span><text:span text:style-name="T38_21">/</text:span><text:span text:style-name="T38_22">android</text:span><text:span text:style-name="T38_23">/</text:span><text:span text:style-name="T38_24">ant</text:span><text:span text:style-name="T38_25">-</text:span><text:span text:style-name="T38_26">build</text:span><text:span text:style-name="T38_27">/&lt;</text:span><text:span text:style-name="T38_28">appname</text:span><text:span text:style-name="T38_29">&gt;-</text:span><text:span text:style-name="T38_30">debug</text:span><text:span text:style-name="T38_31">-</text:span><text:span text:style-name="T38_32">unaligned</text:span><text:span text:style-name="T38_33">.</text:span><text:span text:style-name="T38_34">apk</text:span><text:span text:style-name="T38_35"><text:s/><text:line-break/></text:span></text:p>
        </text:list-item>
      </text:list>
      <text:p text:style-name="P39"><text:span text:style-name="T39_1"><text:line-break/></text:span></text:p>
      <text:p text:style-name="P40"><text:span text:style-name="T40_1">Projet</text:span><text:span text:style-name="T40_2"><text:s/></text:span><text:span text:style-name="T40_3">I</text:span><text:span text:style-name="T40_4"><text:s/>-<text:s/></text:span><text:span text:style-name="T40_5">ultra</text:span><text:span text:style-name="T40_6"><text:s/></text:span><text:span text:style-name="T40_7">simple</text:span><text:span text:style-name="T40_8"><text:line-break/></text:span><text:span text:style-name="T40_9">Transformer</text:span><text:span text:style-name="T40_10"><text:s/></text:span><text:span text:style-name="T40_11">n</text:span><text:span text:style-name="T40_12">’</text:span><text:span text:style-name="T40_13">importe</text:span><text:span text:style-name="T40_14"><text:s/></text:span><text:span text:style-name="T40_15">quel</text:span><text:span text:style-name="T40_16"><text:s/></text:span><text:span text:style-name="T40_17">responsive</text:span><text:span text:style-name="T40_18"><text:s/></text:span><text:span text:style-name="T40_19">website</text:span><text:span text:style-name="T40_20"><text:s/></text:span><text:span text:style-name="T40_21">en</text:span><text:span text:style-name="T40_22"><text:s/></text:span><text:span text:style-name="T40_23">app</text:span><text:span text:style-name="T40_24"><text:s/></text:span><text:span text:style-name="T40_25">mobile</text:span><text:span text:style-name="T40_26">.</text:span><text:span text:style-name="T40_27"><text:line-break/></text:span></text:p>
      <text:list text:style-name="LS3" xml:id="list21">
        <text:list-item>
          <text:p text:style-name="P41"><text:span text:style-name="T41_1">Effectuer</text:span><text:span text:style-name="T41_2"><text:s/></text:span><text:span text:style-name="T41_3">commun</text:span><text:span text:style-name="T41_4">&gt;</text:span><text:span text:style-name="T41_5">Initialisation</text:span><text:span text:style-name="T41_6"><text:s/></text:span><text:span text:style-name="T41_7">d</text:span><text:span text:style-name="T41_8">’</text:span><text:span text:style-name="T41_9">un</text:span><text:span text:style-name="T41_10"><text:s/></text:span><text:span text:style-name="T41_11">projet</text:span><text:span text:style-name="T41_12"><text:s/></text:span></text:p>
        </text:list-item>
        <text:list-item>
          <text:p text:style-name="P42"><text:span text:style-name="T42_1">modifier</text:span><text:span text:style-name="T42_2"><text:s/></text:span><text:span text:style-name="T42_3">www</text:span><text:span text:style-name="T42_4">/</text:span><text:span text:style-name="T42_5">js</text:span><text:span text:style-name="T42_6">/</text:span><text:span text:style-name="T42_7">index</text:span><text:span text:style-name="T42_8">.</text:span><text:span text:style-name="T42_9">js</text:span><text:span text:style-name="T42_10"><text:s/></text:span><text:span text:style-name="T42_11">en</text:span><text:span text:style-name="T42_12"><text:s/></text:span><text:span text:style-name="T42_13">insérant</text:span><text:span text:style-name="T42_14"><text:s/></text:span><text:span text:style-name="T42_15">dans</text:span><text:span text:style-name="T42_16"><text:s/></text:span><text:span text:style-name="T42_17">haxeAppStart</text:span><text:span text:style-name="T42_18">:<text:s/></text:span><text:span text:style-name="T42_19">function</text:span><text:span text:style-name="T42_20">()<text:s/>{<text:s text:c="3"/>}<text:s/></text:span><text:span text:style-name="T42_21">:<text:line-break/></text:span><text:span text:style-name="T42_22">window</text:span><text:span text:style-name="T42_23">.</text:span><text:span text:style-name="T42_24">location</text:span><text:span text:style-name="T42_25">.</text:span><text:span text:style-name="T42_26">replace</text:span><text:span text:style-name="T42_27">("&lt;</text:span><text:span text:style-name="T42_28">url</text:span><text:span text:style-name="T42_29"><text:s/></text:span><text:span text:style-name="T42_30">du</text:span><text:span text:style-name="T42_31"><text:s/></text:span><text:span text:style-name="T42_32">site</text:span><text:span text:style-name="T42_33"><text:s/></text:span><text:span text:style-name="T42_34">web</text:span><text:span text:style-name="T42_35">,<text:s/></text:span><text:span text:style-name="T42_36">responsive</text:span><text:span text:style-name="T42_37"><text:s/></text:span><text:span text:style-name="T42_38">de</text:span><text:span text:style-name="T42_39"><text:s/></text:span><text:span text:style-name="T42_40">préférence</text:span><text:span text:style-name="T42_41">&gt;");<text:line-break/></text:span></text:p>
        </text:list-item>
        <text:list-item>
          <text:p text:style-name="P43"><text:span text:style-name="T43_1">C</text:span><text:span text:style-name="T43_2">’</text:span><text:span text:style-name="T43_3">est</text:span><text:span text:style-name="T43_4"><text:s/></text:span><text:span text:style-name="T43_5">tout</text:span><text:span text:style-name="T43_6"><text:s/>?...<text:s/><text:line-break/>…<text:s/></text:span><text:span text:style-name="T43_7">Et</text:span><text:span text:style-name="T43_8"><text:s/></text:span><text:span text:style-name="T43_9">oui</text:span><text:span text:style-name="T43_10">,<text:s/></text:span><text:span text:style-name="T43_11">c</text:span><text:span text:style-name="T43_12">’</text:span><text:span text:style-name="T43_13">est</text:span><text:span text:style-name="T43_14"><text:s/></text:span><text:span text:style-name="T43_15">tout</text:span><text:span text:style-name="T43_16"><text:s/>!<text:s/></text:span><text:span text:style-name="T43_17">Pas</text:span><text:span text:style-name="T43_18"><text:s/></text:span><text:span text:style-name="T43_19">d</text:span><text:span text:style-name="T43_20">’</text:span><text:span text:style-name="T43_21">Haxe</text:span><text:span text:style-name="T43_22"><text:s/></text:span><text:span text:style-name="T43_23">encore</text:span><text:span text:style-name="T43_24"><text:s/>!<text:line-break/></text:span></text:p>
        </text:list-item>
        <text:list-item>
          <text:p text:style-name="P44"><text:span text:style-name="T44_1">Effectuer</text:span><text:span text:style-name="T44_2"><text:s/></text:span><text:span text:style-name="T44_3">commun</text:span><text:span text:style-name="T44_4">&gt;</text:span><text:span text:style-name="T44_5">Test</text:span><text:span text:style-name="T44_6"><text:s/></text:span><text:span text:style-name="T44_7">sur</text:span><text:span text:style-name="T44_8"><text:s/></text:span><text:span text:style-name="T44_9">mobile</text:span><text:span text:style-name="T44_10"><text:s/></text:span><text:span text:style-name="T44_11">ou</text:span><text:span text:style-name="T44_12"><text:s/></text:span><text:span text:style-name="T44_13">émulateur</text:span><text:span text:style-name="T44_14">.<text:line-break/><text:line-break/></text:span></text:p>
        </text:list-item>
      </text:list>
      <text:p text:style-name="P45"/>
      <text:p text:style-name="P46"><text:span text:style-name="T46_1">Projet</text:span><text:span text:style-name="T46_2"><text:s/></text:span><text:span text:style-name="T46_3">II</text:span><text:span text:style-name="T46_4"><text:s/>-<text:s/></text:span><text:span text:style-name="T46_5">Tests</text:span><text:span text:style-name="T46_6"><text:s/></text:span><text:span text:style-name="T46_7">des</text:span><text:span text:style-name="T46_8"><text:s/>“</text:span><text:span text:style-name="T46_9">Plugins</text:span><text:span text:style-name="T46_10">”<text:s/></text:span><text:span text:style-name="T46_11">Cordova</text:span><text:span text:style-name="T46_12"><text:line-break/></text:span></text:p>
      <text:list text:style-name="LS3" xml:id="list25">
        <text:list-item>
          <text:p text:style-name="P47"><text:span text:style-name="T47_1">Effectuer</text:span><text:span text:style-name="T47_2"><text:s/></text:span><text:span text:style-name="T47_3">commun</text:span><text:span text:style-name="T47_4">&gt;</text:span><text:span text:style-name="T47_5">Initialisation</text:span><text:span text:style-name="T47_6"><text:s/></text:span><text:span text:style-name="T47_7">d</text:span><text:span text:style-name="T47_8">’</text:span><text:span text:style-name="T47_9">un</text:span><text:span text:style-name="T47_10"><text:s/></text:span><text:span text:style-name="T47_11">projet</text:span><text:span text:style-name="T47_12"><text:line-break/></text:span><text:span text:style-name="T47_13">avec</text:span><text:span text:style-name="T47_14"><text:s/></text:span><text:span text:style-name="T47_15">nom</text:span><text:span text:style-name="T47_16"><text:s/></text:span><text:span text:style-name="T47_17">d</text:span><text:span text:style-name="T47_18">’</text:span><text:span text:style-name="T47_19">app</text:span><text:span text:style-name="T47_20"><text:s/>“</text:span><text:span text:style-name="T47_21">Cordova</text:span><text:span text:style-name="T47_22"><text:s/></text:span><text:span text:style-name="T47_23">sample</text:span><text:span text:style-name="T47_24">”<text:s/></text:span><text:span text:style-name="T47_25">et</text:span><text:span text:style-name="T47_26"><text:s/></text:span><text:span text:style-name="T47_27">dossier</text:span><text:span text:style-name="T47_28"><text:s/>“</text:span><text:span text:style-name="T47_29">cordosample</text:span><text:span text:style-name="T47_30">/”<text:line-break/></text:span></text:p>
        </text:list-item>
        <text:list-item>
          <text:p text:style-name="P48"><text:span text:style-name="T48_1">Note</text:span><text:span text:style-name="T48_2">:<text:line-break/></text:span><text:span text:style-name="T48_3">Sur</text:span><text:span text:style-name="T48_4"><text:s/></text:span><text:span text:style-name="T48_5">dernière</text:span><text:span text:style-name="T48_6"><text:s/></text:span><text:span text:style-name="T48_7">version</text:span><text:span text:style-name="T48_8"><text:s/></text:span><text:span text:style-name="T48_9">cordova</text:span><text:span text:style-name="T48_10"><text:s/></text:span><text:span text:style-name="T48_11">les</text:span><text:span text:style-name="T48_12"><text:s/></text:span><text:span text:style-name="T48_13">apk</text:span><text:span text:style-name="T48_14"><text:s/></text:span><text:span text:style-name="T48_15">ont</text:span><text:span text:style-name="T48_16"><text:s/></text:span><text:span text:style-name="T48_17">comme</text:span><text:span text:style-name="T48_18"><text:s/></text:span><text:span text:style-name="T48_19">nom</text:span><text:span text:style-name="T48_20"><text:s/>“</text:span><text:span text:style-name="T48_21">MainActivity</text:span><text:span text:style-name="T48_22">”<text:s/></text:span><text:span text:style-name="T48_23">au</text:span><text:span text:style-name="T48_24"><text:s/></text:span><text:span text:style-name="T48_25">lieu</text:span><text:span text:style-name="T48_26"><text:s/></text:span><text:span text:style-name="T48_27">du</text:span><text:span text:style-name="T48_28"><text:s/></text:span><text:span text:style-name="T48_29">nom</text:span><text:span text:style-name="T48_30"><text:s/></text:span><text:span text:style-name="T48_31">de</text:span><text:span text:style-name="T48_32"><text:s/></text:span><text:span text:style-name="T48_33">l</text:span><text:span text:style-name="T48_34">’</text:span><text:span text:style-name="T48_35">appli</text:span><text:span text:style-name="T48_36"><text:line-break/></text:span><text:span text:style-name="T48_37">Pour</text:span><text:span text:style-name="T48_38"><text:s/></text:span><text:span text:style-name="T48_39">changer</text:span><text:span text:style-name="T48_40"><text:s/></text:span><text:span text:style-name="T48_41">cela</text:span><text:span text:style-name="T48_42">,<text:s/></text:span></text:p>
          <text:list>
            <text:list-item>
              <text:list>
                <text:list-item>
                  <text:p text:style-name="P49"><text:span text:style-name="T49_1">modifier</text:span><text:span text:style-name="T49_2"><text:s/></text:span><text:span text:style-name="T49_3">le</text:span><text:span text:style-name="T49_4"><text:s/></text:span><text:span text:style-name="T49_5">classname</text:span><text:span text:style-name="T49_6"><text:s/></text:span><text:span text:style-name="T49_7">de</text:span><text:span text:style-name="T49_8"><text:s/>..../</text:span><text:span text:style-name="T49_9">platforms</text:span><text:span text:style-name="T49_10">/</text:span><text:span text:style-name="T49_11">android</text:span><text:span text:style-name="T49_12">/</text:span><text:span text:style-name="T49_13">src</text:span><text:span text:style-name="T49_14">/</text:span><text:span text:style-name="T49_15">net</text:span><text:span text:style-name="T49_16">/</text:span><text:span text:style-name="T49_17">pixaline</text:span><text:span text:style-name="T49_18">/</text:span><text:span text:style-name="T49_19">cordosample</text:span><text:span text:style-name="T49_20">/</text:span><text:span text:style-name="T49_21">MainActivity</text:span><text:span text:style-name="T49_22">.</text:span><text:span text:style-name="T49_23">java</text:span><text:span text:style-name="T49_24"><text:s/></text:span><text:span text:style-name="T49_25"><text:line-break/><text:s text:c="2"/></text:span><text:span text:style-name="T49_26">puis</text:span><text:span text:style-name="T49_27"><text:s/></text:span><text:span text:style-name="T49_28">save</text:span><text:span text:style-name="T49_29"><text:s/></text:span><text:span text:style-name="T49_30">as</text:span><text:span text:style-name="T49_31"><text:s/>:<text:s text:c="2"/>&lt;</text:span><text:span text:style-name="T49_32">NomAppli</text:span><text:span text:style-name="T49_33">&gt;.</text:span><text:span text:style-name="T49_34">java</text:span><text:span text:style-name="T49_35"><text:s/>;<text:s/></text:span><text:span text:style-name="T49_36">puis</text:span><text:span text:style-name="T49_37"><text:s text:c="2"/></text:span><text:span text:style-name="T49_38">delete</text:span><text:span text:style-name="T49_39"><text:s/></text:span><text:span text:style-name="T49_40">MainActivity</text:span><text:span text:style-name="T49_41">.</text:span><text:span text:style-name="T49_42">java</text:span></text:p>
                </text:list-item>
                <text:list-item>
                  <text:p text:style-name="P50"><text:span text:style-name="T50_1">mettre</text:span><text:span text:style-name="T50_2"><text:s/></text:span><text:span text:style-name="T50_3">le</text:span><text:span text:style-name="T50_4"><text:s/></text:span><text:span text:style-name="T50_5">nom</text:span><text:span text:style-name="T50_6"><text:s/></text:span><text:span text:style-name="T50_7">de</text:span><text:span text:style-name="T50_8"><text:s/></text:span><text:span text:style-name="T50_9">l</text:span><text:span text:style-name="T50_10">’</text:span><text:span text:style-name="T50_11">appli</text:span><text:span text:style-name="T50_12"><text:s/></text:span><text:span text:style-name="T50_13">dans</text:span><text:span text:style-name="T50_14"><text:s/></text:span><text:span text:style-name="T50_15">android</text:span><text:span text:style-name="T50_16">:</text:span><text:span text:style-name="T50_17">name</text:span><text:span text:style-name="T50_18">="”<text:s/></text:span><text:span text:style-name="T50_19">de</text:span><text:span text:style-name="T50_20"><text:s/></text:span><text:span text:style-name="T50_21">..../</text:span><text:span text:style-name="T50_22">platforms</text:span><text:span text:style-name="T50_23">/</text:span><text:span text:style-name="T50_24">android</text:span><text:span text:style-name="T50_25">/</text:span><text:span text:style-name="T50_26">AndroidManifest</text:span><text:span text:style-name="T50_27">.</text:span><text:span text:style-name="T50_28">xml</text:span></text:p>
                </text:list-item>
              </text:list>
            </text:list-item>
          </text:list>
        </text:list-item>
      </text:list>
      <text:p text:style-name="P51"/>
      <text:list text:style-name="LS5" xml:id="list29">
        <text:list-item>
          <text:p text:style-name="P52"><text:span text:style-name="T52_1">créer</text:span><text:span text:style-name="T52_2"><text:s/></text:span><text:span text:style-name="T52_3">cordosample</text:span><text:span text:style-name="T52_4">/</text:span><text:span text:style-name="T52_5">src</text:span><text:span text:style-name="T52_6">/<text:s text:c="3"/><text:tab/><text:tab/>-</text:span><text:span text:style-name="T52_7">contiendra</text:span><text:span text:style-name="T52_8"><text:s/></text:span><text:span text:style-name="T52_9">les</text:span><text:span text:style-name="T52_10"><text:s/></text:span><text:span text:style-name="T52_11">sources</text:span><text:span text:style-name="T52_12"><text:s/></text:span><text:span text:style-name="T52_13">Haxe</text:span></text:p>
        </text:list-item>
        <text:list-item>
          <text:p text:style-name="P53"><text:span text:style-name="T53_1">créer</text:span><text:span text:style-name="T53_2"><text:s/></text:span><text:span text:style-name="T53_3">build</text:span><text:span text:style-name="T53_4">.</text:span><text:span text:style-name="T53_5">hxml</text:span><text:span text:style-name="T53_6"><text:s text:c="2"/>-</text:span><text:span text:style-name="T53_7">compilation</text:span><text:span text:style-name="T53_8"><text:s/></text:span><text:span text:style-name="T53_9">Haxe</text:span><text:span text:style-name="T53_10"><text:s/></text:span><text:span text:style-name="T53_11">en</text:span><text:span text:style-name="T53_12"><text:s/></text:span><text:span text:style-name="T53_13">js</text:span><text:span text:style-name="T53_14"><text:s/>;<text:s/></text:span><text:span text:style-name="T53_15">voir</text:span><text:span text:style-name="T53_16"><text:s/></text:span><text:span text:style-name="T53_17">modèle</text:span><text:span text:style-name="T53_18"><text:s/></text:span><text:span text:style-name="T53_19">dans</text:span><text:span text:style-name="T53_20"><text:s/></text:span><text:span text:style-name="T53_21">templates</text:span><text:span text:style-name="T53_22">/<text:line-break/></text:span><text:span text:style-name="T53_23">créer</text:span><text:span text:style-name="T53_24"><text:s/></text:span><text:span text:style-name="T53_25">dans</text:span><text:span text:style-name="T53_26"><text:s/></text:span><text:span text:style-name="T53_27">src</text:span><text:span text:style-name="T53_28">/<text:s text:c="2"/></text:span><text:span text:style-name="T53_29">Main</text:span><text:span text:style-name="T53_30">.</text:span><text:span text:style-name="T53_31">hx</text:span><text:span text:style-name="T53_32"><text:s/></text:span><text:span text:style-name="T53_33">et</text:span><text:span text:style-name="T53_34"><text:s/></text:span><text:span text:style-name="T53_35">SampleGeolocation</text:span><text:span text:style-name="T53_36">.</text:span><text:span text:style-name="T53_37">hx</text:span><text:span text:style-name="T53_38"><text:s/></text:span><text:span text:style-name="T53_39">à</text:span><text:span text:style-name="T53_40"><text:s/></text:span><text:span text:style-name="T53_41">partir</text:span><text:span text:style-name="T53_42"><text:s/></text:span><text:span text:style-name="T53_43">de</text:span><text:span text:style-name="T53_44"><text:s/>“</text:span><text:span text:style-name="T53_45">template</text:span><text:span text:style-name="T53_46">/”<text:s/>-</text:span><text:span text:style-name="T53_47">en</text:span><text:span text:style-name="T53_48"><text:s/></text:span><text:span text:style-name="T53_49">s</text:span><text:span text:style-name="T53_50">’</text:span><text:span text:style-name="T53_51">inspirant</text:span><text:span text:style-name="T53_52"><text:s/></text:span><text:span text:style-name="T53_53">de</text:span><text:span text:style-name="T53_54"><text:s/></text:span><text:span text:style-name="T53_55">done</text:span><text:span text:style-name="T53_56">/</text:span><text:span text:style-name="T53_57">cordosample</text:span><text:span text:style-name="T53_58">/</text:span><text:span text:style-name="T53_59">src</text:span><text:span text:style-name="T53_60"><text:s/></text:span><text:span text:style-name="T53_61">si</text:span><text:span text:style-name="T53_62"><text:s/></text:span><text:span text:style-name="T53_63">besoin</text:span><text:span text:style-name="T53_64">.<text:line-break/></text:span></text:p>
        </text:list-item>
        <text:list-item>
          <text:p text:style-name="P54"><text:span text:style-name="T54_1">Note</text:span><text:span text:style-name="T54_2"><text:s/>:<text:s/></text:span><text:span text:style-name="T54_3">Apperçu</text:span><text:span text:style-name="T54_4"><text:s/></text:span><text:span text:style-name="T54_5">de</text:span><text:span text:style-name="T54_6"><text:s/></text:span><text:span text:style-name="T54_7">l</text:span><text:span text:style-name="T54_8">’</text:span><text:span text:style-name="T54_9">architecture</text:span><text:span text:style-name="T54_10"><text:s/></text:span><text:span text:style-name="T54_11">cordova</text:span><text:span text:style-name="T54_12">/</text:span><text:span text:style-name="T54_13">js</text:span><text:span text:style-name="T54_14"><text:s/></text:span><text:span text:style-name="T54_15">et</text:span><text:span text:style-name="T54_16"><text:s/></text:span><text:span text:style-name="T54_17">haxe</text:span><text:span text:style-name="T54_18">:</text:span></text:p>
          <text:list>
            <text:list-item>
              <text:p text:style-name="P55"><text:span text:style-name="T55_1">cordova</text:span><text:span text:style-name="T55_2">.</text:span><text:span text:style-name="T55_3">js</text:span><text:span text:style-name="T55_4"><text:s/></text:span><text:span text:style-name="T55_5">dans</text:span><text:span text:style-name="T55_6"><text:s/></text:span><text:span text:style-name="T55_7">index</text:span><text:span text:style-name="T55_8">.</text:span><text:span text:style-name="T55_9">html</text:span><text:span text:style-name="T55_10"><text:s/></text:span><text:span text:style-name="T55_11">n</text:span><text:span text:style-name="T55_12">’</text:span><text:span text:style-name="T55_13">existe</text:span><text:span text:style-name="T55_14"><text:s/></text:span><text:span text:style-name="T55_15">pas</text:span><text:span text:style-name="T55_16"><text:s/></text:span><text:span text:style-name="T55_17">dans</text:span><text:span text:style-name="T55_18"><text:s/></text:span><text:span text:style-name="T55_19">www</text:span><text:span text:style-name="T55_20">/</text:span><text:span text:style-name="T55_21">js</text:span><text:span text:style-name="T55_22"><text:s/></text:span><text:span text:style-name="T55_23">car</text:span><text:span text:style-name="T55_24"><text:s/></text:span><text:span text:style-name="T55_25">dynamiquement</text:span><text:span text:style-name="T55_26"><text:s/></text:span><text:span text:style-name="T55_27">chargé</text:span><text:span text:style-name="T55_28">.</text:span></text:p>
            </text:list-item>
            <text:list-item>
              <text:p text:style-name="P56"><text:span text:style-name="T56_1">l</text:span><text:span text:style-name="T56_2">’</text:span><text:span text:style-name="T56_3">api</text:span><text:span text:style-name="T56_4"><text:s/>“</text:span><text:span text:style-name="T56_5">extern</text:span><text:span text:style-name="T56_6">”<text:s/></text:span><text:span text:style-name="T56_7">de</text:span><text:span text:style-name="T56_8"><text:s/></text:span><text:span text:style-name="T56_9">Haxe</text:span><text:span text:style-name="T56_10"><text:s/>“</text:span><text:span text:style-name="T56_11">cordovax</text:span><text:span text:style-name="T56_12">”<text:s/></text:span><text:span text:style-name="T56_13">et</text:span><text:span text:style-name="T56_14"><text:s/></text:span><text:span text:style-name="T56_15">une</text:span><text:span text:style-name="T56_16"><text:s/></text:span><text:span text:style-name="T56_17">version</text:span><text:span text:style-name="T56_18"><text:s/></text:span><text:span text:style-name="T56_19">light</text:span><text:span text:style-name="T56_20"><text:s/></text:span><text:span text:style-name="T56_21">de</text:span><text:span text:style-name="T56_22"><text:s/></text:span><text:span text:style-name="T56_23">mon</text:span><text:span text:style-name="T56_24"><text:s/></text:span><text:span text:style-name="T56_25">api</text:span><text:span text:style-name="T56_26"><text:s/>“</text:span><text:span text:style-name="T56_27">apix</text:span><text:span text:style-name="T56_28">”<text:s/></text:span><text:span text:style-name="T56_29">sont</text:span><text:span text:style-name="T56_30"><text:s/><text:line-break/></text:span><text:span text:style-name="T56_31">à</text:span><text:span text:style-name="T56_32"><text:s/></text:span><text:span text:style-name="T56_33">partir</text:span><text:span text:style-name="T56_34"><text:s/></text:span><text:span text:style-name="T56_35">de</text:span><text:span text:style-name="T56_36"><text:s/></text:span><text:span text:style-name="T56_37">cordosample</text:span><text:span text:style-name="T56_38">,<text:s/></text:span><text:span text:style-name="T56_39">dans</text:span><text:span text:style-name="T56_40"><text:s/>:<text:line-break/></text:span><text:span text:style-name="T56_41">../../</text:span><text:span text:style-name="T56_42">classes</text:span><text:span text:style-name="T56_43">/<text:line-break/></text:span><text:span text:style-name="T56_44">c</text:span><text:span text:style-name="T56_45">-</text:span><text:span text:style-name="T56_46">à</text:span><text:span text:style-name="T56_47">-</text:span><text:span text:style-name="T56_48">d</text:span><text:span text:style-name="T56_49"><text:s/></text:span><text:span text:style-name="T56_50">depuis</text:span><text:span text:style-name="T56_51"><text:s/></text:span><text:span text:style-name="T56_52">le</text:span><text:span text:style-name="T56_53"><text:s/></text:span><text:span text:style-name="T56_54">root</text:span><text:span text:style-name="T56_55"><text:s/></text:span><text:span text:style-name="T56_56">github</text:span><text:span text:style-name="T56_57"><text:s/></text:span><text:span text:style-name="T56_58">dans</text:span><text:span text:style-name="T56_59"><text:s/></text:span><text:span text:style-name="T56_60">classes</text:span><text:span text:style-name="T56_61">/</text:span></text:p>
            </text:list-item>
          </text:list>
        </text:list-item>
      </text:list>
      <text:p text:style-name="P57"/>
      <text:list text:style-name="LS5" xml:id="list34">
        <text:list-item>
          <text:p text:style-name="P58"><text:span text:style-name="T58_1">créer</text:span><text:span text:style-name="T58_2"><text:s/></text:span><text:span text:style-name="T58_3">SampleCompass</text:span><text:span text:style-name="T58_4">.</text:span><text:span text:style-name="T58_5">hx</text:span><text:span text:style-name="T58_6"><text:s/></text:span><text:span text:style-name="T58_7">sur</text:span><text:span text:style-name="T58_8"><text:s/></text:span><text:span text:style-name="T58_9">le</text:span><text:span text:style-name="T58_10"><text:s/></text:span><text:span text:style-name="T58_11">même</text:span><text:span text:style-name="T58_12"><text:s/></text:span><text:span text:style-name="T58_13">principe</text:span><text:span text:style-name="T58_14"><text:s/></text:span><text:span text:style-name="T58_15">ainsi</text:span><text:span text:style-name="T58_16"><text:s/></text:span><text:span text:style-name="T58_17">que</text:span><text:span text:style-name="T58_18"><text:s/></text:span><text:span text:style-name="T58_19">les</text:span><text:span text:style-name="T58_20"><text:s/></text:span><text:span text:style-name="T58_21">images</text:span><text:span text:style-name="T58_22"><text:s/></text:span><text:span text:style-name="T58_23">pour</text:span><text:span text:style-name="T58_24"><text:s/></text:span><text:span text:style-name="T58_25">la</text:span><text:span text:style-name="T58_26"><text:s/></text:span><text:span text:style-name="T58_27">boussole</text:span><text:span text:style-name="T58_28"><text:s/></text:span><text:span text:style-name="T58_29">à</text:span><text:span text:style-name="T58_30"><text:s/></text:span><text:span text:style-name="T58_31">prendre</text:span><text:span text:style-name="T58_32"><text:s/></text:span><text:span text:style-name="T58_33">dans</text:span><text:span text:style-name="T58_34"><text:s/></text:span><text:span text:style-name="T58_35">done</text:span><text:span text:style-name="T58_36">/</text:span><text:span text:style-name="T58_37">cordosample</text:span><text:span text:style-name="T58_38">/</text:span><text:span text:style-name="T58_39">www</text:span><text:span text:style-name="T58_40">/</text:span><text:span text:style-name="T58_41">img</text:span><text:span text:style-name="T58_42">/<text:line-break/></text:span></text:p>
        </text:list-item>
        <text:list-item>
          <text:p text:style-name="P59"><text:span text:style-name="T59_1">Installer</text:span><text:span text:style-name="T59_2"><text:s/></text:span><text:span text:style-name="T59_3">les</text:span><text:span text:style-name="T59_4"><text:s/>“</text:span><text:span text:style-name="T59_5">plugins</text:span><text:span text:style-name="T59_6">”<text:s/></text:span><text:span text:style-name="T59_7">Geolocation</text:span><text:span text:style-name="T59_8"><text:s/></text:span><text:span text:style-name="T59_9">et</text:span><text:span text:style-name="T59_10"><text:s/></text:span><text:span text:style-name="T59_11">Compass</text:span><text:span text:style-name="T59_12"><text:s/></text:span><text:span text:style-name="T59_13">sur</text:span><text:span text:style-name="T59_14"><text:s/></text:span><text:span text:style-name="T59_15">pc</text:span><text:span text:style-name="T59_16">:</text:span></text:p>
          <text:list>
            <text:list-item>
              <text:p text:style-name="P60"><text:span text:style-name="T60_1">cordova</text:span><text:span text:style-name="T60_2"><text:s/></text:span><text:span text:style-name="T60_3">plugin</text:span><text:span text:style-name="T60_4"><text:s/></text:span><text:span text:style-name="T60_5">add</text:span><text:span text:style-name="T60_6"><text:s/></text:span><text:span text:style-name="T60_7">org</text:span><text:span text:style-name="T60_8">.</text:span><text:span text:style-name="T60_9">apache</text:span><text:span text:style-name="T60_10">.</text:span><text:span text:style-name="T60_11">cordova</text:span><text:span text:style-name="T60_12">.</text:span><text:span text:style-name="T60_13">geolocation</text:span></text:p>
            </text:list-item>
            <text:list-item>
              <text:p text:style-name="P61"><text:span text:style-name="T61_1">cordova</text:span><text:span text:style-name="T61_2"><text:s/></text:span><text:span text:style-name="T61_3">plugin</text:span><text:span text:style-name="T61_4"><text:s/></text:span><text:span text:style-name="T61_5">add</text:span><text:span text:style-name="T61_6"><text:s/></text:span><text:span text:style-name="T61_7">org</text:span><text:span text:style-name="T61_8">.</text:span><text:span text:style-name="T61_9">apache</text:span><text:span text:style-name="T61_10">.</text:span><text:span text:style-name="T61_11">cordova</text:span><text:span text:style-name="T61_12">.</text:span><text:span text:style-name="T61_13">device</text:span><text:span text:style-name="T61_14">-</text:span><text:span text:style-name="T61_15">orientation</text:span><text:span text:style-name="T61_16"><text:line-break/></text:span></text:p>
            </text:list-item>
          </text:list>
        </text:list-item>
        <text:list-item>
          <text:p text:style-name="P62"><text:span text:style-name="T62_1">Effectuer</text:span><text:span text:style-name="T62_2"><text:s/></text:span><text:span text:style-name="T62_3">commun</text:span><text:span text:style-name="T62_4">&gt;</text:span><text:span text:style-name="T62_5">Test</text:span><text:span text:style-name="T62_6"><text:s/></text:span><text:span text:style-name="T62_7">sur</text:span><text:span text:style-name="T62_8"><text:s/></text:span><text:span text:style-name="T62_9">mobile</text:span><text:span text:style-name="T62_10"><text:s/></text:span><text:span text:style-name="T62_11">ou</text:span><text:span text:style-name="T62_12"><text:s/></text:span><text:span text:style-name="T62_13">émulateur</text:span></text:p>
        </text:list-item>
        <text:list-item>
          <text:p text:style-name="P63"><text:span text:style-name="T63_1">L</text:span><text:span text:style-name="T63_2">’</text:span><text:span text:style-name="T63_3">ajout</text:span><text:span text:style-name="T63_4"><text:s/></text:span><text:span text:style-name="T63_5">des</text:span><text:span text:style-name="T63_6"><text:s/></text:span><text:span text:style-name="T63_7">autres</text:span><text:span text:style-name="T63_8"><text:s/></text:span><text:span text:style-name="T63_9">tests</text:span><text:span text:style-name="T63_10"><text:s/></text:span><text:span text:style-name="T63_11">se</text:span><text:span text:style-name="T63_12"><text:s/></text:span><text:span text:style-name="T63_13">fait</text:span><text:span text:style-name="T63_14"><text:s/></text:span><text:span text:style-name="T63_15">sur</text:span><text:span text:style-name="T63_16"><text:s/></text:span><text:span text:style-name="T63_17">le</text:span><text:span text:style-name="T63_18"><text:s/></text:span><text:span text:style-name="T63_19">même</text:span><text:span text:style-name="T63_20"><text:s/></text:span><text:span text:style-name="T63_21">principe</text:span><text:span text:style-name="T63_22"><text:s/>:</text:span></text:p>
        </text:list-item>
      </text:list>
      <text:p text:style-name="P64"/>
      <text:list text:style-name="LS5" xml:id="list40">
        <text:list-item>
          <text:p text:style-name="P65"><text:span text:style-name="T65_1">SampleCamera</text:span><text:span text:style-name="T65_2">.</text:span><text:span text:style-name="T65_3">hx</text:span><text:span text:style-name="T65_4"><text:s/></text:span><text:span text:style-name="T65_5">avec</text:span></text:p>
          <text:list>
            <text:list-item>
              <text:p text:style-name="P66"><text:span text:style-name="T66_1">cordova</text:span><text:span text:style-name="T66_2"><text:s/></text:span><text:span text:style-name="T66_3">plugin</text:span><text:span text:style-name="T66_4"><text:s/></text:span><text:span text:style-name="T66_5">add</text:span><text:span text:style-name="T66_6"><text:s/></text:span><text:span text:style-name="T66_7">org</text:span><text:span text:style-name="T66_8">.</text:span><text:span text:style-name="T66_9">apache</text:span><text:span text:style-name="T66_10">.</text:span><text:span text:style-name="T66_11">cordova</text:span><text:span text:style-name="T66_12">.</text:span><text:span text:style-name="T66_13">camera</text:span></text:p>
            </text:list-item>
          </text:list>
        </text:list-item>
        <text:list-item>
          <text:p text:style-name="P67"><text:span text:style-name="T67_1">SampleDatabase</text:span><text:span text:style-name="T67_2">.</text:span><text:span text:style-name="T67_3">hx</text:span><text:span text:style-name="T67_4"><text:s/></text:span></text:p>
        </text:list-item>
        <text:list-item>
          <text:p text:style-name="P68"><text:span text:style-name="T68_1">SampleEvent</text:span><text:span text:style-name="T68_2">.</text:span><text:span text:style-name="T68_3">hx</text:span><text:span text:style-name="T68_4"><text:s/>(</text:span><text:span text:style-name="T68_5">test</text:span><text:span text:style-name="T68_6"><text:s/></text:span><text:span text:style-name="T68_7">des</text:span><text:span text:style-name="T68_8"><text:s/></text:span><text:span text:style-name="T68_9">boutons</text:span><text:span text:style-name="T68_10"><text:s/></text:span><text:span text:style-name="T68_11">et</text:span><text:span text:style-name="T68_12"><text:s/></text:span><text:span text:style-name="T68_13">events</text:span><text:span text:style-name="T68_14"><text:s/></text:span><text:span text:style-name="T68_15">spécifiques</text:span><text:span text:style-name="T68_16"><text:s/></text:span><text:span text:style-name="T68_17">mobile</text:span><text:span text:style-name="T68_18">)</text:span></text:p>
          <text:list>
            <text:list-item>
              <text:p text:style-name="P69"><text:span text:style-name="T69_1">Enlever</text:span><text:span text:style-name="T69_2"><text:s/></text:span><text:span text:style-name="T69_3">le</text:span><text:span text:style-name="T69_4"><text:s/></text:span><text:span text:style-name="T69_5">window</text:span><text:span text:style-name="T69_6">.</text:span><text:span text:style-name="T69_7">addEventListener</text:span><text:span text:style-name="T69_8"><text:s/></text:span><text:span text:style-name="T69_9">de</text:span><text:span text:style-name="T69_10"><text:s/></text:span><text:span text:style-name="T69_11">index</text:span><text:span text:style-name="T69_12">.</text:span><text:span text:style-name="T69_13">js</text:span></text:p>
            </text:list-item>
            <text:list-item>
              <text:p text:style-name="P70"><text:span text:style-name="T70_1">cordova</text:span><text:span text:style-name="T70_2"><text:s/></text:span><text:span text:style-name="T70_3">plugin</text:span><text:span text:style-name="T70_4"><text:s/></text:span><text:span text:style-name="T70_5">add</text:span><text:span text:style-name="T70_6"><text:s/></text:span><text:span text:style-name="T70_7">org</text:span><text:span text:style-name="T70_8">.</text:span><text:span text:style-name="T70_9">apache</text:span><text:span text:style-name="T70_10">.</text:span><text:span text:style-name="T70_11">cordova</text:span><text:span text:style-name="T70_12">.</text:span><text:span text:style-name="T70_13">dialogs</text:span><text:span text:style-name="T70_14"><text:s/>-<text:s/></text:span><text:span text:style-name="T70_15">alert</text:span><text:span text:style-name="T70_16">,</text:span><text:span text:style-name="T70_17">etc</text:span></text:p>
            </text:list-item>
            <text:list-item>
              <text:p text:style-name="P71"><text:span text:style-name="T71_1">cordova</text:span><text:span text:style-name="T71_2"><text:s/></text:span><text:span text:style-name="T71_3">plugin</text:span><text:span text:style-name="T71_4"><text:s/></text:span><text:span text:style-name="T71_5">add</text:span><text:span text:style-name="T71_6"><text:s/></text:span><text:span text:style-name="T71_7">org</text:span><text:span text:style-name="T71_8">.</text:span><text:span text:style-name="T71_9">apache</text:span><text:span text:style-name="T71_10">.</text:span><text:span text:style-name="T71_11">cordova</text:span><text:span text:style-name="T71_12">.</text:span><text:span text:style-name="T71_13">network</text:span><text:span text:style-name="T71_14">-</text:span><text:span text:style-name="T71_15">information</text:span><text:span text:style-name="T71_16"><text:s/>-<text:s/></text:span><text:span text:style-name="T71_17">on</text:span><text:span text:style-name="T71_18">/</text:span><text:span text:style-name="T71_19">offline</text:span></text:p>
            </text:list-item>
            <text:list-item>
              <text:p text:style-name="P72"><text:span text:style-name="T72_1">cordova</text:span><text:span text:style-name="T72_2"><text:s/></text:span><text:span text:style-name="T72_3">plugin</text:span><text:span text:style-name="T72_4"><text:s/></text:span><text:span text:style-name="T72_5">add</text:span><text:span text:style-name="T72_6"><text:s/></text:span><text:span text:style-name="T72_7">org</text:span><text:span text:style-name="T72_8">.</text:span><text:span text:style-name="T72_9">apache</text:span><text:span text:style-name="T72_10">.</text:span><text:span text:style-name="T72_11">cordova</text:span><text:span text:style-name="T72_12">.</text:span><text:span text:style-name="T72_13">battery</text:span><text:span text:style-name="T72_14">-</text:span><text:span text:style-name="T72_15">status</text:span><text:span text:style-name="T72_16"><text:s/>-<text:s/></text:span><text:span text:style-name="T72_17">battery</text:span></text:p>
            </text:list-item>
            <text:list-item>
              <text:p text:style-name="P73"><text:span text:style-name="T73_1">cordova</text:span><text:span text:style-name="T73_2"><text:s/></text:span><text:span text:style-name="T73_3">plugin</text:span><text:span text:style-name="T73_4"><text:s/></text:span><text:span text:style-name="T73_5">add</text:span><text:span text:style-name="T73_6"><text:s/></text:span><text:span text:style-name="T73_7">org</text:span><text:span text:style-name="T73_8">.</text:span><text:span text:style-name="T73_9">apache</text:span><text:span text:style-name="T73_10">.</text:span><text:span text:style-name="T73_11">cordova</text:span><text:span text:style-name="T73_12">.</text:span><text:span text:style-name="T73_13">console</text:span><text:span text:style-name="T73_14"><text:s/>-<text:s/></text:span><text:span text:style-name="T73_15">console</text:span><text:span text:style-name="T73_16">.</text:span><text:span text:style-name="T73_17">log</text:span><text:span text:style-name="T73_18">()<text:line-break/></text:span><text:span text:style-name="T73_19">à</text:span><text:span text:style-name="T73_20"><text:s/></text:span><text:span text:style-name="T73_21">utiliser</text:span><text:span text:style-name="T73_22"><text:s/></text:span><text:span text:style-name="T73_23">éventuellement</text:span><text:span text:style-name="T73_24"><text:s/></text:span><text:span text:style-name="T73_25">avec</text:span><text:span text:style-name="T73_26"><text:s/><text:line-break/><text:tab/></text:span><text:span text:style-name="T73_27">http</text:span><text:span text:style-name="T73_28">://</text:span><text:span text:style-name="T73_29">jsconsole</text:span><text:span text:style-name="T73_30">.</text:span><text:span text:style-name="T73_31">com</text:span><text:span text:style-name="T73_32">/<text:line-break/><text:tab/>:</text:span><text:span text:style-name="T73_33">listen</text:span><text:span text:style-name="T73_34"><text:line-break/><text:tab/></text:span><text:span text:style-name="T73_35">copier</text:span><text:span text:style-name="T73_36">/</text:span><text:span text:style-name="T73_37">coller</text:span><text:span text:style-name="T73_38"><text:s/></text:span><text:span text:style-name="T73_39">ligne</text:span><text:span text:style-name="T73_40"><text:s/></text:span><text:span text:style-name="T73_41">donnée</text:span><text:span text:style-name="T73_42"><text:s/></text:span><text:span text:style-name="T73_43">dans</text:span><text:span text:style-name="T73_44"><text:s/></text:span><text:span text:style-name="T73_45">le</text:span><text:span text:style-name="T73_46"><text:s/>&lt;</text:span><text:span text:style-name="T73_47">head</text:span><text:span text:style-name="T73_48">&gt;<text:s/></text:span><text:span text:style-name="T73_49">de</text:span><text:span text:style-name="T73_50"><text:s/></text:span><text:span text:style-name="T73_51">index</text:span><text:span text:style-name="T73_52">.</text:span><text:span text:style-name="T73_53">html</text:span></text:p>
            </text:list-item>
          </text:list>
        </text:list-item>
        <text:list-item>
          <text:p text:style-name="P74"><text:span text:style-name="T74_1">SampleDevice</text:span><text:span text:style-name="T74_2">.</text:span><text:span text:style-name="T74_3">hx</text:span><text:span text:style-name="T74_4"><text:s/></text:span><text:span text:style-name="T74_5">avec</text:span></text:p>
          <text:list>
            <text:list-item>
              <text:p text:style-name="P75"><text:span text:style-name="T75_1">cordova</text:span><text:span text:style-name="T75_2"><text:s/></text:span><text:span text:style-name="T75_3">plugin</text:span><text:span text:style-name="T75_4"><text:s/></text:span><text:span text:style-name="T75_5">add</text:span><text:span text:style-name="T75_6"><text:s/></text:span><text:span text:style-name="T75_7">org</text:span><text:span text:style-name="T75_8">.</text:span><text:span text:style-name="T75_9">apache</text:span><text:span text:style-name="T75_10">.</text:span><text:span text:style-name="T75_11">cordova</text:span><text:span text:style-name="T75_12">.</text:span><text:span text:style-name="T75_13">device</text:span></text:p>
            </text:list-item>
          </text:list>
        </text:list-item>
        <text:list-item>
          <text:p text:style-name="P76"><text:span text:style-name="T76_1">SampleMotion</text:span><text:span text:style-name="T76_2">.</text:span><text:span text:style-name="T76_3">hx</text:span></text:p>
          <text:list>
            <text:list-item>
              <text:p text:style-name="P77"><text:span text:style-name="T77_1">cordova</text:span><text:span text:style-name="T77_2"><text:s/></text:span><text:span text:style-name="T77_3">plugin</text:span><text:span text:style-name="T77_4"><text:s/></text:span><text:span text:style-name="T77_5">add</text:span><text:span text:style-name="T77_6"><text:s/></text:span><text:span text:style-name="T77_7">org</text:span><text:span text:style-name="T77_8">.</text:span><text:span text:style-name="T77_9">apache</text:span><text:span text:style-name="T77_10">.</text:span><text:span text:style-name="T77_11">cordova</text:span><text:span text:style-name="T77_12">.</text:span><text:span text:style-name="T77_13">device</text:span><text:span text:style-name="T77_14">-</text:span><text:span text:style-name="T77_15">motion</text:span></text:p>
            </text:list-item>
            <text:list-item>
              <text:p text:style-name="P78"><text:span text:style-name="T78_1">et</text:span><text:span text:style-name="T78_2"><text:s/></text:span><text:span text:style-name="T78_3">ses</text:span><text:span text:style-name="T78_4"><text:s/></text:span><text:span text:style-name="T78_5">images</text:span><text:span text:style-name="T78_6"><text:s/></text:span><text:span text:style-name="T78_7">à</text:span><text:span text:style-name="T78_8"><text:s/></text:span><text:span text:style-name="T78_9">prendre</text:span><text:span text:style-name="T78_10"><text:s/></text:span><text:span text:style-name="T78_11">dans</text:span><text:span text:style-name="T78_12"><text:s/></text:span><text:span text:style-name="T78_13">done</text:span><text:span text:style-name="T78_14">/</text:span><text:span text:style-name="T78_15">cordosample</text:span><text:span text:style-name="T78_16">/</text:span><text:span text:style-name="T78_17">www</text:span><text:span text:style-name="T78_18">/</text:span><text:span text:style-name="T78_19">img</text:span><text:span text:style-name="T78_20">/</text:span></text:p>
            </text:list-item>
          </text:list>
        </text:list-item>
        <text:list-item>
          <text:p text:style-name="P79"><text:span text:style-name="T79_1">SampleSOS</text:span><text:span text:style-name="T79_2">.</text:span><text:span text:style-name="T79_3">hx</text:span></text:p>
          <text:list>
            <text:list-item>
              <text:p text:style-name="P80"><text:span text:style-name="T80_1">cordova</text:span><text:span text:style-name="T80_2"><text:s/></text:span><text:span text:style-name="T80_3">plugin</text:span><text:span text:style-name="T80_4"><text:s/></text:span><text:span text:style-name="T80_5">add</text:span><text:span text:style-name="T80_6"><text:s/></text:span><text:span text:style-name="T80_7">org</text:span><text:span text:style-name="T80_8">.</text:span><text:span text:style-name="T80_9">apache</text:span><text:span text:style-name="T80_10">.</text:span><text:span text:style-name="T80_11">cordova</text:span><text:span text:style-name="T80_12">.</text:span><text:span text:style-name="T80_13">vibration</text:span></text:p>
            </text:list-item>
          </text:list>
        </text:list-item>
        <text:list-item>
          <text:p text:style-name="P81"><text:span text:style-name="T81_1">SampleContact</text:span><text:span text:style-name="T81_2">.</text:span><text:span text:style-name="T81_3">hx</text:span></text:p>
          <text:list>
            <text:list-item>
              <text:p text:style-name="P82"><text:span text:style-name="T82_1">cordova</text:span><text:span text:style-name="T82_2"><text:s/></text:span><text:span text:style-name="T82_3">plugin</text:span><text:span text:style-name="T82_4"><text:s/></text:span><text:span text:style-name="T82_5">add</text:span><text:span text:style-name="T82_6"><text:s/></text:span><text:span text:style-name="T82_7">org</text:span><text:span text:style-name="T82_8">.</text:span><text:span text:style-name="T82_9">apache</text:span><text:span text:style-name="T82_10">.</text:span><text:span text:style-name="T82_11">cordova</text:span><text:span text:style-name="T82_12">.</text:span><text:span text:style-name="T82_13">contacts</text:span></text:p>
            </text:list-item>
          </text:list>
        </text:list-item>
        <text:list-item>
          <text:p text:style-name="P83"><text:span text:style-name="T83_1">Projet</text:span><text:span text:style-name="T83_2"><text:s/>“</text:span><text:span text:style-name="T83_3">cerise</text:span><text:span text:style-name="T83_4"><text:s/></text:span><text:span text:style-name="T83_5">sur</text:span><text:span text:style-name="T83_6"><text:s/></text:span><text:span text:style-name="T83_7">gâteau</text:span><text:span text:style-name="T83_8">”<text:s/></text:span><text:span text:style-name="T83_9">mais</text:span><text:span text:style-name="T83_10"><text:s/></text:span><text:span text:style-name="T83_11">non</text:span><text:span text:style-name="T83_12"><text:s/></text:span><text:span text:style-name="T83_13">moins</text:span><text:span text:style-name="T83_14"><text:s/></text:span><text:span text:style-name="T83_15">intéressant</text:span><text:span text:style-name="T83_16"><text:s/>:<text:line-break/></text:span><text:span text:style-name="T83_17">Audio</text:span><text:span text:style-name="T83_18"><text:s/></text:span><text:span text:style-name="T83_19">et</text:span><text:span text:style-name="T83_20"><text:s/></text:span><text:span text:style-name="T83_21">gestion</text:span><text:span text:style-name="T83_22"><text:s/></text:span><text:span text:style-name="T83_23">de</text:span><text:span text:style-name="T83_24"><text:s/></text:span><text:span text:style-name="T83_25">fichiers</text:span><text:span text:style-name="T83_26"><text:line-break/></text:span><text:span text:style-name="T83_27">Notes</text:span></text:p>
          <text:list>
            <text:list-item>
              <text:p text:style-name="P84"><text:span text:style-name="T84_1">Sur</text:span><text:span text:style-name="T84_2"><text:s/></text:span><text:span text:style-name="T84_3">certains</text:span><text:span text:style-name="T84_4"><text:s/></text:span><text:span text:style-name="T84_5">mobiles</text:span><text:span text:style-name="T84_6">,<text:s/></text:span><text:span text:style-name="T84_7">il</text:span><text:span text:style-name="T84_8"><text:s/></text:span><text:span text:style-name="T84_9">faut</text:span><text:span text:style-name="T84_10"><text:s/></text:span><text:span text:style-name="T84_11">débrancher</text:span><text:span text:style-name="T84_12"><text:s/></text:span><text:span text:style-name="T84_13">le</text:span><text:span text:style-name="T84_14"><text:s/></text:span><text:span text:style-name="T84_15">mobile</text:span><text:span text:style-name="T84_16"><text:s/></text:span><text:span text:style-name="T84_17">après</text:span><text:span text:style-name="T84_18"><text:s/></text:span><text:span text:style-name="T84_19">install</text:span><text:span text:style-name="T84_20"><text:s/>(</text:span><text:span text:style-name="T84_21">cordova</text:span><text:span text:style-name="T84_22"><text:s/></text:span><text:span text:style-name="T84_23">run</text:span><text:span text:style-name="T84_24"><text:s/></text:span><text:span text:style-name="T84_25">android</text:span><text:span text:style-name="T84_26">),<text:s/></text:span><text:span text:style-name="T84_27">pour</text:span><text:span text:style-name="T84_28"><text:s/></text:span><text:span text:style-name="T84_29">avoir</text:span><text:span text:style-name="T84_30"><text:s/></text:span><text:span text:style-name="T84_31">correctement</text:span><text:span text:style-name="T84_32"><text:s/></text:span><text:span text:style-name="T84_33">accès</text:span><text:span text:style-name="T84_34"><text:s/></text:span><text:span text:style-name="T84_35">aux</text:span><text:span text:style-name="T84_36"><text:s/></text:span><text:span text:style-name="T84_37">directories</text:span><text:span text:style-name="T84_38"><text:s/></text:span><text:span text:style-name="T84_39">que</text:span><text:span text:style-name="T84_40"><text:s/></text:span><text:span text:style-name="T84_41">ce</text:span><text:span text:style-name="T84_42"><text:s/></text:span><text:span text:style-name="T84_43">soit</text:span><text:span text:style-name="T84_44"><text:s/></text:span><text:span text:style-name="T84_45">les</text:span><text:span text:style-name="T84_46"><text:s/></text:span><text:span text:style-name="T84_47">dossiers</text:span><text:span text:style-name="T84_48"><text:s/></text:span><text:span text:style-name="T84_49">de</text:span><text:span text:style-name="T84_50"><text:s/></text:span><text:span text:style-name="T84_51">l</text:span><text:span text:style-name="T84_52">’</text:span><text:span text:style-name="T84_53">application</text:span><text:span text:style-name="T84_54"><text:s/></text:span><text:span text:style-name="T84_55">ou</text:span><text:span text:style-name="T84_56"><text:s/></text:span><text:span text:style-name="T84_57">bien</text:span><text:span text:style-name="T84_58"><text:s/></text:span><text:span text:style-name="T84_59">les</text:span><text:span text:style-name="T84_60"><text:s/></text:span><text:span text:style-name="T84_61">dossiers</text:span><text:span text:style-name="T84_62"><text:s/>“</text:span><text:span text:style-name="T84_63">external</text:span><text:span text:style-name="T84_64">”<text:s/></text:span><text:span text:style-name="T84_65">c</text:span><text:span text:style-name="T84_66">-</text:span><text:span text:style-name="T84_67">à</text:span><text:span text:style-name="T84_68">-</text:span><text:span text:style-name="T84_69">d</text:span><text:span text:style-name="T84_70"><text:s/></text:span><text:span text:style-name="T84_71">les</text:span><text:span text:style-name="T84_72"><text:s/></text:span><text:span text:style-name="T84_73">autres</text:span><text:span text:style-name="T84_74"><text:s/></text:span><text:span text:style-name="T84_75">dossiers</text:span><text:span text:style-name="T84_76"><text:s/></text:span><text:span text:style-name="T84_77">de</text:span><text:span text:style-name="T84_78"><text:s/></text:span><text:span text:style-name="T84_79">la</text:span><text:span text:style-name="T84_80"><text:s/></text:span><text:span text:style-name="T84_81">sd</text:span><text:span text:style-name="T84_82"><text:s/></text:span><text:span text:style-name="T84_83">card</text:span><text:span text:style-name="T84_84">.<text:line-break/></text:span><text:span text:style-name="T84_85">Les</text:span><text:span text:style-name="T84_86"><text:s/></text:span><text:span text:style-name="T84_87">dossiers</text:span><text:span text:style-name="T84_88"><text:s/>“</text:span><text:span text:style-name="T84_89">external</text:span><text:span text:style-name="T84_90">”<text:s/></text:span><text:span text:style-name="T84_91">de</text:span><text:span text:style-name="T84_92"><text:s/></text:span><text:span text:style-name="T84_93">l</text:span><text:span text:style-name="T84_94">’</text:span><text:span text:style-name="T84_95">api</text:span><text:span text:style-name="T84_96"><text:s/></text:span><text:span text:style-name="T84_97">File</text:span><text:span text:style-name="T84_98"><text:s/></text:span><text:span text:style-name="T84_99">de</text:span><text:span text:style-name="T84_100"><text:s/></text:span><text:span text:style-name="T84_101">cordova</text:span><text:span text:style-name="T84_102"><text:s/></text:span><text:span text:style-name="T84_103">qui</text:span><text:span text:style-name="T84_104"><text:s/></text:span><text:span text:style-name="T84_105">permettent</text:span><text:span text:style-name="T84_106"><text:s/></text:span><text:span text:style-name="T84_107">de</text:span><text:span text:style-name="T84_108"><text:s/></text:span><text:span text:style-name="T84_109">lire</text:span><text:span text:style-name="T84_110"><text:s/></text:span><text:span text:style-name="T84_111">des</text:span><text:span text:style-name="T84_112"><text:s/></text:span><text:span text:style-name="T84_113">fichiers</text:span><text:span text:style-name="T84_114"><text:s/></text:span><text:span text:style-name="T84_115">externes</text:span><text:span text:style-name="T84_116"><text:s/></text:span><text:span text:style-name="T84_117">à</text:span><text:span text:style-name="T84_118"><text:s/></text:span><text:span text:style-name="T84_119">notre</text:span><text:span text:style-name="T84_120"><text:s/></text:span><text:span text:style-name="T84_121">application</text:span><text:span text:style-name="T84_122">,<text:s/></text:span><text:span text:style-name="T84_123">sont</text:span><text:span text:style-name="T84_124"><text:s/>=<text:s/></text:span><text:span text:style-name="T84_125">null</text:span><text:span text:style-name="T84_126"><text:s/></text:span><text:span text:style-name="T84_127">si</text:span><text:span text:style-name="T84_128"><text:s/></text:span><text:span text:style-name="T84_129">câble</text:span><text:span text:style-name="T84_130"><text:s/></text:span><text:span text:style-name="T84_131">branché</text:span><text:span text:style-name="T84_132">.<text:line-break/></text:span><text:span text:style-name="T84_133">Les</text:span><text:span text:style-name="T84_134"><text:s/></text:span><text:span text:style-name="T84_135">dossiers</text:span><text:span text:style-name="T84_136"><text:s/></text:span><text:span text:style-name="T84_137">internes</text:span><text:span text:style-name="T84_138"><text:s/></text:span><text:span text:style-name="T84_139">à</text:span><text:span text:style-name="T84_140"><text:s/></text:span><text:span text:style-name="T84_141">notre</text:span><text:span text:style-name="T84_142"><text:s/></text:span><text:span text:style-name="T84_143">appli</text:span><text:span text:style-name="T84_144"><text:s/></text:span><text:span text:style-name="T84_145">comme</text:span><text:span text:style-name="T84_146"><text:s/></text:span><text:span text:style-name="T84_147">File</text:span><text:span text:style-name="T84_148">.</text:span><text:span text:style-name="T84_149">dataDirectory</text:span><text:span text:style-name="T84_150"><text:s/></text:span><text:span text:style-name="T84_151">ne</text:span><text:span text:style-name="T84_152"><text:s/></text:span><text:span text:style-name="T84_153">fonctionnent</text:span><text:span text:style-name="T84_154"><text:s/></text:span><text:span text:style-name="T84_155">sur</text:span><text:span text:style-name="T84_156"><text:s/></text:span><text:span text:style-name="T84_157">android</text:span><text:span text:style-name="T84_158">,<text:s/></text:span><text:span text:style-name="T84_159">que</text:span><text:span text:style-name="T84_160"><text:s/></text:span><text:span text:style-name="T84_161">quand</text:span><text:span text:style-name="T84_162"><text:s/></text:span><text:span text:style-name="T84_163">le</text:span><text:span text:style-name="T84_164"><text:s/></text:span><text:span text:style-name="T84_165">câble</text:span><text:span text:style-name="T84_166"><text:s/></text:span><text:span text:style-name="T84_167">est</text:span><text:span text:style-name="T84_168"><text:s/></text:span><text:span text:style-name="T84_169">branché</text:span><text:span text:style-name="T84_170">.<text:s/></text:span><text:span text:style-name="T84_171">Il</text:span><text:span text:style-name="T84_172"><text:s/></text:span><text:span text:style-name="T84_173">faut</text:span><text:span text:style-name="T84_174"><text:s/></text:span><text:span text:style-name="T84_175">donc</text:span><text:span text:style-name="T84_176"><text:s/></text:span><text:span text:style-name="T84_177">utiliser</text:span><text:span text:style-name="T84_178"><text:s/></text:span><text:span text:style-name="T84_179">File</text:span><text:span text:style-name="T84_180">.</text:span><text:span text:style-name="T84_181">externalDataDirectory</text:span><text:span text:style-name="T84_182"><text:s/></text:span><text:span text:style-name="T84_183">pour</text:span><text:span text:style-name="T84_184"><text:s/></text:span><text:span text:style-name="T84_185">écrire</text:span><text:span text:style-name="T84_186"><text:s/></text:span><text:span text:style-name="T84_187">des</text:span><text:span text:style-name="T84_188"><text:s/></text:span><text:span text:style-name="T84_189">fichiers</text:span><text:span text:style-name="T84_190"><text:s/></text:span><text:span text:style-name="T84_191">persistants</text:span><text:span text:style-name="T84_192">.<text:line-break/></text:span></text:p>
            </text:list-item>
            <text:list-item>
              <text:p text:style-name="P85"><text:span text:style-name="T85_1">On</text:span><text:span text:style-name="T85_2"><text:s/></text:span><text:span text:style-name="T85_3">ne</text:span><text:span text:style-name="T85_4"><text:s/></text:span><text:span text:style-name="T85_5">peut</text:span><text:span text:style-name="T85_6"><text:s/></text:span><text:span text:style-name="T85_7">pas</text:span><text:span text:style-name="T85_8"><text:s/></text:span><text:span text:style-name="T85_9">utiliser</text:span><text:span text:style-name="T85_10"><text:s/></text:span><text:span text:style-name="T85_11">la</text:span><text:span text:style-name="T85_12"><text:s/></text:span><text:span text:style-name="T85_13">balise</text:span><text:span text:style-name="T85_14"><text:s/></text:span><text:span text:style-name="T85_15">html</text:span><text:span text:style-name="T85_16">5<text:s/>&lt;</text:span><text:span text:style-name="T85_17">audio</text:span><text:span text:style-name="T85_18">&gt;<text:s/></text:span><text:span text:style-name="T85_19">avec</text:span><text:span text:style-name="T85_20"><text:s/></text:span><text:span text:style-name="T85_21">par</text:span><text:span text:style-name="T85_22"><text:s/></text:span><text:span text:style-name="T85_23">exemple</text:span><text:span text:style-name="T85_24"><text:line-break/></text:span><text:span text:style-name="T85_25"><text:s/></text:span><text:span text:style-name="T85_26">audio</text:span><text:span text:style-name="T85_27">.</text:span><text:span text:style-name="T85_28">src</text:span><text:span text:style-name="T85_29">=</text:span><text:span text:style-name="T85_30">File</text:span><text:span text:style-name="T85_31">.</text:span><text:span text:style-name="T85_32">applicationDirectory</text:span><text:span text:style-name="T85_33"><text:s/>+<text:s/>"</text:span><text:span text:style-name="T85_34">www</text:span><text:span text:style-name="T85_35">/</text:span><text:span text:style-name="T85_36">sound</text:span><text:span text:style-name="T85_37">/</text:span><text:span text:style-name="T85_38">voix</text:span><text:span text:style-name="T85_39">01.</text:span><text:span text:style-name="T85_40">amr</text:span><text:span text:style-name="T85_41">"<text:s/>;<text:s text:c="2"/></text:span><text:span text:style-name="T85_42">audio</text:span><text:span text:style-name="T85_43">.</text:span><text:span text:style-name="T85_44">play</text:span><text:span text:style-name="T85_45">()<text:s/>;</text:span><text:span text:style-name="T85_46"><text:line-break/></text:span><text:span text:style-name="T85_47">Par</text:span><text:span text:style-name="T85_48"><text:s/></text:span><text:span text:style-name="T85_49">contre</text:span><text:span text:style-name="T85_50"><text:s/></text:span><text:span text:style-name="T85_51">on</text:span><text:span text:style-name="T85_52"><text:s/></text:span><text:span text:style-name="T85_53">peut</text:span><text:span text:style-name="T85_54"><text:s/></text:span><text:span text:style-name="T85_55">faire</text:span><text:span text:style-name="T85_56"><text:s text:c="2"/></text:span><text:span text:style-name="T85_57">un</text:span><text:span text:style-name="T85_58"><text:s/></text:span><text:span text:style-name="T85_59">upload</text:span><text:span text:style-name="T85_60"><text:s/></text:span><text:span text:style-name="T85_61">de</text:span><text:span text:style-name="T85_62"><text:s/></text:span><text:span text:style-name="T85_63">File</text:span><text:span text:style-name="T85_64">.</text:span><text:span text:style-name="T85_65">applicationDirectory</text:span><text:span text:style-name="T85_66"><text:s/>+<text:s/>"</text:span><text:span text:style-name="T85_67">www</text:span><text:span text:style-name="T85_68">/</text:span><text:span text:style-name="T85_69">sound</text:span><text:span text:style-name="T85_70">/</text:span><text:span text:style-name="T85_71">voix</text:span><text:span text:style-name="T85_72">01.</text:span><text:span text:style-name="T85_73">amr</text:span><text:span text:style-name="T85_74">"<text:s/><text:line-break/></text:span><text:span text:style-name="T85_75">puis</text:span><text:span text:style-name="T85_76"><text:line-break/></text:span><text:span text:style-name="T85_77">audio</text:span><text:span text:style-name="T85_78">.</text:span><text:span text:style-name="T85_79">src</text:span><text:span text:style-name="T85_80"><text:s/>=<text:s text:c="2"/>"</text:span><text:span text:style-name="T85_81"><text:a xlink:type="simple" xlink:href="http://www.pixaline.net/intra/cordosample/sound/voix01.amr"><text:span text:style-name="T85_82">http</text:span></text:a></text:span><text:span text:style-name="T85_83"><text:a xlink:type="simple" xlink:href="http://www.pixaline.net/intra/cordosample/sound/voix01.amr"><text:span text:style-name="T85_84">://</text:span></text:a></text:span><text:span text:style-name="T85_85"><text:a xlink:type="simple" xlink:href="http://www.pixaline.net/intra/cordosample/sound/voix01.amr"><text:span text:style-name="T85_86">www</text:span></text:a></text:span><text:span text:style-name="T85_87"><text:a xlink:type="simple" xlink:href="http://www.pixaline.net/intra/cordosample/sound/voix01.amr"><text:span text:style-name="T85_88">.</text:span></text:a></text:span><text:span text:style-name="T85_89"><text:a xlink:type="simple" xlink:href="http://www.pixaline.net/intra/cordosample/sound/voix01.amr"><text:span text:style-name="T85_90">pixaline</text:span></text:a></text:span><text:span text:style-name="T85_91"><text:a xlink:type="simple" xlink:href="http://www.pixaline.net/intra/cordosample/sound/voix01.amr"><text:span text:style-name="T85_92">.</text:span></text:a></text:span><text:span text:style-name="T85_93"><text:a xlink:type="simple" xlink:href="http://www.pixaline.net/intra/cordosample/sound/voix01.amr"><text:span text:style-name="T85_94">net</text:span></text:a></text:span><text:span text:style-name="T85_95"><text:a xlink:type="simple" xlink:href="http://www.pixaline.net/intra/cordosample/sound/voix01.amr"><text:span text:style-name="T85_96">/</text:span></text:a></text:span><text:span text:style-name="T85_97"><text:a xlink:type="simple" xlink:href="http://www.pixaline.net/intra/cordosample/sound/voix01.amr"><text:span text:style-name="T85_98">intra</text:span></text:a></text:span><text:span text:style-name="T85_99"><text:a xlink:type="simple" xlink:href="http://www.pixaline.net/intra/cordosample/sound/voix01.amr"><text:span text:style-name="T85_100">/</text:span></text:a></text:span><text:span text:style-name="T85_101"><text:a xlink:type="simple" xlink:href="http://www.pixaline.net/intra/cordosample/sound/voix01.amr"><text:span text:style-name="T85_102">cordosample</text:span></text:a></text:span><text:span text:style-name="T85_103"><text:a xlink:type="simple" xlink:href="http://www.pixaline.net/intra/cordosample/sound/voix01.amr"><text:span text:style-name="T85_104">/</text:span></text:a></text:span><text:span text:style-name="T85_105"><text:a xlink:type="simple" xlink:href="http://www.pixaline.net/intra/cordosample/sound/voix01.amr"><text:span text:style-name="T85_106">sound</text:span></text:a></text:span><text:span text:style-name="T85_107"><text:a xlink:type="simple" xlink:href="http://www.pixaline.net/intra/cordosample/sound/voix01.amr"><text:span text:style-name="T85_108">/</text:span></text:a></text:span><text:span text:style-name="T85_109"><text:a xlink:type="simple" xlink:href="http://www.pixaline.net/intra/cordosample/sound/voix01.amr"><text:span text:style-name="T85_110">voix</text:span></text:a></text:span><text:span text:style-name="T85_111"><text:a xlink:type="simple" xlink:href="http://www.pixaline.net/intra/cordosample/sound/voix01.amr"><text:span text:style-name="T85_112">01.</text:span></text:a></text:span><text:span text:style-name="T85_113"><text:a xlink:type="simple" xlink:href="http://www.pixaline.net/intra/cordosample/sound/voix01.amr"><text:span text:style-name="T85_114">amr</text:span></text:a></text:span><text:span text:style-name="T85_115">";<text:s/></text:span><text:span text:style-name="T85_116">audio</text:span><text:span text:style-name="T85_117">.</text:span><text:span text:style-name="T85_118">play</text:span><text:span text:style-name="T85_119">();<text:line-break/></text:span><text:span text:style-name="T85_120">On</text:span><text:span text:style-name="T85_121"><text:s/></text:span><text:span text:style-name="T85_122">peut</text:span><text:span text:style-name="T85_123"><text:s/></text:span><text:span text:style-name="T85_124">aussi</text:span><text:span text:style-name="T85_125"><text:s/></text:span><text:span text:style-name="T85_126">utiliser</text:span><text:span text:style-name="T85_127"><text:s/></text:span><text:span text:style-name="T85_128">le</text:span><text:span text:style-name="T85_129"><text:s/></text:span><text:span text:style-name="T85_130">plugin</text:span><text:span text:style-name="T85_131"><text:s/></text:span><text:span text:style-name="T85_132">Media</text:span><text:span text:style-name="T85_133"><text:s/></text:span><text:span text:style-name="T85_134">de</text:span><text:span text:style-name="T85_135"><text:s/></text:span><text:span text:style-name="T85_136">Cordova</text:span><text:span text:style-name="T85_137"><text:s/></text:span><text:span text:style-name="T85_138">pour</text:span><text:span text:style-name="T85_139"><text:s/></text:span><text:span text:style-name="T85_140">enregistrer</text:span><text:span text:style-name="T85_141"><text:s/></text:span><text:span text:style-name="T85_142">un</text:span><text:span text:style-name="T85_143"><text:s/></text:span><text:span text:style-name="T85_144">son</text:span><text:span text:style-name="T85_145"><text:s/></text:span><text:span text:style-name="T85_146">puis</text:span><text:span text:style-name="T85_147"><text:s/></text:span><text:span text:style-name="T85_148">le</text:span><text:span text:style-name="T85_149"><text:s/></text:span><text:span text:style-name="T85_150">relire</text:span><text:span text:style-name="T85_151"><text:s/>;<text:s/></text:span><text:span text:style-name="T85_152">sans</text:span><text:span text:style-name="T85_153"><text:s/></text:span><text:span text:style-name="T85_154">donc</text:span><text:span text:style-name="T85_155"><text:s/></text:span><text:span text:style-name="T85_156">utiliser</text:span><text:span text:style-name="T85_157"><text:s/></text:span><text:span text:style-name="T85_158">de</text:span><text:span text:style-name="T85_159"><text:s/></text:span><text:span text:style-name="T85_160">balise</text:span><text:span text:style-name="T85_161"><text:s/>&lt;</text:span><text:span text:style-name="T85_162">audio</text:span><text:span text:style-name="T85_163">&gt;.<text:s/></text:span><text:span text:style-name="T85_164">Et</text:span><text:span text:style-name="T85_165"><text:s/></text:span><text:span text:style-name="T85_166">cela</text:span><text:span text:style-name="T85_167"><text:s/></text:span><text:span text:style-name="T85_168">marche</text:span><text:span text:style-name="T85_169"><text:s/></text:span><text:span text:style-name="T85_170">très</text:span><text:span text:style-name="T85_171"><text:s/></text:span><text:span text:style-name="T85_172">bien</text:span><text:span text:style-name="T85_173">.<text:line-break/></text:span></text:p>
            </text:list-item>
            <text:list-item>
              <text:p text:style-name="P86"><text:span text:style-name="T86_1">Le</text:span><text:span text:style-name="T86_2"><text:s/></text:span><text:span text:style-name="T86_3">dossier</text:span><text:span text:style-name="T86_4"><text:s/></text:span><text:span text:style-name="T86_5">d</text:span><text:span text:style-name="T86_6">’</text:span><text:span text:style-name="T86_7">enregistrement</text:span><text:span text:style-name="T86_8"><text:s/></text:span><text:span text:style-name="T86_9">de</text:span><text:span text:style-name="T86_10"><text:s/></text:span><text:span text:style-name="T86_11">l</text:span><text:span text:style-name="T86_12">’</text:span><text:span text:style-name="T86_13">appli</text:span><text:span text:style-name="T86_14"><text:s/></text:span><text:span text:style-name="T86_15">standard</text:span><text:span text:style-name="T86_16"><text:s/></text:span><text:span text:style-name="T86_17">du</text:span><text:span text:style-name="T86_18"><text:s/></text:span><text:span text:style-name="T86_19">mobile</text:span><text:span text:style-name="T86_20"><text:s/></text:span><text:span text:style-name="T86_21">varie</text:span><text:span text:style-name="T86_22"><text:s/></text:span><text:span text:style-name="T86_23">selon</text:span><text:span text:style-name="T86_24"><text:s/></text:span><text:span text:style-name="T86_25">les</text:span><text:span text:style-name="T86_26"><text:s/></text:span><text:span text:style-name="T86_27">machines</text:span><text:span text:style-name="T86_28">.<text:line-break/></text:span><text:span text:style-name="T86_29">ex</text:span><text:span text:style-name="T86_30">:<text:line-break/>"</text:span><text:span text:style-name="T86_31">My</text:span><text:span text:style-name="T86_32">%20</text:span><text:span text:style-name="T86_33">Documents</text:span><text:span text:style-name="T86_34">/</text:span><text:span text:style-name="T86_35">My</text:span><text:span text:style-name="T86_36">%20</text:span><text:span text:style-name="T86_37">Recordings</text:span><text:span text:style-name="T86_38">/"<text:s/>;<text:s/>//<text:s/></text:span><text:span text:style-name="T86_39">sur</text:span><text:span text:style-name="T86_40"><text:s/></text:span><text:span text:style-name="T86_41">HTC</text:span><text:span text:style-name="T86_42"><text:s/></text:span><text:span text:style-name="T86_43">desire</text:span><text:span text:style-name="T86_44"><text:s/></text:span><text:span text:style-name="T86_45">hd</text:span><text:span text:style-name="T86_46"><text:line-break/>"</text:span><text:span text:style-name="T86_47">Sounds</text:span><text:span text:style-name="T86_48">/"<text:s/>;<text:s/>//<text:s/></text:span><text:span text:style-name="T86_49">sur</text:span><text:span text:style-name="T86_50"><text:s/></text:span><text:span text:style-name="T86_51">Samsung</text:span><text:span text:style-name="T86_52"><text:s/></text:span><text:span text:style-name="T86_53">GT</text:span><text:span text:style-name="T86_54"><text:s/></text:span><text:span text:style-name="T86_55">I</text:span><text:span text:style-name="T86_56">8190<text:line-break/></text:span></text:p>
            </text:list-item>
          </text:list>
        </text:list-item>
        <text:list-item>
          <text:p text:style-name="P87"><text:span text:style-name="T87_1">SampleAudioLocal</text:span><text:span text:style-name="T87_2">.</text:span><text:span text:style-name="T87_3">hx</text:span></text:p>
          <text:list>
            <text:list-item>
              <text:p text:style-name="P88"><text:span text:style-name="T88_1">cordova</text:span><text:span text:style-name="T88_2"><text:s/></text:span><text:span text:style-name="T88_3">plugin</text:span><text:span text:style-name="T88_4"><text:s/></text:span><text:span text:style-name="T88_5">add</text:span><text:span text:style-name="T88_6"><text:s/></text:span><text:span text:style-name="T88_7">org</text:span><text:span text:style-name="T88_8">.</text:span><text:span text:style-name="T88_9">apache</text:span><text:span text:style-name="T88_10">.</text:span><text:span text:style-name="T88_11">cordova</text:span><text:span text:style-name="T88_12">.</text:span><text:span text:style-name="T88_13">media</text:span></text:p>
            </text:list-item>
            <text:list-item>
              <text:p text:style-name="P89"><text:span text:style-name="T89_1">cordova</text:span><text:span text:style-name="T89_2"><text:s/></text:span><text:span text:style-name="T89_3">plugin</text:span><text:span text:style-name="T89_4"><text:s/></text:span><text:span text:style-name="T89_5">add</text:span><text:span text:style-name="T89_6"><text:s/></text:span><text:span text:style-name="T89_7">org</text:span><text:span text:style-name="T89_8">.</text:span><text:span text:style-name="T89_9">apache</text:span><text:span text:style-name="T89_10">.</text:span><text:span text:style-name="T89_11">cordova</text:span><text:span text:style-name="T89_12">.</text:span><text:span text:style-name="T89_13">File</text:span></text:p>
            </text:list-item>
            <text:list-item>
              <text:p text:style-name="P90"><text:span text:style-name="T90_1">cordova</text:span><text:span text:style-name="T90_2"><text:s/></text:span><text:span text:style-name="T90_3">plugin</text:span><text:span text:style-name="T90_4"><text:s/></text:span><text:span text:style-name="T90_5">add</text:span><text:span text:style-name="T90_6"><text:s/></text:span><text:span text:style-name="T90_7">org</text:span><text:span text:style-name="T90_8">.</text:span><text:span text:style-name="T90_9">apache</text:span><text:span text:style-name="T90_10">.</text:span><text:span text:style-name="T90_11">cordova</text:span><text:span text:style-name="T90_12">.</text:span><text:span text:style-name="T90_13">media</text:span><text:span text:style-name="T90_14">-</text:span><text:span text:style-name="T90_15">capture</text:span></text:p>
            </text:list-item>
          </text:list>
        </text:list-item>
        <text:list-item>
          <text:p text:style-name="P91"><text:span text:style-name="T91_1">SampleAudioServer</text:span><text:span text:style-name="T91_2">.</text:span><text:span text:style-name="T91_3">hx</text:span></text:p>
          <text:list>
            <text:list-item>
              <text:p text:style-name="P92"><text:span text:style-name="T92_1">cordova</text:span><text:span text:style-name="T92_2"><text:s/></text:span><text:span text:style-name="T92_3">plugin</text:span><text:span text:style-name="T92_4"><text:s/></text:span><text:span text:style-name="T92_5">add</text:span><text:span text:style-name="T92_6"><text:s/></text:span><text:span text:style-name="T92_7">org</text:span><text:span text:style-name="T92_8">.</text:span><text:span text:style-name="T92_9">apache</text:span><text:span text:style-name="T92_10">.</text:span><text:span text:style-name="T92_11">cordovafile</text:span><text:span text:style-name="T92_12">-</text:span><text:span text:style-name="T92_13">transfer</text:span></text:p>
            </text:list-item>
            <text:list-item>
              <text:p text:style-name="P93"><text:span text:style-name="T93_1">cordova</text:span><text:span text:style-name="T93_2"><text:s/></text:span><text:span text:style-name="T93_3">plugin</text:span><text:span text:style-name="T93_4"><text:s/></text:span><text:span text:style-name="T93_5">add</text:span><text:span text:style-name="T93_6"><text:s/></text:span><text:span text:style-name="T93_7">org</text:span><text:span text:style-name="T93_8">.</text:span><text:span text:style-name="T93_9">apache</text:span><text:span text:style-name="T93_10">.</text:span><text:span text:style-name="T93_11">cordova</text:span><text:span text:style-name="T93_12">.</text:span><text:span text:style-name="T93_13">media</text:span></text:p>
            </text:list-item>
            <text:list-item>
              <text:p text:style-name="P94"><text:span text:style-name="T94_1">cordova</text:span><text:span text:style-name="T94_2"><text:s/></text:span><text:span text:style-name="T94_3">plugin</text:span><text:span text:style-name="T94_4"><text:s/></text:span><text:span text:style-name="T94_5">add</text:span><text:span text:style-name="T94_6"><text:s/></text:span><text:span text:style-name="T94_7">org</text:span><text:span text:style-name="T94_8">.</text:span><text:span text:style-name="T94_9">apache</text:span><text:span text:style-name="T94_10">.</text:span><text:span text:style-name="T94_11">cordova</text:span><text:span text:style-name="T94_12">.</text:span><text:span text:style-name="T94_13">File</text:span></text:p>
            </text:list-item>
          </text:list>
        </text:list-item>
      </text:list>
      <text:p text:style-name="P95"/>
      <text:list text:style-name="LS5" xml:id="list70">
        <text:list-item>
          <text:p text:style-name="P96"><text:span text:style-name="T96_1">Modèle</text:span><text:span text:style-name="T96_2"><text:s/></text:span><text:span text:style-name="T96_3">dans</text:span><text:span text:style-name="T96_4"><text:s/></text:span><text:span text:style-name="T96_5">done</text:span><text:span text:style-name="T96_6">/<text:s/>:</text:span></text:p>
          <text:list>
            <text:list-item>
              <text:p text:style-name="P97"><text:span text:style-name="T97_1">Le</text:span><text:span text:style-name="T97_2"><text:s/></text:span><text:span text:style-name="T97_3">main</text:span><text:span text:style-name="T97_4"><text:s/></text:span><text:span text:style-name="T97_5">du</text:span><text:span text:style-name="T97_6"><text:s/></text:span><text:span text:style-name="T97_7">projet</text:span><text:span text:style-name="T97_8"><text:s/></text:span><text:span text:style-name="T97_9">audio</text:span><text:span text:style-name="T97_10"><text:s/></text:span><text:span text:style-name="T97_11">est</text:span><text:span text:style-name="T97_12"><text:s/></text:span><text:span text:style-name="T97_13">dans</text:span><text:span text:style-name="T97_14"><text:s/></text:span><text:span text:style-name="T97_15">src</text:span><text:span text:style-name="T97_16">/</text:span><text:span text:style-name="T97_17">audio</text:span><text:span text:style-name="T97_18">/<text:s/></text:span><text:span text:style-name="T97_19">et</text:span><text:span text:style-name="T97_20"><text:s/></text:span><text:span text:style-name="T97_21">la</text:span><text:span text:style-name="T97_22"><text:s/></text:span><text:span text:style-name="T97_23">compil</text:span><text:span text:style-name="T97_24"><text:s/></text:span><text:span text:style-name="T97_25">haxe</text:span><text:span text:style-name="T97_26">-&gt;</text:span><text:span text:style-name="T97_27">js</text:span><text:span text:style-name="T97_28"><text:s/></text:span><text:span text:style-name="T97_29">se</text:span><text:span text:style-name="T97_30"><text:s/></text:span><text:span text:style-name="T97_31">fait</text:span><text:span text:style-name="T97_32"><text:s/></text:span><text:span text:style-name="T97_33">par</text:span><text:span text:style-name="T97_34"><text:line-break/>“</text:span><text:span text:style-name="T97_35">build</text:span><text:span text:style-name="T97_36">.</text:span><text:span text:style-name="T97_37">audio</text:span><text:span text:style-name="T97_38">.</text:span><text:span text:style-name="T97_39">hxml</text:span><text:span text:style-name="T97_40">”.<text:s/></text:span></text:p>
            </text:list-item>
            <text:list-item>
              <text:p text:style-name="P98"><text:span text:style-name="T98_1">le</text:span><text:span text:style-name="T98_2"><text:s/></text:span><text:span text:style-name="T98_3">main</text:span><text:span text:style-name="T98_4">.</text:span><text:span text:style-name="T98_5">js</text:span><text:span text:style-name="T98_6"><text:s/></text:span><text:span text:style-name="T98_7">est</text:span><text:span text:style-name="T98_8"><text:s/></text:span><text:span text:style-name="T98_9">le</text:span><text:span text:style-name="T98_10"><text:s/></text:span><text:span text:style-name="T98_11">même</text:span><text:span text:style-name="T98_12">.<text:s/></text:span><text:span text:style-name="T98_13">Autrement</text:span><text:span text:style-name="T98_14"><text:s/></text:span><text:span text:style-name="T98_15">dit</text:span><text:span text:style-name="T98_16"><text:s/>:<text:s/></text:span><text:span text:style-name="T98_17">Les</text:span><text:span text:style-name="T98_18"><text:s/>2<text:s/></text:span><text:span text:style-name="T98_19">builds</text:span><text:span text:style-name="T98_20"><text:s/></text:span><text:span text:style-name="T98_21">sont</text:span><text:span text:style-name="T98_22"><text:s/></text:span><text:span text:style-name="T98_23">dans</text:span><text:span text:style-name="T98_24"><text:s/></text:span><text:span text:style-name="T98_25">le</text:span><text:span text:style-name="T98_26"><text:s/></text:span><text:span text:style-name="T98_27">même</text:span><text:span text:style-name="T98_28"><text:s/></text:span><text:span text:style-name="T98_29">projet</text:span><text:span text:style-name="T98_30"><text:s/></text:span><text:span text:style-name="T98_31">et</text:span><text:span text:style-name="T98_32"><text:s/></text:span><text:span text:style-name="T98_33">on</text:span><text:span text:style-name="T98_34"><text:s/></text:span><text:span text:style-name="T98_35">aura</text:span><text:span text:style-name="T98_36"><text:s/></text:span><text:span text:style-name="T98_37">l</text:span><text:span text:style-name="T98_38">’</text:span><text:span text:style-name="T98_39">une</text:span><text:span text:style-name="T98_40"><text:s/></text:span><text:span text:style-name="T98_41">ou</text:span><text:span text:style-name="T98_42"><text:s/></text:span><text:span text:style-name="T98_43">l</text:span><text:span text:style-name="T98_44">’</text:span><text:span text:style-name="T98_45">autre</text:span><text:span text:style-name="T98_46"><text:s/></text:span><text:span text:style-name="T98_47">appli</text:span><text:span text:style-name="T98_48"><text:s/></text:span><text:span text:style-name="T98_49">installée</text:span><text:span text:style-name="T98_50"><text:s/></text:span><text:span text:style-name="T98_51">sur</text:span><text:span text:style-name="T98_52"><text:s/></text:span><text:span text:style-name="T98_53">son</text:span><text:span text:style-name="T98_54"><text:s/></text:span><text:span text:style-name="T98_55">mobile</text:span><text:span text:style-name="T98_56"><text:s/></text:span><text:span text:style-name="T98_57">mais</text:span><text:span text:style-name="T98_58"><text:s/></text:span><text:span text:style-name="T98_59">pas</text:span><text:span text:style-name="T98_60"><text:s/></text:span><text:span text:style-name="T98_61">en</text:span><text:span text:style-name="T98_62"><text:s/></text:span><text:span text:style-name="T98_63">même</text:span><text:span text:style-name="T98_64"><text:s/></text:span><text:span text:style-name="T98_65">temps</text:span><text:span text:style-name="T98_66">.</text:span></text:p>
            </text:list-item>
          </text:list>
        </text:list-item>
      </text:list>
      <text:p text:style-name="P99"><text:span text:style-name="T99_1"><text:line-break/></text:span></text:p>
      <text:p text:style-name="P100"><text:span text:style-name="T100_1">Mise</text:span><text:span text:style-name="T100_2"><text:s/></text:span><text:span text:style-name="T100_3">en</text:span><text:span text:style-name="T100_4"><text:s/></text:span><text:span text:style-name="T100_5">ligne</text:span><text:span text:style-name="T100_6"><text:s/></text:span><text:span text:style-name="T100_7">de</text:span><text:span text:style-name="T100_8"><text:s/></text:span><text:span text:style-name="T100_9">l</text:span><text:span text:style-name="T100_10">’</text:span><text:span text:style-name="T100_11">application</text:span><text:span text:style-name="T100_12">.</text:span></text:p>
      <text:list text:style-name="LS6" xml:id="list73">
        <text:list-item>
          <text:p text:style-name="P101"><text:span text:style-name="T101_1">Générer</text:span><text:span text:style-name="T101_2"><text:s/></text:span><text:span text:style-name="T101_3">un</text:span><text:span text:style-name="T101_4"><text:s/></text:span><text:span text:style-name="T101_5">APK</text:span><text:span text:style-name="T101_6"><text:s/>“</text:span><text:span text:style-name="T101_7">release</text:span><text:span text:style-name="T101_8">”<text:line-break/></text:span><text:span text:style-name="T101_9">cordova</text:span><text:span text:style-name="T101_10"><text:s/></text:span><text:span text:style-name="T101_11">build</text:span><text:span text:style-name="T101_12"><text:s/>--</text:span><text:span text:style-name="T101_13">release</text:span><text:span text:style-name="T101_14"><text:s/></text:span><text:span text:style-name="T101_15">android</text:span><text:span text:style-name="T101_16"><text:line-break/></text:span><text:span text:style-name="T101_17">ce</text:span><text:span text:style-name="T101_18"><text:s/></text:span><text:span text:style-name="T101_19">qui</text:span><text:span text:style-name="T101_20"><text:s/></text:span><text:span text:style-name="T101_21">produit</text:span><text:span text:style-name="T101_22"><text:s/></text:span><text:span text:style-name="T101_23">un</text:span><text:span text:style-name="T101_24"><text:s/>&lt;</text:span><text:span text:style-name="T101_25">NomAppli</text:span><text:span text:style-name="T101_26">&gt;-</text:span><text:span text:style-name="T101_27">release</text:span><text:span text:style-name="T101_28">-</text:span><text:span text:style-name="T101_29">unsigned</text:span><text:span text:style-name="T101_30">.</text:span><text:span text:style-name="T101_31">apk</text:span><text:span text:style-name="T101_32"><text:s/></text:span><text:span text:style-name="T101_33">dans</text:span><text:span text:style-name="T101_34"><text:s/>.../</text:span><text:span text:style-name="T101_35">platforms</text:span><text:span text:style-name="T101_36">/</text:span><text:span text:style-name="T101_37">android</text:span><text:span text:style-name="T101_38">/</text:span><text:span text:style-name="T101_39">ant</text:span><text:span text:style-name="T101_40">-</text:span><text:span text:style-name="T101_41">build</text:span><text:span text:style-name="T101_42"><text:line-break/></text:span></text:p>
        </text:list-item>
        <text:list-item>
          <text:p text:style-name="P102"><text:span text:style-name="T102_1">Générer</text:span><text:span text:style-name="T102_2"><text:s/></text:span><text:span text:style-name="T102_3">une</text:span><text:span text:style-name="T102_4"><text:s/></text:span><text:span text:style-name="T102_5">clé</text:span><text:span text:style-name="T102_6"><text:s/></text:span><text:span text:style-name="T102_7">privée</text:span><text:span text:style-name="T102_8"><text:s/></text:span><text:span text:style-name="T102_9">pour</text:span><text:span text:style-name="T102_10"><text:s/></text:span><text:span text:style-name="T102_11">l</text:span><text:span text:style-name="T102_12">'</text:span><text:span text:style-name="T102_13">appli</text:span><text:span text:style-name="T102_14"><text:s/>:<text:line-break/></text:span><text:span text:style-name="T102_15">cd</text:span><text:span text:style-name="T102_16"><text:s/>&lt;</text:span><text:span text:style-name="T102_17">dossier</text:span><text:span text:style-name="T102_18"><text:s/></text:span><text:span text:style-name="T102_19">projet</text:span><text:span text:style-name="T102_20">&gt;/</text:span><text:span text:style-name="T102_21">platforms</text:span><text:span text:style-name="T102_22">/</text:span><text:span text:style-name="T102_23">android</text:span><text:span text:style-name="T102_24">/</text:span><text:span text:style-name="T102_25">ant</text:span><text:span text:style-name="T102_26">-</text:span><text:span text:style-name="T102_27">build</text:span><text:span text:style-name="T102_28">/<text:line-break/><text:line-break/></text:span><text:span text:style-name="T102_29">keytool</text:span><text:span text:style-name="T102_30"><text:s/>-</text:span><text:span text:style-name="T102_31">genkey</text:span><text:span text:style-name="T102_32"><text:s/>-</text:span><text:span text:style-name="T102_33">v</text:span><text:span text:style-name="T102_34"><text:s/>-</text:span><text:span text:style-name="T102_35">keystore</text:span><text:span text:style-name="T102_36"><text:s/>&lt;</text:span><text:span text:style-name="T102_37">my</text:span><text:span text:style-name="T102_38">-</text:span><text:span text:style-name="T102_39">release</text:span><text:span text:style-name="T102_40">-</text:span><text:span text:style-name="T102_41">key</text:span><text:span text:style-name="T102_42">&gt;.</text:span><text:span text:style-name="T102_43">keystore</text:span><text:span text:style-name="T102_44"><text:s/>-</text:span><text:span text:style-name="T102_45">alias</text:span><text:span text:style-name="T102_46"><text:s/>&lt;</text:span><text:span text:style-name="T102_47">alias</text:span><text:span text:style-name="T102_48">_</text:span><text:span text:style-name="T102_49">name</text:span><text:span text:style-name="T102_50">&gt;<text:s/>-</text:span><text:span text:style-name="T102_51">keyalg</text:span><text:span text:style-name="T102_52"><text:s/></text:span><text:span text:style-name="T102_53">RSA</text:span><text:span text:style-name="T102_54"><text:s/>-</text:span><text:span text:style-name="T102_55">keysize</text:span><text:span text:style-name="T102_56"><text:s/>2048<text:s/>-</text:span><text:span text:style-name="T102_57">validity</text:span><text:span text:style-name="T102_58"><text:s/>10000</text:span><text:span text:style-name="T102_59"><text:s text:c="6"/>(27<text:s/></text:span><text:span text:style-name="T102_60">ans</text:span><text:span text:style-name="T102_61">)</text:span><text:span text:style-name="T102_62"><text:line-break/></text:span><text:span text:style-name="T102_63">Se</text:span><text:span text:style-name="T102_64"><text:s/></text:span><text:span text:style-name="T102_65">souvenir</text:span><text:span text:style-name="T102_66"><text:s/></text:span><text:span text:style-name="T102_67">de</text:span><text:span text:style-name="T102_68"><text:s/></text:span><text:span text:style-name="T102_69">l</text:span><text:span text:style-name="T102_70">’</text:span><text:span text:style-name="T102_71">alias</text:span><text:span text:style-name="T102_72">_</text:span><text:span text:style-name="T102_73">name</text:span><text:span text:style-name="T102_74"><text:s/></text:span><text:span text:style-name="T102_75">et</text:span><text:span text:style-name="T102_76"><text:s/></text:span><text:span text:style-name="T102_77">du</text:span><text:span text:style-name="T102_78"><text:s/></text:span><text:span text:style-name="T102_79">mot</text:span><text:span text:style-name="T102_80"><text:s/></text:span><text:span text:style-name="T102_81">de</text:span><text:span text:style-name="T102_82"><text:s/></text:span><text:span text:style-name="T102_83">passe</text:span><text:span text:style-name="T102_84"><text:s/></text:span><text:span text:style-name="T102_85">choisi</text:span><text:span text:style-name="T102_86"><text:s/></text:span><text:span text:style-name="T102_87">pour</text:span><text:span text:style-name="T102_88"><text:s/></text:span><text:span text:style-name="T102_89">une</text:span><text:span text:style-name="T102_90"><text:s/></text:span><text:span text:style-name="T102_91">prochaine</text:span><text:span text:style-name="T102_92"><text:s/></text:span><text:span text:style-name="T102_93">version</text:span><text:span text:style-name="T102_94"><text:s/></text:span><text:span text:style-name="T102_95">à</text:span><text:span text:style-name="T102_96"><text:s/></text:span><text:span text:style-name="T102_97">mettre</text:span><text:span text:style-name="T102_98"><text:s/></text:span><text:span text:style-name="T102_99">en</text:span><text:span text:style-name="T102_100"><text:s/></text:span><text:span text:style-name="T102_101">ligne</text:span><text:span text:style-name="T102_102">.<text:s/><text:line-break/></text:span><text:span text:style-name="T102_103">Ex</text:span><text:span text:style-name="T102_104"><text:s text:c="2"/></text:span><text:span text:style-name="T102_105">apixkey</text:span><text:span text:style-name="T102_106"><text:s/></text:span><text:span text:style-name="T102_107">et</text:span><text:span text:style-name="T102_108"><text:s/></text:span><text:span text:style-name="T102_109">azqswx</text:span><text:span text:style-name="T102_110">2015<text:s/></text:span><text:span text:style-name="T102_111">avec</text:span><text:span text:style-name="T102_112"><text:s/></text:span><text:span text:style-name="T102_113"><text:s/>&lt;</text:span><text:span text:style-name="T102_114">my</text:span><text:span text:style-name="T102_115">-</text:span><text:span text:style-name="T102_116">release</text:span><text:span text:style-name="T102_117">-</text:span><text:span text:style-name="T102_118">key</text:span><text:span text:style-name="T102_119">&gt;<text:s/>==</text:span><text:span text:style-name="T102_120"><text:s/></text:span><text:span text:style-name="T102_121">cordosample</text:span><text:span text:style-name="T102_122">.</text:span><text:span text:style-name="T102_123">keystore</text:span><text:span text:style-name="T102_124"><text:s/><text:line-break/></text:span></text:p>
        </text:list-item>
        <text:list-item>
          <text:p text:style-name="P103"><text:span text:style-name="T103_1">Signer</text:span><text:span text:style-name="T103_2"><text:s/></text:span><text:span text:style-name="T103_3">l</text:span><text:span text:style-name="T103_4">’</text:span><text:span text:style-name="T103_5">apk</text:span><text:span text:style-name="T103_6"><text:s/>:<text:line-break/></text:span><text:span text:style-name="T103_7">jarsigner</text:span><text:span text:style-name="T103_8"><text:s/>-</text:span><text:span text:style-name="T103_9">verbose</text:span><text:span text:style-name="T103_10"><text:s/>-</text:span><text:span text:style-name="T103_11">sigalg</text:span><text:span text:style-name="T103_12"><text:s/></text:span><text:span text:style-name="T103_13">SHA</text:span><text:span text:style-name="T103_14">1</text:span><text:span text:style-name="T103_15">withRSA</text:span><text:span text:style-name="T103_16"><text:s/>-</text:span><text:span text:style-name="T103_17">digestalg</text:span><text:span text:style-name="T103_18"><text:s/></text:span><text:span text:style-name="T103_19">SHA</text:span><text:span text:style-name="T103_20">1<text:s/>-</text:span><text:span text:style-name="T103_21">keystore</text:span><text:span text:style-name="T103_22"><text:s/></text:span><text:span text:style-name="T103_23">my</text:span><text:span text:style-name="T103_24">-</text:span><text:span text:style-name="T103_25">release</text:span><text:span text:style-name="T103_26">-</text:span><text:span text:style-name="T103_27">key</text:span><text:span text:style-name="T103_28">.</text:span><text:span text:style-name="T103_29">keystore</text:span><text:span text:style-name="T103_30"><text:s/>&lt;</text:span><text:span text:style-name="T103_31">NomAppli</text:span><text:span text:style-name="T103_32">&gt;-</text:span><text:span text:style-name="T103_33">release</text:span><text:span text:style-name="T103_34">-</text:span><text:span text:style-name="T103_35">unsigned</text:span><text:span text:style-name="T103_36">.</text:span><text:span text:style-name="T103_37">apk</text:span><text:span text:style-name="T103_38"><text:s/>&lt;</text:span><text:span text:style-name="T103_39">alias</text:span><text:span text:style-name="T103_40">_</text:span><text:span text:style-name="T103_41">name</text:span><text:span text:style-name="T103_42">&gt;<text:line-break/></text:span><text:span text:style-name="T103_43">note</text:span><text:span text:style-name="T103_44"><text:s/>:<text:s/></text:span><text:span text:style-name="T103_45">aucun</text:span><text:span text:style-name="T103_46"><text:s/></text:span><text:span text:style-name="T103_47">fichier</text:span><text:span text:style-name="T103_48"><text:s/></text:span><text:span text:style-name="T103_49">n</text:span><text:span text:style-name="T103_50">’</text:span><text:span text:style-name="T103_51">est</text:span><text:span text:style-name="T103_52"><text:s/></text:span><text:span text:style-name="T103_53">créé</text:span><text:span text:style-name="T103_54"><text:line-break/></text:span><text:span text:style-name="T103_55">pour</text:span><text:span text:style-name="T103_56"><text:s/>+<text:s/></text:span><text:span text:style-name="T103_57">info</text:span><text:span text:style-name="T103_58"><text:s/>:<text:s/></text:span><text:span text:style-name="T103_59"><text:a xlink:type="simple" xlink:href="http://developer.android.com/tools/publishing/app-signing.html"><text:span text:style-name="T103_60">http</text:span></text:a></text:span><text:span text:style-name="T103_61"><text:a xlink:type="simple" xlink:href="http://developer.android.com/tools/publishing/app-signing.html"><text:span text:style-name="T103_62">://</text:span></text:a></text:span><text:span text:style-name="T103_63"><text:a xlink:type="simple" xlink:href="http://developer.android.com/tools/publishing/app-signing.html"><text:span text:style-name="T103_64">developer</text:span></text:a></text:span><text:span text:style-name="T103_65"><text:a xlink:type="simple" xlink:href="http://developer.android.com/tools/publishing/app-signing.html"><text:span text:style-name="T103_66">.</text:span></text:a></text:span><text:span text:style-name="T103_67"><text:a xlink:type="simple" xlink:href="http://developer.android.com/tools/publishing/app-signing.html"><text:span text:style-name="T103_68">android</text:span></text:a></text:span><text:span text:style-name="T103_69"><text:a xlink:type="simple" xlink:href="http://developer.android.com/tools/publishing/app-signing.html"><text:span text:style-name="T103_70">.</text:span></text:a></text:span><text:span text:style-name="T103_71"><text:a xlink:type="simple" xlink:href="http://developer.android.com/tools/publishing/app-signing.html"><text:span text:style-name="T103_72">com</text:span></text:a></text:span><text:span text:style-name="T103_73"><text:a xlink:type="simple" xlink:href="http://developer.android.com/tools/publishing/app-signing.html"><text:span text:style-name="T103_74">/</text:span></text:a></text:span><text:span text:style-name="T103_75"><text:a xlink:type="simple" xlink:href="http://developer.android.com/tools/publishing/app-signing.html"><text:span text:style-name="T103_76">tools</text:span></text:a></text:span><text:span text:style-name="T103_77"><text:a xlink:type="simple" xlink:href="http://developer.android.com/tools/publishing/app-signing.html"><text:span text:style-name="T103_78">/</text:span></text:a></text:span><text:span text:style-name="T103_79"><text:a xlink:type="simple" xlink:href="http://developer.android.com/tools/publishing/app-signing.html"><text:span text:style-name="T103_80">publishing</text:span></text:a></text:span><text:span text:style-name="T103_81"><text:a xlink:type="simple" xlink:href="http://developer.android.com/tools/publishing/app-signing.html"><text:span text:style-name="T103_82">/</text:span></text:a></text:span><text:span text:style-name="T103_83"><text:a xlink:type="simple" xlink:href="http://developer.android.com/tools/publishing/app-signing.html"><text:span text:style-name="T103_84">app</text:span></text:a></text:span><text:span text:style-name="T103_85"><text:a xlink:type="simple" xlink:href="http://developer.android.com/tools/publishing/app-signing.html"><text:span text:style-name="T103_86">-</text:span></text:a></text:span><text:span text:style-name="T103_87"><text:a xlink:type="simple" xlink:href="http://developer.android.com/tools/publishing/app-signing.html"><text:span text:style-name="T103_88">signing</text:span></text:a></text:span><text:span text:style-name="T103_89"><text:a xlink:type="simple" xlink:href="http://developer.android.com/tools/publishing/app-signing.html"><text:span text:style-name="T103_90">.</text:span></text:a></text:span><text:span text:style-name="T103_91"><text:a xlink:type="simple" xlink:href="http://developer.android.com/tools/publishing/app-signing.html"><text:span text:style-name="T103_92">html</text:span></text:a></text:span><text:span text:style-name="T103_93"><text:line-break/></text:span></text:p>
        </text:list-item>
        <text:list-item>
          <text:p text:style-name="P104"><text:span text:style-name="T104_1">ZipAligner</text:span><text:span text:style-name="T104_2"><text:s/></text:span><text:span text:style-name="T104_3">l</text:span><text:span text:style-name="T104_4">’</text:span><text:span text:style-name="T104_5">apk</text:span><text:span text:style-name="T104_6"><text:s/>:<text:line-break/></text:span><text:span text:style-name="T104_7">Si</text:span><text:span text:style-name="T104_8"><text:s/></text:span><text:span text:style-name="T104_9">besoin</text:span><text:span text:style-name="T104_10">:<text:line-break/></text:span><text:span text:style-name="T104_11">copier</text:span><text:span text:style-name="T104_12"><text:s/>.../</text:span><text:span text:style-name="T104_13">Android</text:span><text:span text:style-name="T104_14">/</text:span><text:span text:style-name="T104_15">android</text:span><text:span text:style-name="T104_16">-</text:span><text:span text:style-name="T104_17">sdk</text:span><text:span text:style-name="T104_18">/</text:span><text:span text:style-name="T104_19">build</text:span><text:span text:style-name="T104_20">-</text:span><text:span text:style-name="T104_21">tools</text:span><text:span text:style-name="T104_22">/&lt;</text:span><text:span text:style-name="T104_23">num</text:span><text:span text:style-name="T104_24"><text:s/></text:span><text:span text:style-name="T104_25">version</text:span><text:span text:style-name="T104_26">&gt;/</text:span><text:span text:style-name="T104_27">zipalign</text:span><text:span text:style-name="T104_28">.</text:span><text:span text:style-name="T104_29">exe</text:span><text:span text:style-name="T104_30"><text:s/><text:line-break/></text:span><text:span text:style-name="T104_31">dans</text:span><text:span text:style-name="T104_32"><text:s/>…./</text:span><text:span text:style-name="T104_33">Android</text:span><text:span text:style-name="T104_34">/</text:span><text:span text:style-name="T104_35">android</text:span><text:span text:style-name="T104_36">-</text:span><text:span text:style-name="T104_37">sdk</text:span><text:span text:style-name="T104_38">/</text:span><text:span text:style-name="T104_39">tools</text:span><text:span text:style-name="T104_40">/</text:span><text:span text:style-name="T104_41">zipalign</text:span><text:span text:style-name="T104_42">.</text:span><text:span text:style-name="T104_43">exe</text:span><text:span text:style-name="T104_44"><text:s text:c="3"/><text:line-break/></text:span><text:span text:style-name="T104_45">puis</text:span><text:span text:style-name="T104_46"><text:s text:c="2"/></text:span><text:span text:style-name="T104_47">taper</text:span><text:span text:style-name="T104_48">:<text:line-break/></text:span><text:span text:style-name="T104_49">zipalign</text:span><text:span text:style-name="T104_50"><text:s/>-</text:span><text:span text:style-name="T104_51">f</text:span><text:span text:style-name="T104_52"><text:s/>-</text:span><text:span text:style-name="T104_53">v</text:span><text:span text:style-name="T104_54"><text:s/>4<text:s/>&lt;</text:span><text:span text:style-name="T104_55">NomAppli</text:span><text:span text:style-name="T104_56">&gt;-</text:span><text:span text:style-name="T104_57">release</text:span><text:span text:style-name="T104_58">-</text:span><text:span text:style-name="T104_59">unsigned</text:span><text:span text:style-name="T104_60">.</text:span><text:span text:style-name="T104_61">apk</text:span><text:span text:style-name="T104_62"><text:s/>&lt;</text:span><text:span text:style-name="T104_63">NomAppli</text:span><text:span text:style-name="T104_64">&gt;.</text:span><text:span text:style-name="T104_65">apk</text:span><text:span text:style-name="T104_66"><text:line-break/></text:span></text:p>
        </text:list-item>
        <text:list-item>
          <text:p text:style-name="P105"><text:span text:style-name="T105_1">Dernier</text:span><text:span text:style-name="T105_2"><text:s/></text:span><text:span text:style-name="T105_3">test</text:span><text:span text:style-name="T105_4"><text:s/></text:span><text:span text:style-name="T105_5">sur</text:span><text:span text:style-name="T105_6"><text:s/></text:span><text:span text:style-name="T105_7">tél</text:span><text:span text:style-name="T105_8"><text:s/></text:span><text:span text:style-name="T105_9">avant</text:span><text:span text:style-name="T105_10"><text:s/></text:span><text:span text:style-name="T105_11">googlePlay</text:span><text:span text:style-name="T105_12"><text:s/><text:line-break/></text:span><text:span text:style-name="T105_13">adb</text:span><text:span text:style-name="T105_14"><text:s/></text:span><text:span text:style-name="T105_15">install</text:span><text:span text:style-name="T105_16"><text:s/>&lt;</text:span><text:span text:style-name="T105_17">NomAppli</text:span><text:span text:style-name="T105_18">&gt;.</text:span><text:span text:style-name="T105_19">apk</text:span><text:span text:style-name="T105_20"><text:line-break/></text:span><text:span text:style-name="T105_21">c</text:span><text:span text:style-name="T105_22">’</text:span><text:span text:style-name="T105_23">est</text:span><text:span text:style-name="T105_24"><text:s/></text:span><text:span text:style-name="T105_25">fini</text:span><text:span text:style-name="T105_26"><text:s/></text:span><text:span text:style-name="T105_27">pour</text:span><text:span text:style-name="T105_28"><text:s/></text:span><text:span text:style-name="T105_29">la</text:span><text:span text:style-name="T105_30"><text:s/></text:span><text:span text:style-name="T105_31">partie</text:span><text:span text:style-name="T105_32"><text:s/>(</text:span><text:span text:style-name="T105_33">aie</text:span><text:span text:style-name="T105_34">)<text:s/></text:span><text:span text:style-name="T105_35">tech</text:span><text:span text:style-name="T105_36"><text:line-break/></text:span></text:p>
        </text:list-item>
      </text:list>
      <text:p text:style-name="P106"><text:span text:style-name="T106_1">Mise</text:span><text:span text:style-name="T106_2"><text:s/></text:span><text:span text:style-name="T106_3">en</text:span><text:span text:style-name="T106_4"><text:s/></text:span><text:span text:style-name="T106_5">ligne</text:span><text:span text:style-name="T106_6"><text:s/></text:span><text:span text:style-name="T106_7">de</text:span><text:span text:style-name="T106_8"><text:s/></text:span><text:span text:style-name="T106_9">l</text:span><text:span text:style-name="T106_10">’</text:span><text:span text:style-name="T106_11">application</text:span><text:span text:style-name="T106_12"><text:s/>(</text:span><text:span text:style-name="T106_13">suite</text:span><text:span text:style-name="T106_14">)<text:s/></text:span></text:p>
      <text:p text:style-name="P107"/>
      <text:list text:style-name="LS6" xml:id="list78">
        <text:list-item>
          <text:p text:style-name="P108"><text:span text:style-name="T108_1">Préparation</text:span><text:span text:style-name="T108_2"><text:s/></text:span><text:span text:style-name="T108_3">des</text:span><text:span text:style-name="T108_4"><text:s/></text:span><text:span text:style-name="T108_5">images</text:span><text:span text:style-name="T108_6"><text:s/></text:span><text:span text:style-name="T108_7">de</text:span><text:span text:style-name="T108_8"><text:s/></text:span><text:span text:style-name="T108_9">promo</text:span><text:span text:style-name="T108_10">,<text:s/></text:span><text:span text:style-name="T108_11">logo</text:span><text:span text:style-name="T108_12"><text:s/></text:span><text:span text:style-name="T108_13">etc</text:span><text:span text:style-name="T108_14"><text:line-break/></text:span><text:span text:style-name="T108_15">Voir</text:span><text:span text:style-name="T108_16"><text:s/>.../</text:span><text:span text:style-name="T108_17">todo</text:span><text:span text:style-name="T108_18">/</text:span><text:span text:style-name="T108_19">template</text:span><text:span text:style-name="T108_20">/</text:span><text:span text:style-name="T108_21">googleplay</text:span><text:span text:style-name="T108_22">/<text:s/></text:span><text:span text:style-name="T108_23">ou</text:span><text:span text:style-name="T108_24"><text:s/>../</text:span><text:span text:style-name="T108_25">done</text:span><text:span text:style-name="T108_26">/</text:span><text:span text:style-name="T108_27">cordosample</text:span><text:span text:style-name="T108_28">/</text:span><text:span text:style-name="T108_29">googleplay</text:span><text:span text:style-name="T108_30">/<text:line-break/><text:s/></text:span><text:span text:style-name="T108_31">où</text:span><text:span text:style-name="T108_32"><text:s/></text:span><text:span text:style-name="T108_33">se</text:span><text:span text:style-name="T108_34"><text:s/></text:span><text:span text:style-name="T108_35">trouve</text:span><text:span text:style-name="T108_36"><text:s/></text:span><text:span text:style-name="T108_37">les</text:span><text:span text:style-name="T108_38"><text:s/>4<text:s/></text:span><text:span text:style-name="T108_39">formats</text:span><text:span text:style-name="T108_40"><text:s/></text:span><text:span text:style-name="T108_41">du</text:span><text:span text:style-name="T108_42"><text:s/></text:span><text:span text:style-name="T108_43">minimum</text:span><text:span text:style-name="T108_44"><text:s/></text:span><text:span text:style-name="T108_45">syndical</text:span><text:span text:style-name="T108_46"><text:s/></text:span><text:span text:style-name="T108_47">imposé</text:span><text:span text:style-name="T108_48">.<text:line-break/></text:span></text:p>
        </text:list-item>
        <text:list-item>
          <text:p text:style-name="P109"><text:span text:style-name="T109_1">S</text:span><text:span text:style-name="T109_2">’</text:span><text:span text:style-name="T109_3">inscrire</text:span><text:span text:style-name="T109_4"><text:s/></text:span><text:span text:style-name="T109_5">comme</text:span><text:span text:style-name="T109_6"><text:s/></text:span><text:span text:style-name="T109_7">développeur</text:span><text:span text:style-name="T109_8"><text:s/></text:span><text:span text:style-name="T109_9">Android</text:span><text:span text:style-name="T109_10"><text:s/>“</text:span><text:span text:style-name="T109_11">boutique</text:span><text:span text:style-name="T109_12">”</text:span></text:p>
          <text:list>
            <text:list-item>
              <text:p text:style-name="P110"><text:span text:style-name="T110_1">Aller</text:span><text:span text:style-name="T110_2"><text:s/></text:span><text:span text:style-name="T110_3">sur</text:span><text:span text:style-name="T110_4"><text:s/><text:line-break/></text:span><text:span text:style-name="T110_5"><text:a xlink:type="simple" xlink:href="https://support.google.com/googleplay/android-developer/answer/6112435?hl=fr"><text:span text:style-name="T110_6">https</text:span></text:a></text:span><text:span text:style-name="T110_7"><text:a xlink:type="simple" xlink:href="https://support.google.com/googleplay/android-developer/answer/6112435?hl=fr"><text:span text:style-name="T110_8">://</text:span></text:a></text:span><text:span text:style-name="T110_9"><text:a xlink:type="simple" xlink:href="https://support.google.com/googleplay/android-developer/answer/6112435?hl=fr"><text:span text:style-name="T110_10">support</text:span></text:a></text:span><text:span text:style-name="T110_11"><text:a xlink:type="simple" xlink:href="https://support.google.com/googleplay/android-developer/answer/6112435?hl=fr"><text:span text:style-name="T110_12">.</text:span></text:a></text:span><text:span text:style-name="T110_13"><text:a xlink:type="simple" xlink:href="https://support.google.com/googleplay/android-developer/answer/6112435?hl=fr"><text:span text:style-name="T110_14">google</text:span></text:a></text:span><text:span text:style-name="T110_15"><text:a xlink:type="simple" xlink:href="https://support.google.com/googleplay/android-developer/answer/6112435?hl=fr"><text:span text:style-name="T110_16">.</text:span></text:a></text:span><text:span text:style-name="T110_17"><text:a xlink:type="simple" xlink:href="https://support.google.com/googleplay/android-developer/answer/6112435?hl=fr"><text:span text:style-name="T110_18">com</text:span></text:a></text:span><text:span text:style-name="T110_19"><text:a xlink:type="simple" xlink:href="https://support.google.com/googleplay/android-developer/answer/6112435?hl=fr"><text:span text:style-name="T110_20">/</text:span></text:a></text:span><text:span text:style-name="T110_21"><text:a xlink:type="simple" xlink:href="https://support.google.com/googleplay/android-developer/answer/6112435?hl=fr"><text:span text:style-name="T110_22">googleplay</text:span></text:a></text:span><text:span text:style-name="T110_23"><text:a xlink:type="simple" xlink:href="https://support.google.com/googleplay/android-developer/answer/6112435?hl=fr"><text:span text:style-name="T110_24">/</text:span></text:a></text:span><text:span text:style-name="T110_25"><text:a xlink:type="simple" xlink:href="https://support.google.com/googleplay/android-developer/answer/6112435?hl=fr"><text:span text:style-name="T110_26">android</text:span></text:a></text:span><text:span text:style-name="T110_27"><text:a xlink:type="simple" xlink:href="https://support.google.com/googleplay/android-developer/answer/6112435?hl=fr"><text:span text:style-name="T110_28">-</text:span></text:a></text:span><text:span text:style-name="T110_29"><text:a xlink:type="simple" xlink:href="https://support.google.com/googleplay/android-developer/answer/6112435?hl=fr"><text:span text:style-name="T110_30">developer</text:span></text:a></text:span><text:span text:style-name="T110_31"><text:a xlink:type="simple" xlink:href="https://support.google.com/googleplay/android-developer/answer/6112435?hl=fr"><text:span text:style-name="T110_32">/</text:span></text:a></text:span><text:span text:style-name="T110_33"><text:a xlink:type="simple" xlink:href="https://support.google.com/googleplay/android-developer/answer/6112435?hl=fr"><text:span text:style-name="T110_34">answer</text:span></text:a></text:span><text:span text:style-name="T110_35"><text:a xlink:type="simple" xlink:href="https://support.google.com/googleplay/android-developer/answer/6112435?hl=fr"><text:span text:style-name="T110_36">/6112435?</text:span></text:a></text:span><text:span text:style-name="T110_37"><text:a xlink:type="simple" xlink:href="https://support.google.com/googleplay/android-developer/answer/6112435?hl=fr"><text:span text:style-name="T110_38">hl</text:span></text:a></text:span><text:span text:style-name="T110_39"><text:a xlink:type="simple" xlink:href="https://support.google.com/googleplay/android-developer/answer/6112435?hl=fr"><text:span text:style-name="T110_40">=</text:span></text:a></text:span><text:span text:style-name="T110_41"><text:a xlink:type="simple" xlink:href="https://support.google.com/googleplay/android-developer/answer/6112435?hl=fr"><text:span text:style-name="T110_42">fr</text:span></text:a></text:span><text:span text:style-name="T110_43"><text:line-break/></text:span><text:span text:style-name="T110_44">lire</text:span><text:span text:style-name="T110_45"><text:s/></text:span><text:span text:style-name="T110_46">éventuellement</text:span><text:span text:style-name="T110_47"><text:s/></text:span><text:span text:style-name="T110_48">la</text:span><text:span text:style-name="T110_49"><text:s/></text:span><text:span text:style-name="T110_50">doc</text:span><text:span text:style-name="T110_51"><text:s/>(</text:span><text:span text:style-name="T110_52">en</text:span><text:span text:style-name="T110_53">):<text:line-break/></text:span><text:span text:style-name="T110_54"><text:a xlink:type="simple" xlink:href="https://developer.android.com/distribute/googleplay/developer-console.html"><text:span text:style-name="T110_55">https</text:span></text:a></text:span><text:span text:style-name="T110_56"><text:a xlink:type="simple" xlink:href="https://developer.android.com/distribute/googleplay/developer-console.html"><text:span text:style-name="T110_57">://</text:span></text:a></text:span><text:span text:style-name="T110_58"><text:a xlink:type="simple" xlink:href="https://developer.android.com/distribute/googleplay/developer-console.html"><text:span text:style-name="T110_59">developer</text:span></text:a></text:span><text:span text:style-name="T110_60"><text:a xlink:type="simple" xlink:href="https://developer.android.com/distribute/googleplay/developer-console.html"><text:span text:style-name="T110_61">.</text:span></text:a></text:span><text:span text:style-name="T110_62"><text:a xlink:type="simple" xlink:href="https://developer.android.com/distribute/googleplay/developer-console.html"><text:span text:style-name="T110_63">android</text:span></text:a></text:span><text:span text:style-name="T110_64"><text:a xlink:type="simple" xlink:href="https://developer.android.com/distribute/googleplay/developer-console.html"><text:span text:style-name="T110_65">.</text:span></text:a></text:span><text:span text:style-name="T110_66"><text:a xlink:type="simple" xlink:href="https://developer.android.com/distribute/googleplay/developer-console.html"><text:span text:style-name="T110_67">com</text:span></text:a></text:span><text:span text:style-name="T110_68"><text:a xlink:type="simple" xlink:href="https://developer.android.com/distribute/googleplay/developer-console.html"><text:span text:style-name="T110_69">/</text:span></text:a></text:span><text:span text:style-name="T110_70"><text:a xlink:type="simple" xlink:href="https://developer.android.com/distribute/googleplay/developer-console.html"><text:span text:style-name="T110_71">distribute</text:span></text:a></text:span><text:span text:style-name="T110_72"><text:a xlink:type="simple" xlink:href="https://developer.android.com/distribute/googleplay/developer-console.html"><text:span text:style-name="T110_73">/</text:span></text:a></text:span><text:span text:style-name="T110_74"><text:a xlink:type="simple" xlink:href="https://developer.android.com/distribute/googleplay/developer-console.html"><text:span text:style-name="T110_75">googleplay</text:span></text:a></text:span><text:span text:style-name="T110_76"><text:a xlink:type="simple" xlink:href="https://developer.android.com/distribute/googleplay/developer-console.html"><text:span text:style-name="T110_77">/</text:span></text:a></text:span><text:span text:style-name="T110_78"><text:a xlink:type="simple" xlink:href="https://developer.android.com/distribute/googleplay/developer-console.html"><text:span text:style-name="T110_79">developer</text:span></text:a></text:span><text:span text:style-name="T110_80"><text:a xlink:type="simple" xlink:href="https://developer.android.com/distribute/googleplay/developer-console.html"><text:span text:style-name="T110_81">-</text:span></text:a></text:span><text:span text:style-name="T110_82"><text:a xlink:type="simple" xlink:href="https://developer.android.com/distribute/googleplay/developer-console.html"><text:span text:style-name="T110_83">console</text:span></text:a></text:span><text:span text:style-name="T110_84"><text:a xlink:type="simple" xlink:href="https://developer.android.com/distribute/googleplay/developer-console.html"><text:span text:style-name="T110_85">.</text:span></text:a></text:span><text:span text:style-name="T110_86"><text:a xlink:type="simple" xlink:href="https://developer.android.com/distribute/googleplay/developer-console.html"><text:span text:style-name="T110_87">html</text:span></text:a></text:span><text:span text:style-name="T110_88"><text:line-break/></text:span></text:p>
            </text:list-item>
            <text:list-item>
              <text:p text:style-name="P111"><text:span text:style-name="T111_1">Créer</text:span><text:span text:style-name="T111_2"><text:s/></text:span><text:span text:style-name="T111_3">ou</text:span><text:span text:style-name="T111_4"><text:s/></text:span><text:span text:style-name="T111_5">utiliser</text:span><text:span text:style-name="T111_6"><text:s/></text:span><text:span text:style-name="T111_7">un</text:span><text:span text:style-name="T111_8"><text:s/></text:span><text:span text:style-name="T111_9">compte</text:span><text:span text:style-name="T111_10"><text:s/></text:span><text:span text:style-name="T111_11">Google</text:span><text:span text:style-name="T111_12"><text:s/></text:span><text:span text:style-name="T111_13">et</text:span><text:span text:style-name="T111_14"><text:s/></text:span><text:span text:style-name="T111_15">se</text:span><text:span text:style-name="T111_16"><text:s/></text:span><text:span text:style-name="T111_17">connecter</text:span><text:span text:style-name="T111_18">.<text:line-break/><text:tab/></text:span><text:span text:style-name="T111_19">exemple</text:span><text:span text:style-name="T111_20"><text:s/></text:span><text:span text:style-name="T111_21">avec</text:span><text:span text:style-name="T111_22"><text:s/></text:span><text:span text:style-name="T111_23"><text:a xlink:type="simple" xlink:href="mailto:cordosample@gmail.com"><text:span text:style-name="T111_24">cordosample</text:span></text:a></text:span><text:span text:style-name="T111_25"><text:a xlink:type="simple" xlink:href="mailto:cordosample@gmail.com"><text:span text:style-name="T111_26">@</text:span></text:a></text:span><text:span text:style-name="T111_27"><text:a xlink:type="simple" xlink:href="mailto:cordosample@gmail.com"><text:span text:style-name="T111_28">gmail</text:span></text:a></text:span><text:span text:style-name="T111_29"><text:a xlink:type="simple" xlink:href="mailto:cordosample@gmail.com"><text:span text:style-name="T111_30">.</text:span></text:a></text:span><text:span text:style-name="T111_31"><text:a xlink:type="simple" xlink:href="mailto:cordosample@gmail.com"><text:span text:style-name="T111_32">com</text:span></text:a></text:span><text:span text:style-name="T111_33"><text:s/>&amp;<text:s/></text:span><text:span text:style-name="T111_34">clavier</text:span><text:span text:style-name="T111_35">+2015</text:span></text:p>
            </text:list-item>
            <text:list-item>
              <text:p text:style-name="P112"><text:span text:style-name="T112_1">Aller</text:span><text:span text:style-name="T112_2"><text:s/></text:span><text:span text:style-name="T112_3">sur</text:span><text:span text:style-name="T112_4"><text:s/></text:span><text:span text:style-name="T112_5">la</text:span><text:span text:style-name="T112_6"><text:s/></text:span><text:span text:style-name="T112_7">création</text:span><text:span text:style-name="T112_8"><text:s/></text:span><text:span text:style-name="T112_9">d</text:span><text:span text:style-name="T112_10">’</text:span><text:span text:style-name="T112_11">un</text:span><text:span text:style-name="T112_12"><text:s/></text:span><text:span text:style-name="T112_13">compte</text:span><text:span text:style-name="T112_14"><text:s/>“</text:span><text:span text:style-name="T112_15">développeur</text:span><text:span text:style-name="T112_16">”<text:line-break/></text:span><text:span text:style-name="T112_17"><text:a xlink:type="simple" xlink:href="https://play.google.com/apps/publish/signup/"><text:span text:style-name="T112_18">https</text:span></text:a></text:span><text:span text:style-name="T112_19"><text:a xlink:type="simple" xlink:href="https://play.google.com/apps/publish/signup/"><text:span text:style-name="T112_20">://</text:span></text:a></text:span><text:span text:style-name="T112_21"><text:a xlink:type="simple" xlink:href="https://play.google.com/apps/publish/signup/"><text:span text:style-name="T112_22">play</text:span></text:a></text:span><text:span text:style-name="T112_23"><text:a xlink:type="simple" xlink:href="https://play.google.com/apps/publish/signup/"><text:span text:style-name="T112_24">.</text:span></text:a></text:span><text:span text:style-name="T112_25"><text:a xlink:type="simple" xlink:href="https://play.google.com/apps/publish/signup/"><text:span text:style-name="T112_26">google</text:span></text:a></text:span><text:span text:style-name="T112_27"><text:a xlink:type="simple" xlink:href="https://play.google.com/apps/publish/signup/"><text:span text:style-name="T112_28">.</text:span></text:a></text:span><text:span text:style-name="T112_29"><text:a xlink:type="simple" xlink:href="https://play.google.com/apps/publish/signup/"><text:span text:style-name="T112_30">com</text:span></text:a></text:span><text:span text:style-name="T112_31"><text:a xlink:type="simple" xlink:href="https://play.google.com/apps/publish/signup/"><text:span text:style-name="T112_32">/</text:span></text:a></text:span><text:span text:style-name="T112_33"><text:a xlink:type="simple" xlink:href="https://play.google.com/apps/publish/signup/"><text:span text:style-name="T112_34">apps</text:span></text:a></text:span><text:span text:style-name="T112_35"><text:a xlink:type="simple" xlink:href="https://play.google.com/apps/publish/signup/"><text:span text:style-name="T112_36">/</text:span></text:a></text:span><text:span text:style-name="T112_37"><text:a xlink:type="simple" xlink:href="https://play.google.com/apps/publish/signup/"><text:span text:style-name="T112_38">publish</text:span></text:a></text:span><text:span text:style-name="T112_39"><text:a xlink:type="simple" xlink:href="https://play.google.com/apps/publish/signup/"><text:span text:style-name="T112_40">/</text:span></text:a></text:span><text:span text:style-name="T112_41"><text:a xlink:type="simple" xlink:href="https://play.google.com/apps/publish/signup/"><text:span text:style-name="T112_42">signup</text:span></text:a></text:span><text:span text:style-name="T112_43"><text:a xlink:type="simple" xlink:href="https://play.google.com/apps/publish/signup/"><text:span text:style-name="T112_44">/</text:span></text:a></text:span><text:span text:style-name="T112_45"><text:line-break/>...</text:span><text:span text:style-name="T112_46">Et</text:span><text:span text:style-name="T112_47"><text:s/></text:span><text:span text:style-name="T112_48">là</text:span><text:span text:style-name="T112_49"><text:s/></text:span><text:span text:style-name="T112_50">il</text:span><text:span text:style-name="T112_51"><text:s/></text:span><text:span text:style-name="T112_52">faut</text:span><text:span text:style-name="T112_53"><text:s/></text:span><text:span text:style-name="T112_54">préparer</text:span><text:span text:style-name="T112_55"><text:s/>25<text:s/></text:span><text:span text:style-name="T112_56">US</text:span><text:span text:style-name="T112_57">$<text:s/>(</text:span><text:span text:style-name="T112_58">c</text:span><text:span text:style-name="T112_59">’</text:span><text:span text:style-name="T112_60">est</text:span><text:span text:style-name="T112_61"><text:s/></text:span><text:span text:style-name="T112_62">plus</text:span><text:span text:style-name="T112_63"><text:s/></text:span><text:span text:style-name="T112_64">cher</text:span><text:span text:style-name="T112_65"><text:s/></text:span><text:span text:style-name="T112_66">pour</text:span><text:span text:style-name="T112_67"><text:s/></text:span><text:span text:style-name="T112_68">les</text:span><text:span text:style-name="T112_69"><text:s/></text:span><text:span text:style-name="T112_70">dév</text:span><text:span text:style-name="T112_71">.<text:s/></text:span><text:span text:style-name="T112_72">IOS</text:span><text:span text:style-name="T112_73">)<text:line-break/></text:span></text:p>
            </text:list-item>
          </text:list>
        </text:list-item>
        <text:list-item>
          <text:p text:style-name="P113"><text:span text:style-name="T113_1">Puis</text:span><text:span text:style-name="T113_2"><text:s/></text:span><text:span text:style-name="T113_3">suivre</text:span><text:span text:style-name="T113_4"><text:s/></text:span><text:span text:style-name="T113_5">les</text:span><text:span text:style-name="T113_6"><text:s/></text:span><text:span text:style-name="T113_7">instructions</text:span><text:span text:style-name="T113_8"><text:s/>;<text:s/></text:span><text:span text:style-name="T113_9">le</text:span><text:span text:style-name="T113_10"><text:s/></text:span><text:span text:style-name="T113_11">processus</text:span><text:span text:style-name="T113_12"><text:s/></text:span><text:span text:style-name="T113_13">est</text:span><text:span text:style-name="T113_14"><text:s/></text:span><text:span text:style-name="T113_15">plutôt</text:span><text:span text:style-name="T113_16"><text:s/></text:span><text:span text:style-name="T113_17">simple</text:span><text:span text:style-name="T113_18"><text:s/></text:span><text:span text:style-name="T113_19">et</text:span><text:span text:style-name="T113_20"><text:s/></text:span><text:span text:style-name="T113_21">bien</text:span><text:span text:style-name="T113_22"><text:s/></text:span><text:span text:style-name="T113_23">fait</text:span><text:span text:style-name="T113_24">.<text:line-break/><text:line-break/><text:line-break/></text:span></text:p>
        </text:list-item>
      </text:list>
      <text:p text:style-name="P114"><text:span text:style-name="T114_1">---<text:s/></text:span><text:span text:style-name="T114_2">Fin</text:span><text:span text:style-name="T114_3"><text:s/>---<text:s/></text:span><text:span text:style-name="T114_4">Bon</text:span><text:span text:style-name="T114_5"><text:s/></text:span><text:span text:style-name="T114_6">courage</text:span><text:span text:style-name="T114_7"><text:s/>---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2.54cm" fo:padding-left="0cm" fo:margin-left="1.24cm" fo:padding-right="0cm" fo:margin-right="1.0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